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17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6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7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25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125">
      <style:table-cell-properties fo:background-color="#fff2cc"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ackground-color="#fff2cc"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b7b7b7" fo:background-color="#fff2cc" style:diagonal-bl-tr="none" style:diagonal-tl-br="none" fo:border-left="none" fo:border-right="none" style:rotation-align="none" fo:border-top="0.74pt solid #b7b7b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6081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.74pt" svg:stroke-color="#000000" draw:marker-end="msArrowEnd_20_5" draw:marker-end-width="5.95pt" draw:marker-end-center="false" draw:stroke-linejoin="round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table:style-name="ce1" table:formula="of:=IFERROR(__xludf.dummyfunction(&quot;IMPORTRANGE(&quot;&quot;https://docs.google.com/spreadsheets/d/1TXd8RwBcZPDpZRrr_y6NPwmRfAj7FZx82bdSKCt44XU/edit?gid=0#gid=0&quot;&quot;, &quot;&quot;ventas!A:E&quot;&quot;)&quot;);&quot;Fecha&quot;)" office:value-type="string" office:string-value="Fecha" calcext:value-type="string">
            <text:p>Fecha</text:p>
          </table:table-cell>
          <table:table-cell table:style-name="ce5" table:formula="of:=IFERROR(__xludf.dummyfunction(&quot;&quot;&quot;COMPUTED_VALUE&quot;&quot;&quot;);&quot;Vendedor&quot;)" office:value-type="string" office:string-value="Vendedor" calcext:value-type="string">
            <text:p>Vendedor</text:p>
          </table:table-cell>
          <table:table-cell table:style-name="ce5" table:formula="of:=IFERROR(__xludf.dummyfunction(&quot;&quot;&quot;COMPUTED_VALUE&quot;&quot;&quot;);&quot;Sede Entrega&quot;)" office:value-type="string" office:string-value="Sede Entrega" calcext:value-type="string">
            <text:p>Sede Entrega</text:p>
          </table:table-cell>
          <table:table-cell table:style-name="ce5" table:formula="of:=IFERROR(__xludf.dummyfunction(&quot;&quot;&quot;COMPUTED_VALUE&quot;&quot;&quot;);&quot;Producto&quot;)" office:value-type="string" office:string-value="Producto" calcext:value-type="string">
            <text:p>Producto</text:p>
          </table:table-cell>
          <table:table-cell table:style-name="ce6" table:formula="of:=IFERROR(__xludf.dummyfunction(&quot;&quot;&quot;COMPUTED_VALUE&quot;&quot;&quot;);&quot;Importe&quot;)" office:value-type="string" office:string-value="Importe" calcext:value-type="string">
            <text:p>Importe</text:p>
          </table:table-cell>
          <table:table-cell table:style-name="ce9"/>
          <table:table-cell table:style-name="ce10" office:value-type="string" calcext:value-type="string">
            <text:p>Estudiá las fórmulas de las celdas amarillas</text:p>
          </table:table-cell>
          <table:table-cell table:style-name="ce16"/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1)" office:value-type="date" office:date-value="2020-11-06" calcext:value-type="date">
            <text:p>06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75880.72)" office:value-type="float" office:value="75880.72" calcext:value-type="float">
            <text:p>$75,880.72</text:p>
          </table:table-cell>
          <table:table-cell table:style-name="ce9"/>
          <table:table-cell table:style-name="ce11" office:value-type="string" calcext:value-type="string">
            <text:p>La fuente datos original: </text:p>
          </table:table-cell>
          <table:table-cell table:style-name="ce17" office:value-type="string" calcext:value-type="string">
            <text:p><text:a xlink:href="https://docs.google.com/spreadsheets/d/1TXd8RwBcZPDpZRrr_y6NPwmRfAj7FZx82bdSKCt44XU/edit?usp=sharing" xlink:type="simple">CLASE 02 - DataSet</text:a></text:p>
          </table:table-cell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0)" office:value-type="date" office:date-value="2021-10-01" calcext:value-type="date">
            <text:p>01/10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79412.05)" office:value-type="float" office:value="279412.05" calcext:value-type="float">
            <text:p>$279,412.05</text:p>
          </table:table-cell>
          <table:table-cell table:style-name="ce9"/>
          <table:table-cell table:style-name="ce12" office:value-type="string" calcext:value-type="string">
            <text:p>Fecha de hoy </text:p>
          </table:table-cell>
          <table:table-cell table:style-name="ce18" table:formula="of:=TODAY()" office:value-type="date" office:date-value="2025-04-09" calcext:value-type="date">
            <text:p>4/9/2025</text:p>
          </table:table-cell>
          <table:table-cell table:style-name="ce9" table:number-columns-repeated="2"/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5)" office:value-type="date" office:date-value="2021-05-09" calcext:value-type="date">
            <text:p>09/05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8"/>
          <table:table-cell table:style-name="ce9"/>
          <table:table-cell table:style-name="ce13"/>
          <table:table-cell table:style-name="ce9" table:number-columns-repeated="3"/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6)" office:value-type="date" office:date-value="2021-10-07" calcext:value-type="date">
            <text:p>07/10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3830.98)" office:value-type="float" office:value="33830.98" calcext:value-type="float">
            <text:p>$33,830.98</text:p>
          </table:table-cell>
          <table:table-cell table:style-name="ce9"/>
          <table:table-cell table:style-name="ce12" office:value-type="string" calcext:value-type="string">
            <text:p>Importe total de ventas</text:p>
          </table:table-cell>
          <table:table-cell table:style-name="ce19" table:formula="of:=SUM(importe)" office:value-type="float" office:value="183101137.7" calcext:value-type="float">
            <text:p>$183,101,137.70</text:p>
          </table:table-cell>
          <table:table-cell table:style-name="ce9" table:number-columns-repeated="2"/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0)" office:value-type="date" office:date-value="2021-08-02" calcext:value-type="date">
            <text:p>02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05706.84)" office:value-type="float" office:value="205706.84" calcext:value-type="float">
            <text:p>$205,706.84</text:p>
          </table:table-cell>
          <table:table-cell table:style-name="ce9"/>
          <table:table-cell table:style-name="ce12" office:value-type="string" calcext:value-type="string">
            <text:p>Promedio de ventas</text:p>
          </table:table-cell>
          <table:table-cell table:style-name="ce19" table:formula="of:=AVERAGE(importe)" office:value-type="float" office:value="200329.4723" calcext:value-type="float">
            <text:p>$200,329.47</text:p>
          </table:table-cell>
          <table:table-cell table:style-name="ce9" table:number-columns-repeated="2"/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1)" office:value-type="date" office:date-value="2020-12-16" calcext:value-type="date">
            <text:p>16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07878.61)" office:value-type="float" office:value="107878.61" calcext:value-type="float">
            <text:p>$107,878.61</text:p>
          </table:table-cell>
          <table:table-cell table:style-name="ce9"/>
          <table:table-cell table:style-name="ce12" office:value-type="string" calcext:value-type="string">
            <text:p>Cantidad de operaciones</text:p>
          </table:table-cell>
          <table:table-cell table:style-name="ce20" table:formula="of:=COUNT(importe)" office:value-type="float" office:value="914" calcext:value-type="float">
            <text:p>914</text:p>
          </table:table-cell>
          <table:table-cell table:style-name="ce22">
            <draw:g table:end-cell-address="'Hoja 1'.J8" table:end-x="3.77pt" table:end-y="8.22pt" draw:z-index="0" draw:name="Shape 2">
              <draw:custom-shape draw:name="Shape 3" draw:style-name="gr1" draw:text-style-name="P1" svg:width="19.47pt" svg:height="14.97pt" svg:x="5.84pt" svg:y="9.01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4" office:value-type="string" calcext:value-type="string" table:number-columns-spanned="1" table:number-rows-spanned="2">
            <text:p>Podemos averiguar cuántos registros están sin el importe correspondiente</text:p>
          </table:table-cell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5)" office:value-type="date" office:date-value="2021-04-09" calcext:value-type="date">
            <text:p>09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90188.96)" office:value-type="float" office:value="90188.96" calcext:value-type="float">
            <text:p>$90,188.96</text:p>
          </table:table-cell>
          <table:table-cell table:style-name="ce9"/>
          <table:table-cell table:style-name="ce12" office:value-type="string" calcext:value-type="string">
            <text:p>Cantidad de registros</text:p>
          </table:table-cell>
          <table:table-cell table:style-name="ce20" table:formula="of:=COUNT(fechas)" office:value-type="float" office:value="954" calcext:value-type="float">
            <text:p>954</text:p>
          </table:table-cell>
          <table:table-cell table:style-name="ce22"/>
          <table:covered-table-cell/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3)" office:value-type="date" office:date-value="2021-10-04" calcext:value-type="date">
            <text:p>04/10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83816.29)" office:value-type="float" office:value="83816.29" calcext:value-type="float">
            <text:p>$83,816.29</text:p>
          </table:table-cell>
          <table:table-cell table:style-name="ce9"/>
          <table:table-cell table:style-name="ce12" office:value-type="string" calcext:value-type="string">
            <text:p>Venta de menor valor</text:p>
          </table:table-cell>
          <table:table-cell table:style-name="ce19" table:formula="of:=MIN(importe)" office:value-type="float" office:value="5120.89" calcext:value-type="float">
            <text:p>$5,120.89</text:p>
          </table:table-cell>
          <table:table-cell table:style-name="ce9" table:number-columns-repeated="2"/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4)" office:value-type="date" office:date-value="2021-09-25" calcext:value-type="date">
            <text:p>25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15339.04)" office:value-type="float" office:value="115339.04" calcext:value-type="float">
            <text:p>$115,339.04</text:p>
          </table:table-cell>
          <table:table-cell table:style-name="ce9"/>
          <table:table-cell table:style-name="ce12" office:value-type="string" calcext:value-type="string">
            <text:p>Venta de mayor valor</text:p>
          </table:table-cell>
          <table:table-cell table:style-name="ce19" table:formula="of:=MAX(importe)" office:value-type="float" office:value="399693.71" calcext:value-type="float">
            <text:p>$399,693.71</text:p>
          </table:table-cell>
          <table:table-cell table:style-name="ce9" table:number-columns-repeated="2"/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8)" office:value-type="date" office:date-value="2021-04-22" calcext:value-type="date">
            <text:p>22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74378.47)" office:value-type="float" office:value="374378.47" calcext:value-type="float">
            <text:p>$374,378.47</text:p>
          </table:table-cell>
          <table:table-cell table:style-name="ce9"/>
          <table:table-cell table:style-name="ce13"/>
          <table:table-cell table:style-name="ce9" table:number-columns-repeated="3"/>
          <table:table-cell table:style-name="ce27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7)" office:value-type="date" office:date-value="2021-06-30" calcext:value-type="date">
            <text:p>30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03050.28)" office:value-type="float" office:value="103050.28" calcext:value-type="float">
            <text:p>$103,050.28</text:p>
          </table:table-cell>
          <table:table-cell table:style-name="ce9"/>
          <table:table-cell table:style-name="ce14" office:value-type="string" calcext:value-type="string">
            <text:p>Concatenar </text:p>
          </table:table-cell>
          <table:table-cell table:style-name="ce21" table:formula="of:=CONCATENATE([.B2]; &quot; de la &quot;;[.C2])" office:value-type="string" office:string-value="Vendedor 10 de la Sede D" calcext:value-type="string">
            <text:p>Vendedor 10 de la Sede D</text:p>
          </table:table-cell>
          <table:table-cell table:style-name="ce23"/>
          <table:table-cell table:style-name="ce25"/>
          <table:table-cell table:style-name="ce27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7)" office:value-type="date" office:date-value="2021-02-20" calcext:value-type="date">
            <text:p>20/02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42082.54)" office:value-type="float" office:value="142082.54" calcext:value-type="float">
            <text:p>$142,082.54</text:p>
          </table:table-cell>
          <table:table-cell table:style-name="ce9"/>
          <table:table-cell table:style-name="ce14" office:value-type="string" calcext:value-type="string">
            <text:p>Dividir</text:p>
          </table:table-cell>
          <table:table-cell table:style-name="ce21" table:formula="of:=IFERROR(__xludf.dummyfunction(&quot;SPLIT(C2,&quot;&quot; &quot;&quot;)&quot;);&quot;Sede&quot;)" office:value-type="string" office:string-value="Sede" calcext:value-type="string">
            <text:p>Sede</text:p>
          </table:table-cell>
          <table:table-cell table:style-name="ce23" table:formula="of:=IFERROR(__xludf.dummyfunction(&quot;&quot;&quot;COMPUTED_VALUE&quot;&quot;&quot;);&quot;D&quot;)" office:value-type="string" office:string-value="D" calcext:value-type="string">
            <text:p>D</text:p>
          </table:table-cell>
          <table:table-cell table:style-name="ce25"/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4)" office:value-type="date" office:date-value="2021-09-15" calcext:value-type="date">
            <text:p>15/09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97457.6)" office:value-type="float" office:value="97457.6" calcext:value-type="float">
            <text:p>$97,457.60</text:p>
          </table:table-cell>
          <table:table-cell table:style-name="ce9" table:number-columns-repeated="2"/>
          <table:table-cell table:style-name="ce11" office:value-type="string" calcext:value-type="string">
            <text:p>#La función split distribuye los fragmentos en celdas, si se borra la celda con la función se eliminan todas las celdas empleadas.</text:p>
          </table:table-cell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9)" office:value-type="date" office:date-value="2020-12-14" calcext:value-type="date">
            <text:p>14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74905.6)" office:value-type="float" office:value="274905.6" calcext:value-type="float">
            <text:p>$274,905.60</text:p>
          </table:table-cell>
          <table:table-cell table:style-name="ce9"/>
          <table:table-cell table:style-name="ce15" office:value-type="string" calcext:value-type="string">
            <text:p>Tratá de duplicar estos ejemplos y experimentá con ellos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2)" office:value-type="date" office:date-value="2021-08-24" calcext:value-type="date">
            <text:p>24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67819.07)" office:value-type="float" office:value="367819.07" calcext:value-type="float">
            <text:p>$367,819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5)" office:value-type="date" office:date-value="2021-07-28" calcext:value-type="date">
            <text:p>28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64294.94)" office:value-type="float" office:value="164294.94" calcext:value-type="float">
            <text:p>$164,294.9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6)" office:value-type="date" office:date-value="2020-10-12" calcext:value-type="date">
            <text:p>12/10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36787.31)" office:value-type="float" office:value="236787.31" calcext:value-type="float">
            <text:p>$236,787.31</text:p>
          </table:table-cell>
          <table:table-cell table:style-name="ce9"/>
          <table:table-cell table:style-name="ce11"/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2)" office:value-type="date" office:date-value="2021-05-06" calcext:value-type="date">
            <text:p>06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09231.66)" office:value-type="float" office:value="109231.66" calcext:value-type="float">
            <text:p>$109,231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2)" office:value-type="date" office:date-value="2021-03-07" calcext:value-type="date">
            <text:p>07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12313.61)" office:value-type="float" office:value="312313.61" calcext:value-type="float">
            <text:p>$312,313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39)" office:value-type="date" office:date-value="2020-11-04" calcext:value-type="date">
            <text:p>04/11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0358.36)" office:value-type="float" office:value="10358.36" calcext:value-type="float">
            <text:p>$10,358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5)" office:value-type="date" office:date-value="2021-09-26" calcext:value-type="date">
            <text:p>26/09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80967.44)" office:value-type="float" office:value="80967.44" calcext:value-type="float">
            <text:p>$80,967.4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4)" office:value-type="date" office:date-value="2021-08-26" calcext:value-type="date">
            <text:p>26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82956.92)" office:value-type="float" office:value="82956.92" calcext:value-type="float">
            <text:p>$82,956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4)" office:value-type="date" office:date-value="2021-04-08" calcext:value-type="date">
            <text:p>08/04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73078.36)" office:value-type="float" office:value="373078.36" calcext:value-type="float">
            <text:p>$373,078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9)" office:value-type="date" office:date-value="2021-03-14" calcext:value-type="date">
            <text:p>14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32475.18)" office:value-type="float" office:value="232475.18" calcext:value-type="float">
            <text:p>$232,475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4)" office:value-type="date" office:date-value="2021-07-27" calcext:value-type="date">
            <text:p>27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0024.93)" office:value-type="float" office:value="30024.93" calcext:value-type="float">
            <text:p>$30,024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0)" office:value-type="date" office:date-value="2021-05-04" calcext:value-type="date">
            <text:p>04/05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60990.51)" office:value-type="float" office:value="360990.51" calcext:value-type="float">
            <text:p>$360,990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8)" office:value-type="date" office:date-value="2021-04-12" calcext:value-type="date">
            <text:p>12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68765.46)" office:value-type="float" office:value="168765.46" calcext:value-type="float">
            <text:p>$168,765.4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6)" office:value-type="date" office:date-value="2020-12-11" calcext:value-type="date">
            <text:p>11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39722.21)" office:value-type="float" office:value="339722.21" calcext:value-type="float">
            <text:p>$339,722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5)" office:value-type="date" office:date-value="2021-05-29" calcext:value-type="date">
            <text:p>29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38740.28)" office:value-type="float" office:value="238740.28" calcext:value-type="float">
            <text:p>$238,740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6)" office:value-type="date" office:date-value="2020-12-31" calcext:value-type="date">
            <text:p>31/12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61335.26)" office:value-type="float" office:value="161335.26" calcext:value-type="float">
            <text:p>$161,335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9)" office:value-type="date" office:date-value="2021-06-12" calcext:value-type="date">
            <text:p>12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88958.88)" office:value-type="float" office:value="188958.88" calcext:value-type="float">
            <text:p>$188,958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2)" office:value-type="date" office:date-value="2021-06-05" calcext:value-type="date">
            <text:p>05/06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5192.88)" office:value-type="float" office:value="15192.88" calcext:value-type="float">
            <text:p>$15,192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1)" office:value-type="date" office:date-value="2021-04-25" calcext:value-type="date">
            <text:p>25/04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24688.45)" office:value-type="float" office:value="124688.45" calcext:value-type="float">
            <text:p>$124,688.4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7)" office:value-type="date" office:date-value="2021-09-18" calcext:value-type="date">
            <text:p>18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17969.17)" office:value-type="float" office:value="217969.17" calcext:value-type="float">
            <text:p>$217,969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0)" office:value-type="date" office:date-value="2021-05-04" calcext:value-type="date">
            <text:p>04/05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91472.98)" office:value-type="float" office:value="291472.98" calcext:value-type="float">
            <text:p>$291,472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2)" office:value-type="date" office:date-value="2021-01-06" calcext:value-type="date">
            <text:p>06/01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21759.58)" office:value-type="float" office:value="321759.58" calcext:value-type="float">
            <text:p>$321,759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5)" office:value-type="date" office:date-value="2021-01-29" calcext:value-type="date">
            <text:p>29/01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41110.41)" office:value-type="float" office:value="41110.41" calcext:value-type="float">
            <text:p>$41,110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1)" office:value-type="date" office:date-value="2021-04-25" calcext:value-type="date">
            <text:p>25/04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3412.48)" office:value-type="float" office:value="23412.48" calcext:value-type="float">
            <text:p>$23,412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5)" office:value-type="date" office:date-value="2020-12-30" calcext:value-type="date">
            <text:p>30/12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65910.03)" office:value-type="float" office:value="165910.03" calcext:value-type="float">
            <text:p>$165,910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8)" office:value-type="date" office:date-value="2021-05-02" calcext:value-type="date">
            <text:p>02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76387.66)" office:value-type="float" office:value="176387.66" calcext:value-type="float">
            <text:p>$176,387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8)" office:value-type="date" office:date-value="2021-05-12" calcext:value-type="date">
            <text:p>12/05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92387)" office:value-type="float" office:value="392387" calcext:value-type="float">
            <text:p>$392,387.0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7)" office:value-type="date" office:date-value="2021-05-01" calcext:value-type="date">
            <text:p>01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05992.64)" office:value-type="float" office:value="105992.64" calcext:value-type="float">
            <text:p>$105,992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9)" office:value-type="date" office:date-value="2021-01-03" calcext:value-type="date">
            <text:p>03/01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62556.51)" office:value-type="float" office:value="362556.51" calcext:value-type="float">
            <text:p>$362,556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9)" office:value-type="date" office:date-value="2021-07-22" calcext:value-type="date">
            <text:p>22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15687.78)" office:value-type="float" office:value="115687.78" calcext:value-type="float">
            <text:p>$115,687.7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2)" office:value-type="date" office:date-value="2021-01-06" calcext:value-type="date">
            <text:p>06/01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89203.83)" office:value-type="float" office:value="189203.83" calcext:value-type="float">
            <text:p>$189,203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2)" office:value-type="date" office:date-value="2021-06-05" calcext:value-type="date">
            <text:p>05/06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68872.58)" office:value-type="float" office:value="368872.58" calcext:value-type="float">
            <text:p>$368,872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9)" office:value-type="date" office:date-value="2021-06-02" calcext:value-type="date">
            <text:p>02/06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76010.28)" office:value-type="float" office:value="176010.28" calcext:value-type="float">
            <text:p>$176,010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3)" office:value-type="date" office:date-value="2021-07-06" calcext:value-type="date">
            <text:p>06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43200.7)" office:value-type="float" office:value="243200.7" calcext:value-type="float">
            <text:p>$243,200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3)" office:value-type="date" office:date-value="2021-06-16" calcext:value-type="date">
            <text:p>16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90557.21)" office:value-type="float" office:value="390557.21" calcext:value-type="float">
            <text:p>$390,557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5)" office:value-type="date" office:date-value="2020-12-30" calcext:value-type="date">
            <text:p>30/12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56567.91)" office:value-type="float" office:value="56567.91" calcext:value-type="float">
            <text:p>$56,567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5)" office:value-type="date" office:date-value="2021-02-18" calcext:value-type="date">
            <text:p>18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5714.98)" office:value-type="float" office:value="15714.98" calcext:value-type="float">
            <text:p>$15,714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1)" office:value-type="date" office:date-value="2021-06-04" calcext:value-type="date">
            <text:p>04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42575.29)" office:value-type="float" office:value="242575.29" calcext:value-type="float">
            <text:p>$242,575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5)" office:value-type="date" office:date-value="2020-12-10" calcext:value-type="date">
            <text:p>10/12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71996.92)" office:value-type="float" office:value="71996.92" calcext:value-type="float">
            <text:p>$71,996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5)" office:value-type="date" office:date-value="2020-11-20" calcext:value-type="date">
            <text:p>20/11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31362.22)" office:value-type="float" office:value="231362.22" calcext:value-type="float">
            <text:p>$231,362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8)" office:value-type="date" office:date-value="2021-02-11" calcext:value-type="date">
            <text:p>11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51861.3)" office:value-type="float" office:value="351861.3" calcext:value-type="float">
            <text:p>$351,861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2)" office:value-type="date" office:date-value="2020-11-07" calcext:value-type="date">
            <text:p>07/11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74252.35)" office:value-type="float" office:value="274252.35" calcext:value-type="float">
            <text:p>$274,252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4)" office:value-type="date" office:date-value="2021-04-28" calcext:value-type="date">
            <text:p>28/04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39800.13)" office:value-type="float" office:value="339800.13" calcext:value-type="float">
            <text:p>$339,800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9)" office:value-type="date" office:date-value="2021-04-13" calcext:value-type="date">
            <text:p>13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67312.91)" office:value-type="float" office:value="267312.91" calcext:value-type="float">
            <text:p>$267,312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9)" office:value-type="date" office:date-value="2021-01-03" calcext:value-type="date">
            <text:p>03/01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96107.75)" office:value-type="float" office:value="396107.75" calcext:value-type="float">
            <text:p>$396,107.7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7)" office:value-type="date" office:date-value="2021-05-31" calcext:value-type="date">
            <text:p>31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00113.05)" office:value-type="float" office:value="100113.05" calcext:value-type="float">
            <text:p>$100,113.0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5)" office:value-type="date" office:date-value="2020-10-11" calcext:value-type="date">
            <text:p>11/10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35319.09)" office:value-type="float" office:value="235319.09" calcext:value-type="float">
            <text:p>$235,319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8)" office:value-type="date" office:date-value="2021-05-02" calcext:value-type="date">
            <text:p>02/05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59370.16)" office:value-type="float" office:value="259370.16" calcext:value-type="float">
            <text:p>$259,370.1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8)" office:value-type="date" office:date-value="2021-03-23" calcext:value-type="date">
            <text:p>23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3943.79)" office:value-type="float" office:value="13943.79" calcext:value-type="float">
            <text:p>$13,943.7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0)" office:value-type="date" office:date-value="2021-05-24" calcext:value-type="date">
            <text:p>24/05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2)" office:value-type="date" office:date-value="2021-07-25" calcext:value-type="date">
            <text:p>25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22326.34)" office:value-type="float" office:value="222326.34" calcext:value-type="float">
            <text:p>$222,326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3)" office:value-type="date" office:date-value="2021-03-28" calcext:value-type="date">
            <text:p>28/03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90639.07)" office:value-type="float" office:value="190639.07" calcext:value-type="float">
            <text:p>$190,639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6)" office:value-type="date" office:date-value="2021-05-10" calcext:value-type="date">
            <text:p>10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67428.06)" office:value-type="float" office:value="67428.06" calcext:value-type="float">
            <text:p>$67,428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1)" office:value-type="date" office:date-value="2021-07-14" calcext:value-type="date">
            <text:p>14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90865.91)" office:value-type="float" office:value="390865.91" calcext:value-type="float">
            <text:p>$390,865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6)" office:value-type="date" office:date-value="2021-07-09" calcext:value-type="date">
            <text:p>09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50399.89)" office:value-type="float" office:value="350399.89" calcext:value-type="float">
            <text:p>$350,399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2)" office:value-type="date" office:date-value="2021-04-26" calcext:value-type="date">
            <text:p>26/04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56963.78)" office:value-type="float" office:value="356963.78" calcext:value-type="float">
            <text:p>$356,963.7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0)" office:value-type="date" office:date-value="2021-04-14" calcext:value-type="date">
            <text:p>14/04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5887.7)" office:value-type="float" office:value="25887.7" calcext:value-type="float">
            <text:p>$25,887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8)" office:value-type="date" office:date-value="2020-12-23" calcext:value-type="date">
            <text:p>23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48083.69)" office:value-type="float" office:value="248083.69" calcext:value-type="float">
            <text:p>$248,083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7)" office:value-type="date" office:date-value="2021-05-21" calcext:value-type="date">
            <text:p>21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81764.3)" office:value-type="float" office:value="281764.3" calcext:value-type="float">
            <text:p>$281,764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9)" office:value-type="date" office:date-value="2020-10-25" calcext:value-type="date">
            <text:p>25/10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61085.16)" office:value-type="float" office:value="61085.16" calcext:value-type="float">
            <text:p>$61,085.1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2)" office:value-type="date" office:date-value="2021-08-14" calcext:value-type="date">
            <text:p>14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80475.93)" office:value-type="float" office:value="180475.93" calcext:value-type="float">
            <text:p>$180,475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3)" office:value-type="date" office:date-value="2021-10-04" calcext:value-type="date">
            <text:p>04/10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71526.8)" office:value-type="float" office:value="371526.8" calcext:value-type="float">
            <text:p>$371,526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5)" office:value-type="date" office:date-value="2021-09-16" calcext:value-type="date">
            <text:p>16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10674.38)" office:value-type="float" office:value="310674.38" calcext:value-type="float">
            <text:p>$310,674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5)" office:value-type="date" office:date-value="2021-06-18" calcext:value-type="date">
            <text:p>18/06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84726.31)" office:value-type="float" office:value="184726.31" calcext:value-type="float">
            <text:p>$184,726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7)" office:value-type="date" office:date-value="2021-09-18" calcext:value-type="date">
            <text:p>18/09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38161.53)" office:value-type="float" office:value="138161.53" calcext:value-type="float">
            <text:p>$138,161.5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0)" office:value-type="date" office:date-value="2021-04-14" calcext:value-type="date">
            <text:p>14/04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7290.34)" office:value-type="float" office:value="27290.34" calcext:value-type="float">
            <text:p>$27,290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7)" office:value-type="date" office:date-value="2021-10-08" calcext:value-type="date">
            <text:p>08/10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04267.85)" office:value-type="float" office:value="104267.85" calcext:value-type="float">
            <text:p>$104,267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4)" office:value-type="date" office:date-value="2020-11-19" calcext:value-type="date">
            <text:p>19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93544.73)" office:value-type="float" office:value="293544.73" calcext:value-type="float">
            <text:p>$293,544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5)" office:value-type="date" office:date-value="2021-09-16" calcext:value-type="date">
            <text:p>16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35237.28)" office:value-type="float" office:value="135237.28" calcext:value-type="float">
            <text:p>$135,237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6)" office:value-type="date" office:date-value="2020-10-12" calcext:value-type="date">
            <text:p>12/10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42127.14)" office:value-type="float" office:value="42127.14" calcext:value-type="float">
            <text:p>$42,127.1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1)" office:value-type="date" office:date-value="2021-04-25" calcext:value-type="date">
            <text:p>25/04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96406.34)" office:value-type="float" office:value="396406.34" calcext:value-type="float">
            <text:p>$396,406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2)" office:value-type="date" office:date-value="2021-07-15" calcext:value-type="date">
            <text:p>15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82025.79)" office:value-type="float" office:value="182025.79" calcext:value-type="float">
            <text:p>$182,025.7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6)" office:value-type="date" office:date-value="2021-06-29" calcext:value-type="date">
            <text:p>29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78163.35)" office:value-type="float" office:value="378163.35" calcext:value-type="float">
            <text:p>$378,163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5)" office:value-type="date" office:date-value="2021-06-18" calcext:value-type="date">
            <text:p>18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62613.06)" office:value-type="float" office:value="262613.06" calcext:value-type="float">
            <text:p>$262,613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4)" office:value-type="date" office:date-value="2021-01-08" calcext:value-type="date">
            <text:p>08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96529.69)" office:value-type="float" office:value="396529.69" calcext:value-type="float">
            <text:p>$396,529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4)" office:value-type="date" office:date-value="2020-12-19" calcext:value-type="date">
            <text:p>19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37968.04)" office:value-type="float" office:value="237968.04" calcext:value-type="float">
            <text:p>$237,968.0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5)" office:value-type="date" office:date-value="2021-04-19" calcext:value-type="date">
            <text:p>19/04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77374.18)" office:value-type="float" office:value="177374.18" calcext:value-type="float">
            <text:p>$177,374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7)" office:value-type="date" office:date-value="2021-07-20" calcext:value-type="date">
            <text:p>20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64529.85)" office:value-type="float" office:value="364529.85" calcext:value-type="float">
            <text:p>$364,529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5)" office:value-type="date" office:date-value="2021-09-16" calcext:value-type="date">
            <text:p>16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31046.67)" office:value-type="float" office:value="131046.67" calcext:value-type="float">
            <text:p>$131,046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7)" office:value-type="date" office:date-value="2021-03-12" calcext:value-type="date">
            <text:p>12/03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65845.52)" office:value-type="float" office:value="65845.52" calcext:value-type="float">
            <text:p>$65,845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5)" office:value-type="date" office:date-value="2021-08-07" calcext:value-type="date">
            <text:p>07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73175.53)" office:value-type="float" office:value="173175.53" calcext:value-type="float">
            <text:p>$173,175.5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6)" office:value-type="date" office:date-value="2021-05-10" calcext:value-type="date">
            <text:p>10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91672.08)" office:value-type="float" office:value="91672.08" calcext:value-type="float">
            <text:p>$91,672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1)" office:value-type="date" office:date-value="2021-08-03" calcext:value-type="date">
            <text:p>03/08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83119.97)" office:value-type="float" office:value="183119.97" calcext:value-type="float">
            <text:p>$183,119.9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4)" office:value-type="date" office:date-value="2021-03-09" calcext:value-type="date">
            <text:p>09/03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37643.8)" office:value-type="float" office:value="137643.8" calcext:value-type="float">
            <text:p>$137,643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3)" office:value-type="date" office:date-value="2021-08-15" calcext:value-type="date">
            <text:p>15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76873.24)" office:value-type="float" office:value="76873.24" calcext:value-type="float">
            <text:p>$76,873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0)" office:value-type="date" office:date-value="2020-12-15" calcext:value-type="date">
            <text:p>15/12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80160.86)" office:value-type="float" office:value="280160.86" calcext:value-type="float">
            <text:p>$280,160.8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3)" office:value-type="date" office:date-value="2021-10-04" calcext:value-type="date">
            <text:p>04/10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57301.43)" office:value-type="float" office:value="357301.43" calcext:value-type="float">
            <text:p>$357,301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0)" office:value-type="date" office:date-value="2021-08-02" calcext:value-type="date">
            <text:p>02/08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52210.7)" office:value-type="float" office:value="152210.7" calcext:value-type="float">
            <text:p>$152,210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1)" office:value-type="date" office:date-value="2021-06-04" calcext:value-type="date">
            <text:p>04/06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92988.54)" office:value-type="float" office:value="392988.54" calcext:value-type="float">
            <text:p>$392,988.5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1)" office:value-type="date" office:date-value="2021-03-26" calcext:value-type="date">
            <text:p>26/03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10653.55)" office:value-type="float" office:value="210653.55" calcext:value-type="float">
            <text:p>$210,653.5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5)" office:value-type="date" office:date-value="2021-02-18" calcext:value-type="date">
            <text:p>18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83880.97)" office:value-type="float" office:value="383880.97" calcext:value-type="float">
            <text:p>$383,880.9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9)" office:value-type="date" office:date-value="2021-08-11" calcext:value-type="date">
            <text:p>11/08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81520.47)" office:value-type="float" office:value="181520.47" calcext:value-type="float">
            <text:p>$181,520.4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7)" office:value-type="date" office:date-value="2021-05-01" calcext:value-type="date">
            <text:p>01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3454.71)" office:value-type="float" office:value="33454.71" calcext:value-type="float">
            <text:p>$33,454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8)" office:value-type="date" office:date-value="2021-06-01" calcext:value-type="date">
            <text:p>01/06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45981.88)" office:value-type="float" office:value="145981.88" calcext:value-type="float">
            <text:p>$145,981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4)" office:value-type="date" office:date-value="2021-03-09" calcext:value-type="date">
            <text:p>09/03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02780.22)" office:value-type="float" office:value="302780.22" calcext:value-type="float">
            <text:p>$302,780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1)" office:value-type="date" office:date-value="2021-01-25" calcext:value-type="date">
            <text:p>25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25395.24)" office:value-type="float" office:value="325395.24" calcext:value-type="float">
            <text:p>$325,395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9)" office:value-type="date" office:date-value="2021-08-01" calcext:value-type="date">
            <text:p>01/08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77116.42)" office:value-type="float" office:value="277116.42" calcext:value-type="float">
            <text:p>$277,116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0)" office:value-type="date" office:date-value="2021-01-14" calcext:value-type="date">
            <text:p>14/01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10715.09)" office:value-type="float" office:value="110715.09" calcext:value-type="float">
            <text:p>$110,715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1)" office:value-type="date" office:date-value="2021-05-05" calcext:value-type="date">
            <text:p>05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13627.22)" office:value-type="float" office:value="313627.22" calcext:value-type="float">
            <text:p>$313,627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1)" office:value-type="date" office:date-value="2020-10-27" calcext:value-type="date">
            <text:p>27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20654.71)" office:value-type="float" office:value="120654.71" calcext:value-type="float">
            <text:p>$120,654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0)" office:value-type="date" office:date-value="2021-03-05" calcext:value-type="date">
            <text:p>05/03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8644.39)" office:value-type="float" office:value="18644.39" calcext:value-type="float">
            <text:p>$18,644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2)" office:value-type="date" office:date-value="2021-05-16" calcext:value-type="date">
            <text:p>16/05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41263.01)" office:value-type="float" office:value="41263.01" calcext:value-type="float">
            <text:p>$41,263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3)" office:value-type="date" office:date-value="2020-12-18" calcext:value-type="date">
            <text:p>18/12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20511.56)" office:value-type="float" office:value="120511.56" calcext:value-type="float">
            <text:p>$120,511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6)" office:value-type="date" office:date-value="2021-01-10" calcext:value-type="date">
            <text:p>10/01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69908.32)" office:value-type="float" office:value="369908.32" calcext:value-type="float">
            <text:p>$369,908.3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0)" office:value-type="date" office:date-value="2020-11-25" calcext:value-type="date">
            <text:p>25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89404.42)" office:value-type="float" office:value="189404.42" calcext:value-type="float">
            <text:p>$189,404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5)" office:value-type="date" office:date-value="2021-06-18" calcext:value-type="date">
            <text:p>18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6)" office:value-type="date" office:date-value="2021-05-20" calcext:value-type="date">
            <text:p>20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72510.02)" office:value-type="float" office:value="272510.02" calcext:value-type="float">
            <text:p>$272,510.0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8)" office:value-type="date" office:date-value="2021-03-03" calcext:value-type="date">
            <text:p>03/03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41231.71)" office:value-type="float" office:value="241231.71" calcext:value-type="float">
            <text:p>$241,231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8)" office:value-type="date" office:date-value="2021-01-02" calcext:value-type="date">
            <text:p>02/01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65234.62)" office:value-type="float" office:value="365234.62" calcext:value-type="float">
            <text:p>$365,234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4)" office:value-type="date" office:date-value="2021-08-16" calcext:value-type="date">
            <text:p>16/08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32909.82)" office:value-type="float" office:value="232909.82" calcext:value-type="float">
            <text:p>$232,909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1)" office:value-type="date" office:date-value="2021-01-05" calcext:value-type="date">
            <text:p>05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10456.33)" office:value-type="float" office:value="310456.33" calcext:value-type="float">
            <text:p>$310,456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8)" office:value-type="date" office:date-value="2021-06-01" calcext:value-type="date">
            <text:p>01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20889.83)" office:value-type="float" office:value="120889.83" calcext:value-type="float">
            <text:p>$120,889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6)" office:value-type="date" office:date-value="2021-03-21" calcext:value-type="date">
            <text:p>21/03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5409.63)" office:value-type="float" office:value="35409.63" calcext:value-type="float">
            <text:p>$35,409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8)" office:value-type="date" office:date-value="2021-02-01" calcext:value-type="date">
            <text:p>01/02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92932.57)" office:value-type="float" office:value="92932.57" calcext:value-type="float">
            <text:p>$92,932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1)" office:value-type="date" office:date-value="2021-01-25" calcext:value-type="date">
            <text:p>25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84712.56)" office:value-type="float" office:value="284712.56" calcext:value-type="float">
            <text:p>$284,712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1)" office:value-type="date" office:date-value="2021-01-05" calcext:value-type="date">
            <text:p>05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48587.47)" office:value-type="float" office:value="248587.47" calcext:value-type="float">
            <text:p>$248,587.4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4)" office:value-type="date" office:date-value="2021-01-18" calcext:value-type="date">
            <text:p>18/01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64353.7)" office:value-type="float" office:value="64353.7" calcext:value-type="float">
            <text:p>$64,353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9)" office:value-type="date" office:date-value="2021-08-11" calcext:value-type="date">
            <text:p>11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08780.57)" office:value-type="float" office:value="308780.57" calcext:value-type="float">
            <text:p>$308,780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5)" office:value-type="date" office:date-value="2021-10-06" calcext:value-type="date">
            <text:p>06/10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89352.41)" office:value-type="float" office:value="389352.41" calcext:value-type="float">
            <text:p>$389,352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0)" office:value-type="date" office:date-value="2020-11-05" calcext:value-type="date">
            <text:p>05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52853.43)" office:value-type="float" office:value="352853.43" calcext:value-type="float">
            <text:p>$352,853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7)" office:value-type="date" office:date-value="2021-03-12" calcext:value-type="date">
            <text:p>12/03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74260.28)" office:value-type="float" office:value="74260.28" calcext:value-type="float">
            <text:p>$74,260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7)" office:value-type="date" office:date-value="2021-02-20" calcext:value-type="date">
            <text:p>20/02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12173.37)" office:value-type="float" office:value="212173.37" calcext:value-type="float">
            <text:p>$212,173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8)" office:value-type="date" office:date-value="2021-05-02" calcext:value-type="date">
            <text:p>02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33891.37)" office:value-type="float" office:value="233891.37" calcext:value-type="float">
            <text:p>$233,891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6)" office:value-type="date" office:date-value="2021-03-21" calcext:value-type="date">
            <text:p>21/03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1)" office:value-type="date" office:date-value="2021-07-14" calcext:value-type="date">
            <text:p>14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33039.1)" office:value-type="float" office:value="233039.1" calcext:value-type="float">
            <text:p>$233,039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1)" office:value-type="date" office:date-value="2020-11-06" calcext:value-type="date">
            <text:p>06/11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32202.7)" office:value-type="float" office:value="232202.7" calcext:value-type="float">
            <text:p>$232,202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9)" office:value-type="date" office:date-value="2021-02-22" calcext:value-type="date">
            <text:p>22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79856.14)" office:value-type="float" office:value="379856.14" calcext:value-type="float">
            <text:p>$379,856.1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3)" office:value-type="date" office:date-value="2021-08-05" calcext:value-type="date">
            <text:p>05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89475.35)" office:value-type="float" office:value="289475.35" calcext:value-type="float">
            <text:p>$289,475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3)" office:value-type="date" office:date-value="2021-01-07" calcext:value-type="date">
            <text:p>07/01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62771.01)" office:value-type="float" office:value="262771.01" calcext:value-type="float">
            <text:p>$262,771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4)" office:value-type="date" office:date-value="2020-11-29" calcext:value-type="date">
            <text:p>29/11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17201.4)" office:value-type="float" office:value="217201.4" calcext:value-type="float">
            <text:p>$217,201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1)" office:value-type="date" office:date-value="2020-10-27" calcext:value-type="date">
            <text:p>27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76138.47)" office:value-type="float" office:value="76138.47" calcext:value-type="float">
            <text:p>$76,138.4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0)" office:value-type="date" office:date-value="2020-12-25" calcext:value-type="date">
            <text:p>25/12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49643.81)" office:value-type="float" office:value="49643.81" calcext:value-type="float">
            <text:p>$49,643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02191.89)" office:value-type="float" office:value="202191.89" calcext:value-type="float">
            <text:p>$202,191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0)" office:value-type="date" office:date-value="2021-03-05" calcext:value-type="date">
            <text:p>05/03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49775.27)" office:value-type="float" office:value="249775.27" calcext:value-type="float">
            <text:p>$249,775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2)" office:value-type="date" office:date-value="2020-10-18" calcext:value-type="date">
            <text:p>18/10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94109.26)" office:value-type="float" office:value="194109.26" calcext:value-type="float">
            <text:p>$194,109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7)" office:value-type="date" office:date-value="2020-12-02" calcext:value-type="date">
            <text:p>02/12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87966.6)" office:value-type="float" office:value="287966.6" calcext:value-type="float">
            <text:p>$287,966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1)" office:value-type="date" office:date-value="2021-01-15" calcext:value-type="date">
            <text:p>15/01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12687.7)" office:value-type="float" office:value="212687.7" calcext:value-type="float">
            <text:p>$212,687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2)" office:value-type="date" office:date-value="2021-09-13" calcext:value-type="date">
            <text:p>13/09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70089.2)" office:value-type="float" office:value="370089.2" calcext:value-type="float">
            <text:p>$370,089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4)" office:value-type="date" office:date-value="2020-12-09" calcext:value-type="date">
            <text:p>09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65292.5)" office:value-type="float" office:value="365292.5" calcext:value-type="float">
            <text:p>$365,292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7)" office:value-type="date" office:date-value="2021-06-30" calcext:value-type="date">
            <text:p>30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10825.11)" office:value-type="float" office:value="210825.11" calcext:value-type="float">
            <text:p>$210,825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9)" office:value-type="date" office:date-value="2020-12-04" calcext:value-type="date">
            <text:p>04/12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96209.99)" office:value-type="float" office:value="396209.99" calcext:value-type="float">
            <text:p>$396,209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2)" office:value-type="date" office:date-value="2021-06-25" calcext:value-type="date">
            <text:p>25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89302.7)" office:value-type="float" office:value="289302.7" calcext:value-type="float">
            <text:p>$289,302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6)" office:value-type="date" office:date-value="2021-06-29" calcext:value-type="date">
            <text:p>29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76201.09)" office:value-type="float" office:value="276201.09" calcext:value-type="float">
            <text:p>$276,201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7)" office:value-type="date" office:date-value="2021-05-01" calcext:value-type="date">
            <text:p>01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55419.81)" office:value-type="float" office:value="55419.81" calcext:value-type="float">
            <text:p>$55,419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6)" office:value-type="date" office:date-value="2020-10-22" calcext:value-type="date">
            <text:p>22/10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22129.44)" office:value-type="float" office:value="222129.44" calcext:value-type="float">
            <text:p>$222,129.4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5)" office:value-type="date" office:date-value="2021-03-30" calcext:value-type="date">
            <text:p>30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3)" office:value-type="date" office:date-value="2021-08-05" calcext:value-type="date">
            <text:p>05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1876.62)" office:value-type="float" office:value="31876.62" calcext:value-type="float">
            <text:p>$31,876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7)" office:value-type="date" office:date-value="2020-11-12" calcext:value-type="date">
            <text:p>12/11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46173.93)" office:value-type="float" office:value="246173.93" calcext:value-type="float">
            <text:p>$246,173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7)" office:value-type="date" office:date-value="2021-02-10" calcext:value-type="date">
            <text:p>10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46186.1)" office:value-type="float" office:value="346186.1" calcext:value-type="float">
            <text:p>$346,186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2)" office:value-type="date" office:date-value="2020-11-07" calcext:value-type="date">
            <text:p>07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0001.95)" office:value-type="float" office:value="30001.95" calcext:value-type="float">
            <text:p>$30,001.9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9)" office:value-type="date" office:date-value="2021-08-11" calcext:value-type="date">
            <text:p>11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09345.03)" office:value-type="float" office:value="109345.03" calcext:value-type="float">
            <text:p>$109,345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4)" office:value-type="date" office:date-value="2021-07-07" calcext:value-type="date">
            <text:p>07/07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1372.54)" office:value-type="float" office:value="21372.54" calcext:value-type="float">
            <text:p>$21,372.5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8)" office:value-type="date" office:date-value="2021-03-03" calcext:value-type="date">
            <text:p>03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88721.68)" office:value-type="float" office:value="388721.68" calcext:value-type="float">
            <text:p>$388,721.6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6)" office:value-type="date" office:date-value="2021-08-18" calcext:value-type="date">
            <text:p>18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49368.45)" office:value-type="float" office:value="349368.45" calcext:value-type="float">
            <text:p>$349,368.4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69278.45)" office:value-type="float" office:value="269278.45" calcext:value-type="float">
            <text:p>$269,278.4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7)" office:value-type="date" office:date-value="2021-06-20" calcext:value-type="date">
            <text:p>20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71524.34)" office:value-type="float" office:value="171524.34" calcext:value-type="float">
            <text:p>$171,524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6)" office:value-type="date" office:date-value="2020-11-21" calcext:value-type="date">
            <text:p>21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53033.14)" office:value-type="float" office:value="253033.14" calcext:value-type="float">
            <text:p>$253,033.1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5)" office:value-type="date" office:date-value="2021-01-29" calcext:value-type="date">
            <text:p>29/01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32548.34)" office:value-type="float" office:value="132548.34" calcext:value-type="float">
            <text:p>$132,548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6)" office:value-type="date" office:date-value="2021-08-08" calcext:value-type="date">
            <text:p>08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84222.66)" office:value-type="float" office:value="284222.66" calcext:value-type="float">
            <text:p>$284,222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9)" office:value-type="date" office:date-value="2021-03-24" calcext:value-type="date">
            <text:p>24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91202.4)" office:value-type="float" office:value="391202.4" calcext:value-type="float">
            <text:p>$391,202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9)" office:value-type="date" office:date-value="2021-09-10" calcext:value-type="date">
            <text:p>10/09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80390.54)" office:value-type="float" office:value="280390.54" calcext:value-type="float">
            <text:p>$280,390.5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1)" office:value-type="date" office:date-value="2021-09-12" calcext:value-type="date">
            <text:p>12/09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51891.03)" office:value-type="float" office:value="51891.03" calcext:value-type="float">
            <text:p>$51,891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6)" office:value-type="date" office:date-value="2020-12-11" calcext:value-type="date">
            <text:p>11/12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56109.33)" office:value-type="float" office:value="256109.33" calcext:value-type="float">
            <text:p>$256,109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48705.77)" office:value-type="float" office:value="348705.77" calcext:value-type="float">
            <text:p>$348,705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4)" office:value-type="date" office:date-value="2021-08-16" calcext:value-type="date">
            <text:p>16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04735.76)" office:value-type="float" office:value="304735.76" calcext:value-type="float">
            <text:p>$304,735.7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3)" office:value-type="date" office:date-value="2021-06-16" calcext:value-type="date">
            <text:p>16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44529.04)" office:value-type="float" office:value="44529.04" calcext:value-type="float">
            <text:p>$44,529.0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1)" office:value-type="date" office:date-value="2021-04-05" calcext:value-type="date">
            <text:p>05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99355.83)" office:value-type="float" office:value="399355.83" calcext:value-type="float">
            <text:p>$399,355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4)" office:value-type="date" office:date-value="2020-10-30" calcext:value-type="date">
            <text:p>30/10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66372.2)" office:value-type="float" office:value="366372.2" calcext:value-type="float">
            <text:p>$366,372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9)" office:value-type="date" office:date-value="2021-08-31" calcext:value-type="date">
            <text:p>31/08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40030.23)" office:value-type="float" office:value="240030.23" calcext:value-type="float">
            <text:p>$240,030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19781.43)" office:value-type="float" office:value="319781.43" calcext:value-type="float">
            <text:p>$319,781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8)" office:value-type="date" office:date-value="2021-03-03" calcext:value-type="date">
            <text:p>03/03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88995.15)" office:value-type="float" office:value="88995.15" calcext:value-type="float">
            <text:p>$88,995.1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479)" office:value-type="date" office:date-value="2021-10-10" calcext:value-type="date">
            <text:p>10/10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79643.56)" office:value-type="float" office:value="279643.56" calcext:value-type="float">
            <text:p>$279,643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5)" office:value-type="date" office:date-value="2021-01-19" calcext:value-type="date">
            <text:p>19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93421.18)" office:value-type="float" office:value="293421.18" calcext:value-type="float">
            <text:p>$293,421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2)" office:value-type="date" office:date-value="2021-05-06" calcext:value-type="date">
            <text:p>06/05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7719.87)" office:value-type="float" office:value="7719.87" calcext:value-type="float">
            <text:p>$7,719.8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9)" office:value-type="date" office:date-value="2020-12-14" calcext:value-type="date">
            <text:p>14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25764.86)" office:value-type="float" office:value="125764.86" calcext:value-type="float">
            <text:p>$125,764.8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1)" office:value-type="date" office:date-value="2020-11-16" calcext:value-type="date">
            <text:p>16/11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98810.17)" office:value-type="float" office:value="398810.17" calcext:value-type="float">
            <text:p>$398,810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4)" office:value-type="date" office:date-value="2021-09-25" calcext:value-type="date">
            <text:p>25/09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82772.25)" office:value-type="float" office:value="82772.25" calcext:value-type="float">
            <text:p>$82,772.2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8)" office:value-type="date" office:date-value="2021-01-22" calcext:value-type="date">
            <text:p>22/01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2016.5)" office:value-type="float" office:value="12016.5" calcext:value-type="float">
            <text:p>$12,016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0)" office:value-type="date" office:date-value="2021-04-04" calcext:value-type="date">
            <text:p>04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86283.55)" office:value-type="float" office:value="86283.55" calcext:value-type="float">
            <text:p>$86,283.5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7)" office:value-type="date" office:date-value="2021-08-09" calcext:value-type="date">
            <text:p>09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74380.69)" office:value-type="float" office:value="174380.69" calcext:value-type="float">
            <text:p>$174,380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2)" office:value-type="date" office:date-value="2021-07-05" calcext:value-type="date">
            <text:p>05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28500.11)" office:value-type="float" office:value="328500.11" calcext:value-type="float">
            <text:p>$328,500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7)" office:value-type="date" office:date-value="2020-11-12" calcext:value-type="date">
            <text:p>12/11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80214.59)" office:value-type="float" office:value="80214.59" calcext:value-type="float">
            <text:p>$80,214.5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0)" office:value-type="date" office:date-value="2020-12-15" calcext:value-type="date">
            <text:p>15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49051.25)" office:value-type="float" office:value="49051.25" calcext:value-type="float">
            <text:p>$49,051.2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9)" office:value-type="date" office:date-value="2021-08-31" calcext:value-type="date">
            <text:p>31/08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38156.15)" office:value-type="float" office:value="138156.15" calcext:value-type="float">
            <text:p>$138,156.1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9)" office:value-type="date" office:date-value="2021-04-23" calcext:value-type="date">
            <text:p>23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03985.93)" office:value-type="float" office:value="303985.93" calcext:value-type="float">
            <text:p>$303,985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5)" office:value-type="date" office:date-value="2020-12-30" calcext:value-type="date">
            <text:p>30/12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78771.17)" office:value-type="float" office:value="78771.17" calcext:value-type="float">
            <text:p>$78,771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9)" office:value-type="date" office:date-value="2021-02-22" calcext:value-type="date">
            <text:p>22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18347.49)" office:value-type="float" office:value="318347.49" calcext:value-type="float">
            <text:p>$318,347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0)" office:value-type="date" office:date-value="2021-10-01" calcext:value-type="date">
            <text:p>01/10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24979.98)" office:value-type="float" office:value="224979.98" calcext:value-type="float">
            <text:p>$224,979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8)" office:value-type="date" office:date-value="2021-08-20" calcext:value-type="date">
            <text:p>20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94632.5)" office:value-type="float" office:value="94632.5" calcext:value-type="float">
            <text:p>$94,632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9)" office:value-type="date" office:date-value="2021-03-14" calcext:value-type="date">
            <text:p>14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38415.72)" office:value-type="float" office:value="238415.72" calcext:value-type="float">
            <text:p>$238,415.7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1)" office:value-type="date" office:date-value="2021-09-12" calcext:value-type="date">
            <text:p>12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84685.07)" office:value-type="float" office:value="184685.07" calcext:value-type="float">
            <text:p>$184,685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6)" office:value-type="date" office:date-value="2021-09-07" calcext:value-type="date">
            <text:p>07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55365.87)" office:value-type="float" office:value="355365.87" calcext:value-type="float">
            <text:p>$355,365.8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0)" office:value-type="date" office:date-value="2020-10-16" calcext:value-type="date">
            <text:p>16/10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1)" office:value-type="date" office:date-value="2021-02-24" calcext:value-type="date">
            <text:p>24/02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95671.58)" office:value-type="float" office:value="395671.58" calcext:value-type="float">
            <text:p>$395,671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0)" office:value-type="date" office:date-value="2021-02-13" calcext:value-type="date">
            <text:p>13/02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33303.4)" office:value-type="float" office:value="333303.4" calcext:value-type="float">
            <text:p>$333,303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1)" office:value-type="date" office:date-value="2020-10-17" calcext:value-type="date">
            <text:p>17/10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71086.83)" office:value-type="float" office:value="71086.83" calcext:value-type="float">
            <text:p>$71,086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2)" office:value-type="date" office:date-value="2021-01-26" calcext:value-type="date">
            <text:p>26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84343.11)" office:value-type="float" office:value="184343.11" calcext:value-type="float">
            <text:p>$184,343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9)" office:value-type="date" office:date-value="2021-08-01" calcext:value-type="date">
            <text:p>01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54245.81)" office:value-type="float" office:value="254245.81" calcext:value-type="float">
            <text:p>$254,245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0)" office:value-type="date" office:date-value="2021-09-21" calcext:value-type="date">
            <text:p>21/09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78788.23)" office:value-type="float" office:value="378788.23" calcext:value-type="float">
            <text:p>$378,788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3)" office:value-type="date" office:date-value="2021-04-17" calcext:value-type="date">
            <text:p>17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63877.76)" office:value-type="float" office:value="363877.76" calcext:value-type="float">
            <text:p>$363,877.7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2)" office:value-type="date" office:date-value="2021-01-06" calcext:value-type="date">
            <text:p>06/01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4309.46)" office:value-type="float" office:value="34309.46" calcext:value-type="float">
            <text:p>$34,309.4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7)" office:value-type="date" office:date-value="2020-12-02" calcext:value-type="date">
            <text:p>02/12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00483.03)" office:value-type="float" office:value="200483.03" calcext:value-type="float">
            <text:p>$200,483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8)" office:value-type="date" office:date-value="2021-08-30" calcext:value-type="date">
            <text:p>30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94345.74)" office:value-type="float" office:value="394345.74" calcext:value-type="float">
            <text:p>$394,345.7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2)" office:value-type="date" office:date-value="2021-02-05" calcext:value-type="date">
            <text:p>05/02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44774.73)" office:value-type="float" office:value="144774.73" calcext:value-type="float">
            <text:p>$144,774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4)" office:value-type="date" office:date-value="2020-12-29" calcext:value-type="date">
            <text:p>29/12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00547.48)" office:value-type="float" office:value="300547.48" calcext:value-type="float">
            <text:p>$300,547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9)" office:value-type="date" office:date-value="2021-03-24" calcext:value-type="date">
            <text:p>24/03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23216.34)" office:value-type="float" office:value="123216.34" calcext:value-type="float">
            <text:p>$123,216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8)" office:value-type="date" office:date-value="2021-03-23" calcext:value-type="date">
            <text:p>23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42562.66)" office:value-type="float" office:value="42562.66" calcext:value-type="float">
            <text:p>$42,562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5)" office:value-type="date" office:date-value="2021-10-06" calcext:value-type="date">
            <text:p>06/10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18586.52)" office:value-type="float" office:value="218586.52" calcext:value-type="float">
            <text:p>$218,586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2)" office:value-type="date" office:date-value="2021-09-23" calcext:value-type="date">
            <text:p>23/09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89245.56)" office:value-type="float" office:value="89245.56" calcext:value-type="float">
            <text:p>$89,245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1)" office:value-type="date" office:date-value="2021-05-15" calcext:value-type="date">
            <text:p>15/05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63886.56)" office:value-type="float" office:value="63886.56" calcext:value-type="float">
            <text:p>$63,886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0)" office:value-type="date" office:date-value="2020-12-25" calcext:value-type="date">
            <text:p>25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20446.82)" office:value-type="float" office:value="120446.82" calcext:value-type="float">
            <text:p>$120,446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2)" office:value-type="date" office:date-value="2021-01-26" calcext:value-type="date">
            <text:p>26/01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49830.09)" office:value-type="float" office:value="49830.09" calcext:value-type="float">
            <text:p>$49,830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1)" office:value-type="date" office:date-value="2021-05-05" calcext:value-type="date">
            <text:p>05/05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97178.49)" office:value-type="float" office:value="297178.49" calcext:value-type="float">
            <text:p>$297,178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5)" office:value-type="date" office:date-value="2020-11-20" calcext:value-type="date">
            <text:p>20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41501.26)" office:value-type="float" office:value="41501.26" calcext:value-type="float">
            <text:p>$41,501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5)" office:value-type="date" office:date-value="2021-07-28" calcext:value-type="date">
            <text:p>28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30693.67)" office:value-type="float" office:value="230693.67" calcext:value-type="float">
            <text:p>$230,693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5)" office:value-type="date" office:date-value="2021-06-18" calcext:value-type="date">
            <text:p>18/06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93485.71)" office:value-type="float" office:value="193485.71" calcext:value-type="float">
            <text:p>$193,485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5)" office:value-type="date" office:date-value="2020-11-10" calcext:value-type="date">
            <text:p>10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90591.36)" office:value-type="float" office:value="190591.36" calcext:value-type="float">
            <text:p>$190,591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9)" office:value-type="date" office:date-value="2020-11-24" calcext:value-type="date">
            <text:p>24/11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04818.14)" office:value-type="float" office:value="304818.14" calcext:value-type="float">
            <text:p>$304,818.1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3)" office:value-type="date" office:date-value="2021-09-04" calcext:value-type="date">
            <text:p>04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77563.64)" office:value-type="float" office:value="177563.64" calcext:value-type="float">
            <text:p>$177,563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8)" office:value-type="date" office:date-value="2021-02-21" calcext:value-type="date">
            <text:p>21/02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65004.53)" office:value-type="float" office:value="265004.53" calcext:value-type="float">
            <text:p>$265,004.5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0)" office:value-type="date" office:date-value="2021-02-03" calcext:value-type="date">
            <text:p>03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38013.28)" office:value-type="float" office:value="338013.28" calcext:value-type="float">
            <text:p>$338,013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1)" office:value-type="date" office:date-value="2021-09-12" calcext:value-type="date">
            <text:p>12/09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96025.37)" office:value-type="float" office:value="396025.37" calcext:value-type="float">
            <text:p>$396,025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4)" office:value-type="date" office:date-value="2021-06-07" calcext:value-type="date">
            <text:p>07/06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24253.83)" office:value-type="float" office:value="324253.83" calcext:value-type="float">
            <text:p>$324,253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3)" office:value-type="date" office:date-value="2021-03-08" calcext:value-type="date">
            <text:p>08/03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08852.08)" office:value-type="float" office:value="308852.08" calcext:value-type="float">
            <text:p>$308,852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2)" office:value-type="date" office:date-value="2021-10-03" calcext:value-type="date">
            <text:p>03/10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2)" office:value-type="date" office:date-value="2021-05-06" calcext:value-type="date">
            <text:p>06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0819.9)" office:value-type="float" office:value="20819.9" calcext:value-type="float">
            <text:p>$20,819.9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5)" office:value-type="date" office:date-value="2021-07-28" calcext:value-type="date">
            <text:p>28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02629.65)" office:value-type="float" office:value="102629.65" calcext:value-type="float">
            <text:p>$102,629.6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1)" office:value-type="date" office:date-value="2021-02-04" calcext:value-type="date">
            <text:p>04/02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23593.61)" office:value-type="float" office:value="223593.61" calcext:value-type="float">
            <text:p>$223,593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9)" office:value-type="date" office:date-value="2021-08-01" calcext:value-type="date">
            <text:p>01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04191.91)" office:value-type="float" office:value="304191.91" calcext:value-type="float">
            <text:p>$304,191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8)" office:value-type="date" office:date-value="2021-07-11" calcext:value-type="date">
            <text:p>11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85965.36)" office:value-type="float" office:value="85965.36" calcext:value-type="float">
            <text:p>$85,965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2)" office:value-type="date" office:date-value="2021-08-04" calcext:value-type="date">
            <text:p>04/08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9910.5)" office:value-type="float" office:value="39910.5" calcext:value-type="float">
            <text:p>$39,910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0)" office:value-type="date" office:date-value="2021-06-13" calcext:value-type="date">
            <text:p>13/06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09134.99)" office:value-type="float" office:value="109134.99" calcext:value-type="float">
            <text:p>$109,134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7)" office:value-type="date" office:date-value="2021-07-30" calcext:value-type="date">
            <text:p>30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06223.48)" office:value-type="float" office:value="306223.48" calcext:value-type="float">
            <text:p>$306,223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7)" office:value-type="date" office:date-value="2020-12-02" calcext:value-type="date">
            <text:p>02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92840.07)" office:value-type="float" office:value="292840.07" calcext:value-type="float">
            <text:p>$292,840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6)" office:value-type="date" office:date-value="2020-12-21" calcext:value-type="date">
            <text:p>21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87189.8)" office:value-type="float" office:value="387189.8" calcext:value-type="float">
            <text:p>$387,189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8)" office:value-type="date" office:date-value="2021-01-02" calcext:value-type="date">
            <text:p>02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81585.26)" office:value-type="float" office:value="381585.26" calcext:value-type="float">
            <text:p>$381,585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5)" office:value-type="date" office:date-value="2020-10-31" calcext:value-type="date">
            <text:p>31/10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63572.67)" office:value-type="float" office:value="163572.67" calcext:value-type="float">
            <text:p>$163,572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2)" office:value-type="date" office:date-value="2021-02-15" calcext:value-type="date">
            <text:p>15/02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51535.57)" office:value-type="float" office:value="351535.57" calcext:value-type="float">
            <text:p>$351,535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4)" office:value-type="date" office:date-value="2020-12-19" calcext:value-type="date">
            <text:p>19/12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28443.31)" office:value-type="float" office:value="328443.31" calcext:value-type="float">
            <text:p>$328,443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0)" office:value-type="date" office:date-value="2021-06-03" calcext:value-type="date">
            <text:p>03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27848.36)" office:value-type="float" office:value="127848.36" calcext:value-type="float">
            <text:p>$127,848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5)" office:value-type="date" office:date-value="2021-07-08" calcext:value-type="date">
            <text:p>08/07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99693.71)" office:value-type="float" office:value="399693.71" calcext:value-type="float">
            <text:p>$399,693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0)" office:value-type="date" office:date-value="2021-06-13" calcext:value-type="date">
            <text:p>13/06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6813.49)" office:value-type="float" office:value="6813.49" calcext:value-type="float">
            <text:p>$6,813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2)" office:value-type="date" office:date-value="2021-08-14" calcext:value-type="date">
            <text:p>14/08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6425.39)" office:value-type="float" office:value="6425.39" calcext:value-type="float">
            <text:p>$6,425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6)" office:value-type="date" office:date-value="2021-04-10" calcext:value-type="date">
            <text:p>10/04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78929.01)" office:value-type="float" office:value="78929.01" calcext:value-type="float">
            <text:p>$78,929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2)" office:value-type="date" office:date-value="2020-10-28" calcext:value-type="date">
            <text:p>28/10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45377.41)" office:value-type="float" office:value="345377.41" calcext:value-type="float">
            <text:p>$345,377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6)" office:value-type="date" office:date-value="2020-10-22" calcext:value-type="date">
            <text:p>22/10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99458.2)" office:value-type="float" office:value="399458.2" calcext:value-type="float">
            <text:p>$399,458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4)" office:value-type="date" office:date-value="2021-08-06" calcext:value-type="date">
            <text:p>06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62945.43)" office:value-type="float" office:value="62945.43" calcext:value-type="float">
            <text:p>$62,945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9)" office:value-type="date" office:date-value="2021-05-13" calcext:value-type="date">
            <text:p>13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15840.35)" office:value-type="float" office:value="115840.35" calcext:value-type="float">
            <text:p>$115,840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8)" office:value-type="date" office:date-value="2021-04-22" calcext:value-type="date">
            <text:p>22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05387.72)" office:value-type="float" office:value="205387.72" calcext:value-type="float">
            <text:p>$205,387.7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0)" office:value-type="date" office:date-value="2021-01-24" calcext:value-type="date">
            <text:p>24/01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00154.39)" office:value-type="float" office:value="300154.39" calcext:value-type="float">
            <text:p>$300,154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0)" office:value-type="date" office:date-value="2021-09-11" calcext:value-type="date">
            <text:p>11/09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68166.3)" office:value-type="float" office:value="268166.3" calcext:value-type="float">
            <text:p>$268,166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9)" office:value-type="date" office:date-value="2020-11-24" calcext:value-type="date">
            <text:p>24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94920.71)" office:value-type="float" office:value="294920.71" calcext:value-type="float">
            <text:p>$294,920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6)" office:value-type="date" office:date-value="2021-05-10" calcext:value-type="date">
            <text:p>10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57193.69)" office:value-type="float" office:value="357193.69" calcext:value-type="float">
            <text:p>$357,193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8)" office:value-type="date" office:date-value="2021-01-22" calcext:value-type="date">
            <text:p>22/01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74982.84)" office:value-type="float" office:value="74982.84" calcext:value-type="float">
            <text:p>$74,982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6)" office:value-type="date" office:date-value="2021-02-19" calcext:value-type="date">
            <text:p>19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99703.89)" office:value-type="float" office:value="199703.89" calcext:value-type="float">
            <text:p>$199,703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7)" office:value-type="date" office:date-value="2021-03-22" calcext:value-type="date">
            <text:p>22/03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58406.49)" office:value-type="float" office:value="358406.49" calcext:value-type="float">
            <text:p>$358,406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0)" office:value-type="date" office:date-value="2021-07-23" calcext:value-type="date">
            <text:p>23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07985.33)" office:value-type="float" office:value="107985.33" calcext:value-type="float">
            <text:p>$107,985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5)" office:value-type="date" office:date-value="2021-05-09" calcext:value-type="date">
            <text:p>09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27414.63)" office:value-type="float" office:value="127414.63" calcext:value-type="float">
            <text:p>$127,414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39)" office:value-type="date" office:date-value="2020-11-04" calcext:value-type="date">
            <text:p>04/11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92323.46)" office:value-type="float" office:value="292323.46" calcext:value-type="float">
            <text:p>$292,323.4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2)" office:value-type="date" office:date-value="2021-04-16" calcext:value-type="date">
            <text:p>16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67707.58)" office:value-type="float" office:value="67707.58" calcext:value-type="float">
            <text:p>$67,707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6)" office:value-type="date" office:date-value="2021-07-19" calcext:value-type="date">
            <text:p>19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97913.19)" office:value-type="float" office:value="97913.19" calcext:value-type="float">
            <text:p>$97,913.1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4)" office:value-type="date" office:date-value="2021-06-27" calcext:value-type="date">
            <text:p>27/06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87646.7)" office:value-type="float" office:value="87646.7" calcext:value-type="float">
            <text:p>$87,646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6)" office:value-type="date" office:date-value="2021-04-30" calcext:value-type="date">
            <text:p>30/04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13440.2)" office:value-type="float" office:value="213440.2" calcext:value-type="float">
            <text:p>$213,440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7)" office:value-type="date" office:date-value="2021-06-10" calcext:value-type="date">
            <text:p>10/06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74537.98)" office:value-type="float" office:value="274537.98" calcext:value-type="float">
            <text:p>$274,537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1)" office:value-type="date" office:date-value="2021-10-02" calcext:value-type="date">
            <text:p>02/10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97645.02)" office:value-type="float" office:value="397645.02" calcext:value-type="float">
            <text:p>$397,645.0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0)" office:value-type="date" office:date-value="2021-08-22" calcext:value-type="date">
            <text:p>22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7)" office:value-type="date" office:date-value="2021-04-11" calcext:value-type="date">
            <text:p>11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07227.1)" office:value-type="float" office:value="207227.1" calcext:value-type="float">
            <text:p>$207,227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0)" office:value-type="date" office:date-value="2020-12-25" calcext:value-type="date">
            <text:p>25/12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49517.79)" office:value-type="float" office:value="49517.79" calcext:value-type="float">
            <text:p>$49,517.7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6)" office:value-type="date" office:date-value="2020-12-31" calcext:value-type="date">
            <text:p>31/12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0)" office:value-type="date" office:date-value="2021-08-22" calcext:value-type="date">
            <text:p>22/08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90310.03)" office:value-type="float" office:value="290310.03" calcext:value-type="float">
            <text:p>$290,310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6)" office:value-type="date" office:date-value="2021-01-20" calcext:value-type="date">
            <text:p>20/01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12082.81)" office:value-type="float" office:value="112082.81" calcext:value-type="float">
            <text:p>$112,082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8)" office:value-type="date" office:date-value="2021-06-11" calcext:value-type="date">
            <text:p>11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62077.25)" office:value-type="float" office:value="362077.25" calcext:value-type="float">
            <text:p>$362,077.2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5)" office:value-type="date" office:date-value="2021-06-28" calcext:value-type="date">
            <text:p>28/06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19643.08)" office:value-type="float" office:value="119643.08" calcext:value-type="float">
            <text:p>$119,643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6)" office:value-type="date" office:date-value="2021-06-19" calcext:value-type="date">
            <text:p>19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59616.06)" office:value-type="float" office:value="159616.06" calcext:value-type="float">
            <text:p>$159,616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0)" office:value-type="date" office:date-value="2021-01-24" calcext:value-type="date">
            <text:p>24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31920.61)" office:value-type="float" office:value="231920.61" calcext:value-type="float">
            <text:p>$231,920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1)" office:value-type="date" office:date-value="2020-11-06" calcext:value-type="date">
            <text:p>06/11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08217.57)" office:value-type="float" office:value="308217.57" calcext:value-type="float">
            <text:p>$308,217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3)" office:value-type="date" office:date-value="2020-10-19" calcext:value-type="date">
            <text:p>19/10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84959.85)" office:value-type="float" office:value="284959.85" calcext:value-type="float">
            <text:p>$284,959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1)" office:value-type="date" office:date-value="2021-04-25" calcext:value-type="date">
            <text:p>25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7103.08)" office:value-type="float" office:value="27103.08" calcext:value-type="float">
            <text:p>$27,103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7)" office:value-type="date" office:date-value="2021-08-19" calcext:value-type="date">
            <text:p>19/08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57607.69)" office:value-type="float" office:value="357607.69" calcext:value-type="float">
            <text:p>$357,607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0)" office:value-type="date" office:date-value="2021-07-13" calcext:value-type="date">
            <text:p>13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66793.58)" office:value-type="float" office:value="266793.58" calcext:value-type="float">
            <text:p>$266,793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7)" office:value-type="date" office:date-value="2021-04-11" calcext:value-type="date">
            <text:p>11/04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54359.5)" office:value-type="float" office:value="154359.5" calcext:value-type="float">
            <text:p>$154,359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0)" office:value-type="date" office:date-value="2020-11-25" calcext:value-type="date">
            <text:p>25/11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94179.84)" office:value-type="float" office:value="294179.84" calcext:value-type="float">
            <text:p>$294,179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7)" office:value-type="date" office:date-value="2021-02-10" calcext:value-type="date">
            <text:p>10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34938.97)" office:value-type="float" office:value="134938.97" calcext:value-type="float">
            <text:p>$134,938.9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4)" office:value-type="date" office:date-value="2021-09-05" calcext:value-type="date">
            <text:p>05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37846.25)" office:value-type="float" office:value="237846.25" calcext:value-type="float">
            <text:p>$237,846.2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4)" office:value-type="date" office:date-value="2021-08-06" calcext:value-type="date">
            <text:p>06/08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84608.51)" office:value-type="float" office:value="384608.51" calcext:value-type="float">
            <text:p>$384,608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1)" office:value-type="date" office:date-value="2021-05-15" calcext:value-type="date">
            <text:p>15/05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85968.13)" office:value-type="float" office:value="85968.13" calcext:value-type="float">
            <text:p>$85,968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1)" office:value-type="date" office:date-value="2021-07-24" calcext:value-type="date">
            <text:p>24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55089.35)" office:value-type="float" office:value="55089.35" calcext:value-type="float">
            <text:p>$55,089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2)" office:value-type="date" office:date-value="2021-03-17" calcext:value-type="date">
            <text:p>17/03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57070.46)" office:value-type="float" office:value="157070.46" calcext:value-type="float">
            <text:p>$157,070.4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3)" office:value-type="date" office:date-value="2021-09-24" calcext:value-type="date">
            <text:p>24/09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18328.78)" office:value-type="float" office:value="318328.78" calcext:value-type="float">
            <text:p>$318,328.7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9)" office:value-type="date" office:date-value="2020-11-14" calcext:value-type="date">
            <text:p>14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55224.83)" office:value-type="float" office:value="355224.83" calcext:value-type="float">
            <text:p>$355,224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9)" office:value-type="date" office:date-value="2021-07-02" calcext:value-type="date">
            <text:p>02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7151.3)" office:value-type="float" office:value="37151.3" calcext:value-type="float">
            <text:p>$37,151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2)" office:value-type="date" office:date-value="2020-10-28" calcext:value-type="date">
            <text:p>28/10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05326.66)" office:value-type="float" office:value="305326.66" calcext:value-type="float">
            <text:p>$305,326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82790.22)" office:value-type="float" office:value="282790.22" calcext:value-type="float">
            <text:p>$282,790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5)" office:value-type="date" office:date-value="2020-10-31" calcext:value-type="date">
            <text:p>31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14287.67)" office:value-type="float" office:value="114287.67" calcext:value-type="float">
            <text:p>$114,287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0)" office:value-type="date" office:date-value="2021-08-12" calcext:value-type="date">
            <text:p>12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89224.12)" office:value-type="float" office:value="89224.12" calcext:value-type="float">
            <text:p>$89,224.1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9)" office:value-type="date" office:date-value="2021-01-23" calcext:value-type="date">
            <text:p>23/01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93600.84)" office:value-type="float" office:value="393600.84" calcext:value-type="float">
            <text:p>$393,600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1)" office:value-type="date" office:date-value="2021-05-05" calcext:value-type="date">
            <text:p>05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36549.01)" office:value-type="float" office:value="136549.01" calcext:value-type="float">
            <text:p>$136,549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2)" office:value-type="date" office:date-value="2021-04-16" calcext:value-type="date">
            <text:p>16/04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80695.31)" office:value-type="float" office:value="380695.31" calcext:value-type="float">
            <text:p>$380,695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7)" office:value-type="date" office:date-value="2020-11-22" calcext:value-type="date">
            <text:p>22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78448.75)" office:value-type="float" office:value="378448.75" calcext:value-type="float">
            <text:p>$378,448.7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9)" office:value-type="date" office:date-value="2021-06-12" calcext:value-type="date">
            <text:p>12/06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07057.86)" office:value-type="float" office:value="207057.86" calcext:value-type="float">
            <text:p>$207,057.8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5)" office:value-type="date" office:date-value="2020-10-31" calcext:value-type="date">
            <text:p>31/10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55832.92)" office:value-type="float" office:value="55832.92" calcext:value-type="float">
            <text:p>$55,832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6)" office:value-type="date" office:date-value="2020-12-01" calcext:value-type="date">
            <text:p>01/12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95473.43)" office:value-type="float" office:value="295473.43" calcext:value-type="float">
            <text:p>$295,473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7)" office:value-type="date" office:date-value="2020-11-22" calcext:value-type="date">
            <text:p>22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3591.4)" office:value-type="float" office:value="23591.4" calcext:value-type="float">
            <text:p>$23,591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7)" office:value-type="date" office:date-value="2021-03-12" calcext:value-type="date">
            <text:p>12/03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11917.85)" office:value-type="float" office:value="111917.85" calcext:value-type="float">
            <text:p>$111,917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2)" office:value-type="date" office:date-value="2021-07-25" calcext:value-type="date">
            <text:p>25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37536.89)" office:value-type="float" office:value="337536.89" calcext:value-type="float">
            <text:p>$337,536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2)" office:value-type="date" office:date-value="2021-01-06" calcext:value-type="date">
            <text:p>06/01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09190.48)" office:value-type="float" office:value="209190.48" calcext:value-type="float">
            <text:p>$209,190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3)" office:value-type="date" office:date-value="2021-02-16" calcext:value-type="date">
            <text:p>16/02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31413.58)" office:value-type="float" office:value="231413.58" calcext:value-type="float">
            <text:p>$231,413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5)" office:value-type="date" office:date-value="2021-04-09" calcext:value-type="date">
            <text:p>09/04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7)" office:value-type="date" office:date-value="2021-07-30" calcext:value-type="date">
            <text:p>30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24671.03)" office:value-type="float" office:value="124671.03" calcext:value-type="float">
            <text:p>$124,671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2)" office:value-type="date" office:date-value="2021-07-25" calcext:value-type="date">
            <text:p>25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03003.24)" office:value-type="float" office:value="203003.24" calcext:value-type="float">
            <text:p>$203,003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9)" office:value-type="date" office:date-value="2021-04-13" calcext:value-type="date">
            <text:p>13/04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48351.02)" office:value-type="float" office:value="248351.02" calcext:value-type="float">
            <text:p>$248,351.0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2)" office:value-type="date" office:date-value="2021-06-05" calcext:value-type="date">
            <text:p>05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3432.09)" office:value-type="float" office:value="13432.09" calcext:value-type="float">
            <text:p>$13,432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7)" office:value-type="date" office:date-value="2020-11-12" calcext:value-type="date">
            <text:p>12/11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6)" office:value-type="date" office:date-value="2021-06-29" calcext:value-type="date">
            <text:p>29/06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95633.74)" office:value-type="float" office:value="395633.74" calcext:value-type="float">
            <text:p>$395,633.7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8)" office:value-type="date" office:date-value="2021-01-02" calcext:value-type="date">
            <text:p>02/01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46637.31)" office:value-type="float" office:value="46637.31" calcext:value-type="float">
            <text:p>$46,637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6)" office:value-type="date" office:date-value="2021-08-18" calcext:value-type="date">
            <text:p>18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07636.07)" office:value-type="float" office:value="107636.07" calcext:value-type="float">
            <text:p>$107,636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7)" office:value-type="date" office:date-value="2021-02-10" calcext:value-type="date">
            <text:p>10/02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80486.37)" office:value-type="float" office:value="180486.37" calcext:value-type="float">
            <text:p>$180,486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0)" office:value-type="date" office:date-value="2020-11-05" calcext:value-type="date">
            <text:p>05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62559.93)" office:value-type="float" office:value="362559.93" calcext:value-type="float">
            <text:p>$362,559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6)" office:value-type="date" office:date-value="2021-08-18" calcext:value-type="date">
            <text:p>18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87433.28)" office:value-type="float" office:value="387433.28" calcext:value-type="float">
            <text:p>$387,433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5626.26)" office:value-type="float" office:value="15626.26" calcext:value-type="float">
            <text:p>$15,626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9)" office:value-type="date" office:date-value="2021-04-23" calcext:value-type="date">
            <text:p>23/04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5799.53)" office:value-type="float" office:value="15799.53" calcext:value-type="float">
            <text:p>$15,799.5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1)" office:value-type="date" office:date-value="2021-01-05" calcext:value-type="date">
            <text:p>05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45590.01)" office:value-type="float" office:value="45590.01" calcext:value-type="float">
            <text:p>$45,590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2)" office:value-type="date" office:date-value="2020-10-28" calcext:value-type="date">
            <text:p>28/10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46175.73)" office:value-type="float" office:value="346175.73" calcext:value-type="float">
            <text:p>$346,175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2)" office:value-type="date" office:date-value="2021-04-26" calcext:value-type="date">
            <text:p>26/04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60322.98)" office:value-type="float" office:value="260322.98" calcext:value-type="float">
            <text:p>$260,322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3)" office:value-type="date" office:date-value="2021-07-16" calcext:value-type="date">
            <text:p>16/07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36215.68)" office:value-type="float" office:value="336215.68" calcext:value-type="float">
            <text:p>$336,215.6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1)" office:value-type="date" office:date-value="2021-04-15" calcext:value-type="date">
            <text:p>15/04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96030.13)" office:value-type="float" office:value="96030.13" calcext:value-type="float">
            <text:p>$96,030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1)" office:value-type="date" office:date-value="2021-02-24" calcext:value-type="date">
            <text:p>24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42032.64)" office:value-type="float" office:value="242032.64" calcext:value-type="float">
            <text:p>$242,032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0)" office:value-type="date" office:date-value="2021-05-24" calcext:value-type="date">
            <text:p>24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01982.38)" office:value-type="float" office:value="101982.38" calcext:value-type="float">
            <text:p>$101,982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4)" office:value-type="date" office:date-value="2021-05-28" calcext:value-type="date">
            <text:p>28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4)" office:value-type="date" office:date-value="2021-07-27" calcext:value-type="date">
            <text:p>27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02565.55)" office:value-type="float" office:value="202565.55" calcext:value-type="float">
            <text:p>$202,565.5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1)" office:value-type="date" office:date-value="2020-12-26" calcext:value-type="date">
            <text:p>26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52655.11)" office:value-type="float" office:value="252655.11" calcext:value-type="float">
            <text:p>$252,655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2)" office:value-type="date" office:date-value="2021-06-25" calcext:value-type="date">
            <text:p>25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46120.23)" office:value-type="float" office:value="46120.23" calcext:value-type="float">
            <text:p>$46,120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1)" office:value-type="date" office:date-value="2021-04-15" calcext:value-type="date">
            <text:p>15/04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49801.56)" office:value-type="float" office:value="349801.56" calcext:value-type="float">
            <text:p>$349,801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1)" office:value-type="date" office:date-value="2021-03-16" calcext:value-type="date">
            <text:p>16/03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66559.54)" office:value-type="float" office:value="366559.54" calcext:value-type="float">
            <text:p>$366,559.5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7)" office:value-type="date" office:date-value="2021-06-30" calcext:value-type="date">
            <text:p>30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40771.63)" office:value-type="float" office:value="140771.63" calcext:value-type="float">
            <text:p>$140,771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9)" office:value-type="date" office:date-value="2021-08-21" calcext:value-type="date">
            <text:p>21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83450.99)" office:value-type="float" office:value="83450.99" calcext:value-type="float">
            <text:p>$83,450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4)" office:value-type="date" office:date-value="2021-06-27" calcext:value-type="date">
            <text:p>27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39308.43)" office:value-type="float" office:value="239308.43" calcext:value-type="float">
            <text:p>$239,308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9)" office:value-type="date" office:date-value="2021-02-02" calcext:value-type="date">
            <text:p>02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98331.19)" office:value-type="float" office:value="98331.19" calcext:value-type="float">
            <text:p>$98,331.1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4)" office:value-type="date" office:date-value="2020-11-19" calcext:value-type="date">
            <text:p>19/11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78388.97)" office:value-type="float" office:value="278388.97" calcext:value-type="float">
            <text:p>$278,388.9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3)" office:value-type="date" office:date-value="2021-03-28" calcext:value-type="date">
            <text:p>28/03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10036.23)" office:value-type="float" office:value="310036.23" calcext:value-type="float">
            <text:p>$310,036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2)" office:value-type="date" office:date-value="2021-01-26" calcext:value-type="date">
            <text:p>26/01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51815.67)" office:value-type="float" office:value="351815.67" calcext:value-type="float">
            <text:p>$351,815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7)" office:value-type="date" office:date-value="2021-01-21" calcext:value-type="date">
            <text:p>21/01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30820.69)" office:value-type="float" office:value="230820.69" calcext:value-type="float">
            <text:p>$230,820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37)" office:value-type="date" office:date-value="2020-11-02" calcext:value-type="date">
            <text:p>02/11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54020.58)" office:value-type="float" office:value="354020.58" calcext:value-type="float">
            <text:p>$354,020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8)" office:value-type="date" office:date-value="2021-02-21" calcext:value-type="date">
            <text:p>21/02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51551.03)" office:value-type="float" office:value="51551.03" calcext:value-type="float">
            <text:p>$51,551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4)" office:value-type="date" office:date-value="2021-04-08" calcext:value-type="date">
            <text:p>08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74084.69)" office:value-type="float" office:value="74084.69" calcext:value-type="float">
            <text:p>$74,084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6)" office:value-type="date" office:date-value="2021-05-30" calcext:value-type="date">
            <text:p>30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84279.15)" office:value-type="float" office:value="384279.15" calcext:value-type="float">
            <text:p>$384,279.1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5)" office:value-type="date" office:date-value="2021-05-29" calcext:value-type="date">
            <text:p>29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77677.69)" office:value-type="float" office:value="277677.69" calcext:value-type="float">
            <text:p>$277,677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6)" office:value-type="date" office:date-value="2021-05-20" calcext:value-type="date">
            <text:p>20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29481.42)" office:value-type="float" office:value="229481.42" calcext:value-type="float">
            <text:p>$229,481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5)" office:value-type="date" office:date-value="2021-03-10" calcext:value-type="date">
            <text:p>10/03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26230.61)" office:value-type="float" office:value="226230.61" calcext:value-type="float">
            <text:p>$226,230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9)" office:value-type="date" office:date-value="2021-09-30" calcext:value-type="date">
            <text:p>30/09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6)" office:value-type="date" office:date-value="2021-06-09" calcext:value-type="date">
            <text:p>09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46402.77)" office:value-type="float" office:value="246402.77" calcext:value-type="float">
            <text:p>$246,402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5)" office:value-type="date" office:date-value="2020-11-10" calcext:value-type="date">
            <text:p>10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69217.75)" office:value-type="float" office:value="269217.75" calcext:value-type="float">
            <text:p>$269,217.7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3)" office:value-type="date" office:date-value="2020-12-18" calcext:value-type="date">
            <text:p>18/12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33017.16)" office:value-type="float" office:value="333017.16" calcext:value-type="float">
            <text:p>$333,017.1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5)" office:value-type="date" office:date-value="2021-02-28" calcext:value-type="date">
            <text:p>28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88152.75)" office:value-type="float" office:value="388152.75" calcext:value-type="float">
            <text:p>$388,152.7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2)" office:value-type="date" office:date-value="2020-12-07" calcext:value-type="date">
            <text:p>07/12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94708.1)" office:value-type="float" office:value="94708.1" calcext:value-type="float">
            <text:p>$94,708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7)" office:value-type="date" office:date-value="2021-07-10" calcext:value-type="date">
            <text:p>10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14530.96)" office:value-type="float" office:value="114530.96" calcext:value-type="float">
            <text:p>$114,530.9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5)" office:value-type="date" office:date-value="2021-02-28" calcext:value-type="date">
            <text:p>28/02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6644.83)" office:value-type="float" office:value="36644.83" calcext:value-type="float">
            <text:p>$36,644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0)" office:value-type="date" office:date-value="2021-05-24" calcext:value-type="date">
            <text:p>24/05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76012.73)" office:value-type="float" office:value="76012.73" calcext:value-type="float">
            <text:p>$76,012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5)" office:value-type="date" office:date-value="2021-01-19" calcext:value-type="date">
            <text:p>19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88478.24)" office:value-type="float" office:value="188478.24" calcext:value-type="float">
            <text:p>$188,478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4)" office:value-type="date" office:date-value="2021-01-28" calcext:value-type="date">
            <text:p>28/01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51341.84)" office:value-type="float" office:value="51341.84" calcext:value-type="float">
            <text:p>$51,341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7)" office:value-type="date" office:date-value="2020-12-12" calcext:value-type="date">
            <text:p>12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25259.33)" office:value-type="float" office:value="325259.33" calcext:value-type="float">
            <text:p>$325,259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6)" office:value-type="date" office:date-value="2021-02-09" calcext:value-type="date">
            <text:p>09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08203.69)" office:value-type="float" office:value="108203.69" calcext:value-type="float">
            <text:p>$108,203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6)" office:value-type="date" office:date-value="2021-07-29" calcext:value-type="date">
            <text:p>29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53040.56)" office:value-type="float" office:value="353040.56" calcext:value-type="float">
            <text:p>$353,040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6)" office:value-type="date" office:date-value="2021-05-20" calcext:value-type="date">
            <text:p>20/05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97745.2)" office:value-type="float" office:value="197745.2" calcext:value-type="float">
            <text:p>$197,745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5)" office:value-type="date" office:date-value="2021-05-09" calcext:value-type="date">
            <text:p>09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71487.54)" office:value-type="float" office:value="371487.54" calcext:value-type="float">
            <text:p>$371,487.5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7)" office:value-type="date" office:date-value="2021-07-30" calcext:value-type="date">
            <text:p>30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8)" office:value-type="date" office:date-value="2021-04-22" calcext:value-type="date">
            <text:p>22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5200.38)" office:value-type="float" office:value="35200.38" calcext:value-type="float">
            <text:p>$35,200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4)" office:value-type="date" office:date-value="2020-12-19" calcext:value-type="date">
            <text:p>19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07383.66)" office:value-type="float" office:value="107383.66" calcext:value-type="float">
            <text:p>$107,383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9)" office:value-type="date" office:date-value="2021-02-02" calcext:value-type="date">
            <text:p>02/02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86990.59)" office:value-type="float" office:value="186990.59" calcext:value-type="float">
            <text:p>$186,990.5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8)" office:value-type="date" office:date-value="2020-11-23" calcext:value-type="date">
            <text:p>23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4525.16)" office:value-type="float" office:value="34525.16" calcext:value-type="float">
            <text:p>$34,525.1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1)" office:value-type="date" office:date-value="2021-01-05" calcext:value-type="date">
            <text:p>05/01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61056.15)" office:value-type="float" office:value="361056.15" calcext:value-type="float">
            <text:p>$361,056.1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3)" office:value-type="date" office:date-value="2021-05-27" calcext:value-type="date">
            <text:p>27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05857.77)" office:value-type="float" office:value="205857.77" calcext:value-type="float">
            <text:p>$205,857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3066.46)" office:value-type="float" office:value="23066.46" calcext:value-type="float">
            <text:p>$23,066.4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2)" office:value-type="date" office:date-value="2020-12-07" calcext:value-type="date">
            <text:p>07/12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98095.73)" office:value-type="float" office:value="398095.73" calcext:value-type="float">
            <text:p>$398,095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6)" office:value-type="date" office:date-value="2021-10-07" calcext:value-type="date">
            <text:p>07/10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2804.29)" office:value-type="float" office:value="32804.29" calcext:value-type="float">
            <text:p>$32,804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2)" office:value-type="date" office:date-value="2021-02-15" calcext:value-type="date">
            <text:p>15/02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58125.15)" office:value-type="float" office:value="158125.15" calcext:value-type="float">
            <text:p>$158,125.1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7)" office:value-type="date" office:date-value="2020-12-22" calcext:value-type="date">
            <text:p>22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11420.35)" office:value-type="float" office:value="211420.35" calcext:value-type="float">
            <text:p>$211,420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8)" office:value-type="date" office:date-value="2021-03-13" calcext:value-type="date">
            <text:p>13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79505.41)" office:value-type="float" office:value="79505.41" calcext:value-type="float">
            <text:p>$79,505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6)" office:value-type="date" office:date-value="2021-01-20" calcext:value-type="date">
            <text:p>20/01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4)" office:value-type="date" office:date-value="2021-04-28" calcext:value-type="date">
            <text:p>28/04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25393.1)" office:value-type="float" office:value="125393.1" calcext:value-type="float">
            <text:p>$125,393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5)" office:value-type="date" office:date-value="2021-09-26" calcext:value-type="date">
            <text:p>26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85043.07)" office:value-type="float" office:value="285043.07" calcext:value-type="float">
            <text:p>$285,043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6)" office:value-type="date" office:date-value="2021-09-17" calcext:value-type="date">
            <text:p>17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69191.71)" office:value-type="float" office:value="69191.71" calcext:value-type="float">
            <text:p>$69,191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5)" office:value-type="date" office:date-value="2021-09-26" calcext:value-type="date">
            <text:p>26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79512.94)" office:value-type="float" office:value="79512.94" calcext:value-type="float">
            <text:p>$79,512.9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5)" office:value-type="date" office:date-value="2021-09-16" calcext:value-type="date">
            <text:p>16/09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00506.35)" office:value-type="float" office:value="100506.35" calcext:value-type="float">
            <text:p>$100,506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2)" office:value-type="date" office:date-value="2021-07-05" calcext:value-type="date">
            <text:p>05/07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27505.27)" office:value-type="float" office:value="227505.27" calcext:value-type="float">
            <text:p>$227,505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4)" office:value-type="date" office:date-value="2021-08-16" calcext:value-type="date">
            <text:p>16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23616.26)" office:value-type="float" office:value="223616.26" calcext:value-type="float">
            <text:p>$223,616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7)" office:value-type="date" office:date-value="2021-04-21" calcext:value-type="date">
            <text:p>21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98949.94)" office:value-type="float" office:value="298949.94" calcext:value-type="float">
            <text:p>$298,949.9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7)" office:value-type="date" office:date-value="2021-09-08" calcext:value-type="date">
            <text:p>08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97423.43)" office:value-type="float" office:value="97423.43" calcext:value-type="float">
            <text:p>$97,423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0)" office:value-type="date" office:date-value="2020-12-15" calcext:value-type="date">
            <text:p>15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18396.89)" office:value-type="float" office:value="318396.89" calcext:value-type="float">
            <text:p>$318,396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2)" office:value-type="date" office:date-value="2021-08-24" calcext:value-type="date">
            <text:p>24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19236.15)" office:value-type="float" office:value="119236.15" calcext:value-type="float">
            <text:p>$119,236.1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5)" office:value-type="date" office:date-value="2021-06-28" calcext:value-type="date">
            <text:p>28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99667.17)" office:value-type="float" office:value="199667.17" calcext:value-type="float">
            <text:p>$199,667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5)" office:value-type="date" office:date-value="2021-08-17" calcext:value-type="date">
            <text:p>17/08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22179.25)" office:value-type="float" office:value="222179.25" calcext:value-type="float">
            <text:p>$222,179.2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6)" office:value-type="date" office:date-value="2020-12-31" calcext:value-type="date">
            <text:p>31/12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45610.71)" office:value-type="float" office:value="45610.71" calcext:value-type="float">
            <text:p>$45,610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6)" office:value-type="date" office:date-value="2020-10-22" calcext:value-type="date">
            <text:p>22/10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86648.84)" office:value-type="float" office:value="186648.84" calcext:value-type="float">
            <text:p>$186,648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44688.14)" office:value-type="float" office:value="244688.14" calcext:value-type="float">
            <text:p>$244,688.1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1)" office:value-type="date" office:date-value="2020-12-16" calcext:value-type="date">
            <text:p>16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06545.71)" office:value-type="float" office:value="306545.71" calcext:value-type="float">
            <text:p>$306,545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8)" office:value-type="date" office:date-value="2021-09-19" calcext:value-type="date">
            <text:p>19/09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58171.26)" office:value-type="float" office:value="258171.26" calcext:value-type="float">
            <text:p>$258,171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3)" office:value-type="date" office:date-value="2020-10-19" calcext:value-type="date">
            <text:p>19/10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97558.6)" office:value-type="float" office:value="297558.6" calcext:value-type="float">
            <text:p>$297,558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3)" office:value-type="date" office:date-value="2021-04-17" calcext:value-type="date">
            <text:p>17/04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23132.44)" office:value-type="float" office:value="123132.44" calcext:value-type="float">
            <text:p>$123,132.4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6)" office:value-type="date" office:date-value="2020-11-11" calcext:value-type="date">
            <text:p>11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00323.22)" office:value-type="float" office:value="100323.22" calcext:value-type="float">
            <text:p>$100,323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0)" office:value-type="date" office:date-value="2020-11-15" calcext:value-type="date">
            <text:p>15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20510.91)" office:value-type="float" office:value="120510.91" calcext:value-type="float">
            <text:p>$120,510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4)" office:value-type="date" office:date-value="2021-06-17" calcext:value-type="date">
            <text:p>17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73050.41)" office:value-type="float" office:value="373050.41" calcext:value-type="float">
            <text:p>$373,050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7)" office:value-type="date" office:date-value="2021-06-20" calcext:value-type="date">
            <text:p>20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02825.21)" office:value-type="float" office:value="302825.21" calcext:value-type="float">
            <text:p>$302,825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7)" office:value-type="date" office:date-value="2021-06-30" calcext:value-type="date">
            <text:p>30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03136.81)" office:value-type="float" office:value="203136.81" calcext:value-type="float">
            <text:p>$203,136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7)" office:value-type="date" office:date-value="2021-04-21" calcext:value-type="date">
            <text:p>21/04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48701.92)" office:value-type="float" office:value="48701.92" calcext:value-type="float">
            <text:p>$48,701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9)" office:value-type="date" office:date-value="2021-06-22" calcext:value-type="date">
            <text:p>22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53013.86)" office:value-type="float" office:value="353013.86" calcext:value-type="float">
            <text:p>$353,013.8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7)" office:value-type="date" office:date-value="2021-08-29" calcext:value-type="date">
            <text:p>29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81714.93)" office:value-type="float" office:value="81714.93" calcext:value-type="float">
            <text:p>$81,714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6)" office:value-type="date" office:date-value="2021-06-29" calcext:value-type="date">
            <text:p>29/06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6314.05)" office:value-type="float" office:value="26314.05" calcext:value-type="float">
            <text:p>$26,314.0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0)" office:value-type="date" office:date-value="2021-04-24" calcext:value-type="date">
            <text:p>24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42045.09)" office:value-type="float" office:value="342045.09" calcext:value-type="float">
            <text:p>$342,045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2)" office:value-type="date" office:date-value="2021-06-15" calcext:value-type="date">
            <text:p>15/06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50623.27)" office:value-type="float" office:value="50623.27" calcext:value-type="float">
            <text:p>$50,623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8)" office:value-type="date" office:date-value="2021-03-13" calcext:value-type="date">
            <text:p>13/03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36989.25)" office:value-type="float" office:value="236989.25" calcext:value-type="float">
            <text:p>$236,989.2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3)" office:value-type="date" office:date-value="2021-03-18" calcext:value-type="date">
            <text:p>18/03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69326.89)" office:value-type="float" office:value="269326.89" calcext:value-type="float">
            <text:p>$269,326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9)" office:value-type="date" office:date-value="2021-02-02" calcext:value-type="date">
            <text:p>02/02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06600.58)" office:value-type="float" office:value="106600.58" calcext:value-type="float">
            <text:p>$106,600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2)" office:value-type="date" office:date-value="2020-12-27" calcext:value-type="date">
            <text:p>27/12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64749.95)" office:value-type="float" office:value="164749.95" calcext:value-type="float">
            <text:p>$164,749.9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5)" office:value-type="date" office:date-value="2021-06-28" calcext:value-type="date">
            <text:p>28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81321.53)" office:value-type="float" office:value="81321.53" calcext:value-type="float">
            <text:p>$81,321.5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58653.72)" office:value-type="float" office:value="58653.72" calcext:value-type="float">
            <text:p>$58,653.7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6)" office:value-type="date" office:date-value="2021-06-09" calcext:value-type="date">
            <text:p>09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0)" office:value-type="date" office:date-value="2021-07-03" calcext:value-type="date">
            <text:p>03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47973.45)" office:value-type="float" office:value="147973.45" calcext:value-type="float">
            <text:p>$147,973.4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0)" office:value-type="date" office:date-value="2021-06-13" calcext:value-type="date">
            <text:p>13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13640.41)" office:value-type="float" office:value="113640.41" calcext:value-type="float">
            <text:p>$113,640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2)" office:value-type="date" office:date-value="2021-01-26" calcext:value-type="date">
            <text:p>26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90452.74)" office:value-type="float" office:value="190452.74" calcext:value-type="float">
            <text:p>$190,452.7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1)" office:value-type="date" office:date-value="2021-02-24" calcext:value-type="date">
            <text:p>24/02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16893.26)" office:value-type="float" office:value="216893.26" calcext:value-type="float">
            <text:p>$216,893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0)" office:value-type="date" office:date-value="2020-11-25" calcext:value-type="date">
            <text:p>25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06684.82)" office:value-type="float" office:value="306684.82" calcext:value-type="float">
            <text:p>$306,684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4)" office:value-type="date" office:date-value="2020-12-19" calcext:value-type="date">
            <text:p>19/12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42220.61)" office:value-type="float" office:value="242220.61" calcext:value-type="float">
            <text:p>$242,220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3)" office:value-type="date" office:date-value="2021-02-26" calcext:value-type="date">
            <text:p>26/02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64595.27)" office:value-type="float" office:value="164595.27" calcext:value-type="float">
            <text:p>$164,595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4)" office:value-type="date" office:date-value="2020-12-09" calcext:value-type="date">
            <text:p>09/12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85967.64)" office:value-type="float" office:value="385967.64" calcext:value-type="float">
            <text:p>$385,967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9)" office:value-type="date" office:date-value="2021-03-04" calcext:value-type="date">
            <text:p>04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06833.45)" office:value-type="float" office:value="206833.45" calcext:value-type="float">
            <text:p>$206,833.4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5)" office:value-type="date" office:date-value="2021-03-30" calcext:value-type="date">
            <text:p>30/03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06791.2)" office:value-type="float" office:value="106791.2" calcext:value-type="float">
            <text:p>$106,791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3)" office:value-type="date" office:date-value="2021-04-17" calcext:value-type="date">
            <text:p>17/04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12830.55)" office:value-type="float" office:value="112830.55" calcext:value-type="float">
            <text:p>$112,830.5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0)" office:value-type="date" office:date-value="2021-03-25" calcext:value-type="date">
            <text:p>25/03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31787.77)" office:value-type="float" office:value="131787.77" calcext:value-type="float">
            <text:p>$131,787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4)" office:value-type="date" office:date-value="2021-05-08" calcext:value-type="date">
            <text:p>08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00594.8)" office:value-type="float" office:value="100594.8" calcext:value-type="float">
            <text:p>$100,594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0)" office:value-type="date" office:date-value="2020-10-16" calcext:value-type="date">
            <text:p>16/10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22625.2)" office:value-type="float" office:value="222625.2" calcext:value-type="float">
            <text:p>$222,625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5)" office:value-type="date" office:date-value="2021-02-18" calcext:value-type="date">
            <text:p>18/02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75204.48)" office:value-type="float" office:value="175204.48" calcext:value-type="float">
            <text:p>$175,204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6)" office:value-type="date" office:date-value="2020-11-11" calcext:value-type="date">
            <text:p>11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00633.96)" office:value-type="float" office:value="200633.96" calcext:value-type="float">
            <text:p>$200,633.9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8)" office:value-type="date" office:date-value="2021-08-10" calcext:value-type="date">
            <text:p>10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86527.35)" office:value-type="float" office:value="386527.35" calcext:value-type="float">
            <text:p>$386,527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1)" office:value-type="date" office:date-value="2021-06-24" calcext:value-type="date">
            <text:p>24/06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9)" office:value-type="date" office:date-value="2021-07-02" calcext:value-type="date">
            <text:p>02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99353.64)" office:value-type="float" office:value="299353.64" calcext:value-type="float">
            <text:p>$299,353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3)" office:value-type="date" office:date-value="2021-06-06" calcext:value-type="date">
            <text:p>06/06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67134.53)" office:value-type="float" office:value="167134.53" calcext:value-type="float">
            <text:p>$167,134.5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1)" office:value-type="date" office:date-value="2021-01-25" calcext:value-type="date">
            <text:p>25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81008.89)" office:value-type="float" office:value="81008.89" calcext:value-type="float">
            <text:p>$81,008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9)" office:value-type="date" office:date-value="2021-07-12" calcext:value-type="date">
            <text:p>12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15234.72)" office:value-type="float" office:value="315234.72" calcext:value-type="float">
            <text:p>$315,234.7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6)" office:value-type="date" office:date-value="2020-12-11" calcext:value-type="date">
            <text:p>11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65164.65)" office:value-type="float" office:value="165164.65" calcext:value-type="float">
            <text:p>$165,164.6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9)" office:value-type="date" office:date-value="2021-07-02" calcext:value-type="date">
            <text:p>02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19449.14)" office:value-type="float" office:value="319449.14" calcext:value-type="float">
            <text:p>$319,449.1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8)" office:value-type="date" office:date-value="2020-11-13" calcext:value-type="date">
            <text:p>13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61148.57)" office:value-type="float" office:value="361148.57" calcext:value-type="float">
            <text:p>$361,148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8)" office:value-type="date" office:date-value="2021-09-09" calcext:value-type="date">
            <text:p>09/09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92253.18)" office:value-type="float" office:value="292253.18" calcext:value-type="float">
            <text:p>$292,253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8)" office:value-type="date" office:date-value="2021-08-10" calcext:value-type="date">
            <text:p>10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11766.52)" office:value-type="float" office:value="211766.52" calcext:value-type="float">
            <text:p>$211,766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0)" office:value-type="date" office:date-value="2021-09-21" calcext:value-type="date">
            <text:p>21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78662.43)" office:value-type="float" office:value="78662.43" calcext:value-type="float">
            <text:p>$78,662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9)" office:value-type="date" office:date-value="2021-05-23" calcext:value-type="date">
            <text:p>23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55661.9)" office:value-type="float" office:value="55661.9" calcext:value-type="float">
            <text:p>$55,661.9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4)" office:value-type="date" office:date-value="2021-09-15" calcext:value-type="date">
            <text:p>15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29940.21)" office:value-type="float" office:value="129940.21" calcext:value-type="float">
            <text:p>$129,940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4)" office:value-type="date" office:date-value="2020-10-30" calcext:value-type="date">
            <text:p>30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22669.34)" office:value-type="float" office:value="122669.34" calcext:value-type="float">
            <text:p>$122,669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6)" office:value-type="date" office:date-value="2021-08-28" calcext:value-type="date">
            <text:p>28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45950.88)" office:value-type="float" office:value="45950.88" calcext:value-type="float">
            <text:p>$45,950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6)" office:value-type="date" office:date-value="2021-08-28" calcext:value-type="date">
            <text:p>28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54175.23)" office:value-type="float" office:value="354175.23" calcext:value-type="float">
            <text:p>$354,175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6)" office:value-type="date" office:date-value="2021-07-09" calcext:value-type="date">
            <text:p>09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18503.36)" office:value-type="float" office:value="218503.36" calcext:value-type="float">
            <text:p>$218,503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2)" office:value-type="date" office:date-value="2021-09-03" calcext:value-type="date">
            <text:p>03/09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46993.63)" office:value-type="float" office:value="146993.63" calcext:value-type="float">
            <text:p>$146,993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9)" office:value-type="date" office:date-value="2021-03-04" calcext:value-type="date">
            <text:p>04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24686.92)" office:value-type="float" office:value="324686.92" calcext:value-type="float">
            <text:p>$324,686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4)" office:value-type="date" office:date-value="2021-04-18" calcext:value-type="date">
            <text:p>18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5120.89)" office:value-type="float" office:value="5120.89" calcext:value-type="float">
            <text:p>$5,120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9)" office:value-type="date" office:date-value="2021-08-01" calcext:value-type="date">
            <text:p>01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70728.88)" office:value-type="float" office:value="170728.88" calcext:value-type="float">
            <text:p>$170,728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3)" office:value-type="date" office:date-value="2021-07-26" calcext:value-type="date">
            <text:p>26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33707.84)" office:value-type="float" office:value="233707.84" calcext:value-type="float">
            <text:p>$233,707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9)" office:value-type="date" office:date-value="2021-01-03" calcext:value-type="date">
            <text:p>03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9520.89)" office:value-type="float" office:value="19520.89" calcext:value-type="float">
            <text:p>$19,520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0)" office:value-type="date" office:date-value="2021-01-14" calcext:value-type="date">
            <text:p>14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52951.82)" office:value-type="float" office:value="52951.82" calcext:value-type="float">
            <text:p>$52,951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3)" office:value-type="date" office:date-value="2021-03-08" calcext:value-type="date">
            <text:p>08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59212.04)" office:value-type="float" office:value="359212.04" calcext:value-type="float">
            <text:p>$359,212.0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55093.46)" office:value-type="float" office:value="255093.46" calcext:value-type="float">
            <text:p>$255,093.4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2)" office:value-type="date" office:date-value="2021-10-03" calcext:value-type="date">
            <text:p>03/10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60062.86)" office:value-type="float" office:value="160062.86" calcext:value-type="float">
            <text:p>$160,062.8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8)" office:value-type="date" office:date-value="2021-04-22" calcext:value-type="date">
            <text:p>22/04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33027.15)" office:value-type="float" office:value="233027.15" calcext:value-type="float">
            <text:p>$233,027.1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0)" office:value-type="date" office:date-value="2021-05-14" calcext:value-type="date">
            <text:p>14/05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67759.1)" office:value-type="float" office:value="267759.1" calcext:value-type="float">
            <text:p>$267,759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5)" office:value-type="date" office:date-value="2021-04-29" calcext:value-type="date">
            <text:p>29/04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58555.85)" office:value-type="float" office:value="58555.85" calcext:value-type="float">
            <text:p>$58,555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6)" office:value-type="date" office:date-value="2020-11-11" calcext:value-type="date">
            <text:p>11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76604.88)" office:value-type="float" office:value="76604.88" calcext:value-type="float">
            <text:p>$76,604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2)" office:value-type="date" office:date-value="2021-02-15" calcext:value-type="date">
            <text:p>15/02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83439.18)" office:value-type="float" office:value="383439.18" calcext:value-type="float">
            <text:p>$383,439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1)" office:value-type="date" office:date-value="2021-03-16" calcext:value-type="date">
            <text:p>16/03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64558.77)" office:value-type="float" office:value="164558.77" calcext:value-type="float">
            <text:p>$164,558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6)" office:value-type="date" office:date-value="2021-09-17" calcext:value-type="date">
            <text:p>17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51626.02)" office:value-type="float" office:value="51626.02" calcext:value-type="float">
            <text:p>$51,626.0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8)" office:value-type="date" office:date-value="2021-09-29" calcext:value-type="date">
            <text:p>29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99459.47)" office:value-type="float" office:value="99459.47" calcext:value-type="float">
            <text:p>$99,459.4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5)" office:value-type="date" office:date-value="2021-05-29" calcext:value-type="date">
            <text:p>29/05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8)" office:value-type="date" office:date-value="2021-03-03" calcext:value-type="date">
            <text:p>03/03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42273.58)" office:value-type="float" office:value="142273.58" calcext:value-type="float">
            <text:p>$142,273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2)" office:value-type="date" office:date-value="2021-02-15" calcext:value-type="date">
            <text:p>15/02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52260.32)" office:value-type="float" office:value="252260.32" calcext:value-type="float">
            <text:p>$252,260.3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5)" office:value-type="date" office:date-value="2021-05-19" calcext:value-type="date">
            <text:p>19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05371.34)" office:value-type="float" office:value="305371.34" calcext:value-type="float">
            <text:p>$305,371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9)" office:value-type="date" office:date-value="2021-06-22" calcext:value-type="date">
            <text:p>22/06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04647.94)" office:value-type="float" office:value="204647.94" calcext:value-type="float">
            <text:p>$204,647.9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9)" office:value-type="date" office:date-value="2021-07-22" calcext:value-type="date">
            <text:p>22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23042.93)" office:value-type="float" office:value="123042.93" calcext:value-type="float">
            <text:p>$123,042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7)" office:value-type="date" office:date-value="2021-07-30" calcext:value-type="date">
            <text:p>30/07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49715.73)" office:value-type="float" office:value="49715.73" calcext:value-type="float">
            <text:p>$49,715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5)" office:value-type="date" office:date-value="2020-12-20" calcext:value-type="date">
            <text:p>20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0998.58)" office:value-type="float" office:value="20998.58" calcext:value-type="float">
            <text:p>$20,998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6)" office:value-type="date" office:date-value="2021-04-20" calcext:value-type="date">
            <text:p>20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97082.73)" office:value-type="float" office:value="97082.73" calcext:value-type="float">
            <text:p>$97,082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1)" office:value-type="date" office:date-value="2021-09-22" calcext:value-type="date">
            <text:p>22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9498.28)" office:value-type="float" office:value="39498.28" calcext:value-type="float">
            <text:p>$39,498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8)" office:value-type="date" office:date-value="2020-10-14" calcext:value-type="date">
            <text:p>14/10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47362.03)" office:value-type="float" office:value="147362.03" calcext:value-type="float">
            <text:p>$147,362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1)" office:value-type="date" office:date-value="2020-12-26" calcext:value-type="date">
            <text:p>26/12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12497.81)" office:value-type="float" office:value="212497.81" calcext:value-type="float">
            <text:p>$212,497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9)" office:value-type="date" office:date-value="2021-09-10" calcext:value-type="date">
            <text:p>10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61850.42)" office:value-type="float" office:value="61850.42" calcext:value-type="float">
            <text:p>$61,850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2)" office:value-type="date" office:date-value="2020-11-17" calcext:value-type="date">
            <text:p>17/11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17603.3)" office:value-type="float" office:value="217603.3" calcext:value-type="float">
            <text:p>$217,603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9)" office:value-type="date" office:date-value="2021-03-14" calcext:value-type="date">
            <text:p>14/03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92237.74)" office:value-type="float" office:value="92237.74" calcext:value-type="float">
            <text:p>$92,237.7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6)" office:value-type="date" office:date-value="2021-02-09" calcext:value-type="date">
            <text:p>09/02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06760.93)" office:value-type="float" office:value="106760.93" calcext:value-type="float">
            <text:p>$106,760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1)" office:value-type="date" office:date-value="2021-06-24" calcext:value-type="date">
            <text:p>24/06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30354.16)" office:value-type="float" office:value="330354.16" calcext:value-type="float">
            <text:p>$330,354.1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0)" office:value-type="date" office:date-value="2021-08-22" calcext:value-type="date">
            <text:p>22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94231.62)" office:value-type="float" office:value="194231.62" calcext:value-type="float">
            <text:p>$194,231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5)" office:value-type="date" office:date-value="2021-01-19" calcext:value-type="date">
            <text:p>19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62244.19)" office:value-type="float" office:value="62244.19" calcext:value-type="float">
            <text:p>$62,244.1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6)" office:value-type="date" office:date-value="2021-03-21" calcext:value-type="date">
            <text:p>21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43294.11)" office:value-type="float" office:value="243294.11" calcext:value-type="float">
            <text:p>$243,294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9)" office:value-type="date" office:date-value="2021-09-30" calcext:value-type="date">
            <text:p>30/09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95192.65)" office:value-type="float" office:value="295192.65" calcext:value-type="float">
            <text:p>$295,192.6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1)" office:value-type="date" office:date-value="2021-06-04" calcext:value-type="date">
            <text:p>04/06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50826.86)" office:value-type="float" office:value="150826.86" calcext:value-type="float">
            <text:p>$150,826.8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2)" office:value-type="date" office:date-value="2020-11-07" calcext:value-type="date">
            <text:p>07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92929.31)" office:value-type="float" office:value="292929.31" calcext:value-type="float">
            <text:p>$292,929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7)" office:value-type="date" office:date-value="2021-10-08" calcext:value-type="date">
            <text:p>08/10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60806.18)" office:value-type="float" office:value="260806.18" calcext:value-type="float">
            <text:p>$260,806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9)" office:value-type="date" office:date-value="2021-08-11" calcext:value-type="date">
            <text:p>11/08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70401.38)" office:value-type="float" office:value="370401.38" calcext:value-type="float">
            <text:p>$370,401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8)" office:value-type="date" office:date-value="2021-05-22" calcext:value-type="date">
            <text:p>22/05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95121.7)" office:value-type="float" office:value="95121.7" calcext:value-type="float">
            <text:p>$95,121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5)" office:value-type="date" office:date-value="2021-07-28" calcext:value-type="date">
            <text:p>28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49757.91)" office:value-type="float" office:value="49757.91" calcext:value-type="float">
            <text:p>$49,757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9)" office:value-type="date" office:date-value="2021-02-22" calcext:value-type="date">
            <text:p>22/02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87922.08)" office:value-type="float" office:value="387922.08" calcext:value-type="float">
            <text:p>$387,922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0)" office:value-type="date" office:date-value="2021-03-25" calcext:value-type="date">
            <text:p>25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33500.51)" office:value-type="float" office:value="233500.51" calcext:value-type="float">
            <text:p>$233,500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0)" office:value-type="date" office:date-value="2021-09-01" calcext:value-type="date">
            <text:p>01/09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15874)" office:value-type="float" office:value="315874" calcext:value-type="float">
            <text:p>$315,874.0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3)" office:value-type="date" office:date-value="2021-02-06" calcext:value-type="date">
            <text:p>06/02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37998.57)" office:value-type="float" office:value="237998.57" calcext:value-type="float">
            <text:p>$237,998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8)" office:value-type="date" office:date-value="2020-10-24" calcext:value-type="date">
            <text:p>24/10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93940.23)" office:value-type="float" office:value="93940.23" calcext:value-type="float">
            <text:p>$93,940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8)" office:value-type="date" office:date-value="2020-10-14" calcext:value-type="date">
            <text:p>14/10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36327.58)" office:value-type="float" office:value="336327.58" calcext:value-type="float">
            <text:p>$336,327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2)" office:value-type="date" office:date-value="2021-02-05" calcext:value-type="date">
            <text:p>05/02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90538.99)" office:value-type="float" office:value="90538.99" calcext:value-type="float">
            <text:p>$90,538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5)" office:value-type="date" office:date-value="2020-12-20" calcext:value-type="date">
            <text:p>20/12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23628.7)" office:value-type="float" office:value="223628.7" calcext:value-type="float">
            <text:p>$223,628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4)" office:value-type="date" office:date-value="2021-03-09" calcext:value-type="date">
            <text:p>09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6505.86)" office:value-type="float" office:value="16505.86" calcext:value-type="float">
            <text:p>$16,505.8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9)" office:value-type="date" office:date-value="2021-02-22" calcext:value-type="date">
            <text:p>22/02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73244.63)" office:value-type="float" office:value="173244.63" calcext:value-type="float">
            <text:p>$173,244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5)" office:value-type="date" office:date-value="2020-12-10" calcext:value-type="date">
            <text:p>10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97565.4)" office:value-type="float" office:value="397565.4" calcext:value-type="float">
            <text:p>$397,565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7)" office:value-type="date" office:date-value="2021-02-20" calcext:value-type="date">
            <text:p>20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78595.67)" office:value-type="float" office:value="178595.67" calcext:value-type="float">
            <text:p>$178,595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0)" office:value-type="date" office:date-value="2020-10-26" calcext:value-type="date">
            <text:p>26/10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5778.7)" office:value-type="float" office:value="15778.7" calcext:value-type="float">
            <text:p>$15,778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5)" office:value-type="date" office:date-value="2021-09-26" calcext:value-type="date">
            <text:p>26/09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39390)" office:value-type="float" office:value="239390" calcext:value-type="float">
            <text:p>$239,390.0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8)" office:value-type="date" office:date-value="2020-12-23" calcext:value-type="date">
            <text:p>23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15975.97)" office:value-type="float" office:value="315975.97" calcext:value-type="float">
            <text:p>$315,975.9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8)" office:value-type="date" office:date-value="2021-07-01" calcext:value-type="date">
            <text:p>01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30562.89)" office:value-type="float" office:value="130562.89" calcext:value-type="float">
            <text:p>$130,562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0)" office:value-type="date" office:date-value="2021-01-14" calcext:value-type="date">
            <text:p>14/01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52969.66)" office:value-type="float" office:value="152969.66" calcext:value-type="float">
            <text:p>$152,969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4)" office:value-type="date" office:date-value="2021-05-08" calcext:value-type="date">
            <text:p>08/05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84103.13)" office:value-type="float" office:value="284103.13" calcext:value-type="float">
            <text:p>$284,103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3)" office:value-type="date" office:date-value="2021-04-27" calcext:value-type="date">
            <text:p>27/04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69968.41)" office:value-type="float" office:value="169968.41" calcext:value-type="float">
            <text:p>$169,968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7)" office:value-type="date" office:date-value="2021-02-20" calcext:value-type="date">
            <text:p>20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62754.83)" office:value-type="float" office:value="162754.83" calcext:value-type="float">
            <text:p>$162,754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6)" office:value-type="date" office:date-value="2021-01-20" calcext:value-type="date">
            <text:p>20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28328.22)" office:value-type="float" office:value="228328.22" calcext:value-type="float">
            <text:p>$228,328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1)" office:value-type="date" office:date-value="2021-02-04" calcext:value-type="date">
            <text:p>04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73290.74)" office:value-type="float" office:value="373290.74" calcext:value-type="float">
            <text:p>$373,290.7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0)" office:value-type="date" office:date-value="2021-09-21" calcext:value-type="date">
            <text:p>21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38644.65)" office:value-type="float" office:value="338644.65" calcext:value-type="float">
            <text:p>$338,644.6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8)" office:value-type="date" office:date-value="2021-08-20" calcext:value-type="date">
            <text:p>20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89731.52)" office:value-type="float" office:value="389731.52" calcext:value-type="float">
            <text:p>$389,731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2)" office:value-type="date" office:date-value="2021-09-13" calcext:value-type="date">
            <text:p>13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49550.4)" office:value-type="float" office:value="249550.4" calcext:value-type="float">
            <text:p>$249,550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8)" office:value-type="date" office:date-value="2021-08-20" calcext:value-type="date">
            <text:p>20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05787.11)" office:value-type="float" office:value="105787.11" calcext:value-type="float">
            <text:p>$105,787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4)" office:value-type="date" office:date-value="2021-03-29" calcext:value-type="date">
            <text:p>29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00613.83)" office:value-type="float" office:value="100613.83" calcext:value-type="float">
            <text:p>$100,613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5)" office:value-type="date" office:date-value="2021-09-16" calcext:value-type="date">
            <text:p>16/09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86770.69)" office:value-type="float" office:value="86770.69" calcext:value-type="float">
            <text:p>$86,770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8)" office:value-type="date" office:date-value="2021-05-12" calcext:value-type="date">
            <text:p>12/05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50095.91)" office:value-type="float" office:value="50095.91" calcext:value-type="float">
            <text:p>$50,095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1)" office:value-type="date" office:date-value="2021-02-14" calcext:value-type="date">
            <text:p>14/02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11884.91)" office:value-type="float" office:value="211884.91" calcext:value-type="float">
            <text:p>$211,884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2)" office:value-type="date" office:date-value="2020-11-27" calcext:value-type="date">
            <text:p>27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09501.62)" office:value-type="float" office:value="209501.62" calcext:value-type="float">
            <text:p>$209,501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6)" office:value-type="date" office:date-value="2021-08-18" calcext:value-type="date">
            <text:p>18/08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71501.88)" office:value-type="float" office:value="71501.88" calcext:value-type="float">
            <text:p>$71,501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0)" office:value-type="date" office:date-value="2020-12-15" calcext:value-type="date">
            <text:p>15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99144.06)" office:value-type="float" office:value="299144.06" calcext:value-type="float">
            <text:p>$299,144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6)" office:value-type="date" office:date-value="2021-01-20" calcext:value-type="date">
            <text:p>20/01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43752.88)" office:value-type="float" office:value="143752.88" calcext:value-type="float">
            <text:p>$143,752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0)" office:value-type="date" office:date-value="2021-03-05" calcext:value-type="date">
            <text:p>05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01239.19)" office:value-type="float" office:value="301239.19" calcext:value-type="float">
            <text:p>$301,239.1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3)" office:value-type="date" office:date-value="2020-11-18" calcext:value-type="date">
            <text:p>18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80379.42)" office:value-type="float" office:value="280379.42" calcext:value-type="float">
            <text:p>$280,379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9)" office:value-type="date" office:date-value="2021-09-10" calcext:value-type="date">
            <text:p>10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58503.8)" office:value-type="float" office:value="358503.8" calcext:value-type="float">
            <text:p>$358,503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1)" office:value-type="date" office:date-value="2020-10-27" calcext:value-type="date">
            <text:p>27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94455.73)" office:value-type="float" office:value="394455.73" calcext:value-type="float">
            <text:p>$394,455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4)" office:value-type="date" office:date-value="2020-10-20" calcext:value-type="date">
            <text:p>20/10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79728.1)" office:value-type="float" office:value="179728.1" calcext:value-type="float">
            <text:p>$179,728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5)" office:value-type="date" office:date-value="2021-10-06" calcext:value-type="date">
            <text:p>06/10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14300.64)" office:value-type="float" office:value="114300.64" calcext:value-type="float">
            <text:p>$114,300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8)" office:value-type="date" office:date-value="2021-09-19" calcext:value-type="date">
            <text:p>19/09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91169.77)" office:value-type="float" office:value="291169.77" calcext:value-type="float">
            <text:p>$291,169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4)" office:value-type="date" office:date-value="2021-07-07" calcext:value-type="date">
            <text:p>07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88093.5)" office:value-type="float" office:value="188093.5" calcext:value-type="float">
            <text:p>$188,093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0)" office:value-type="date" office:date-value="2021-07-03" calcext:value-type="date">
            <text:p>03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29341.7)" office:value-type="float" office:value="229341.7" calcext:value-type="float">
            <text:p>$229,341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5)" office:value-type="date" office:date-value="2021-05-29" calcext:value-type="date">
            <text:p>29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82422.63)" office:value-type="float" office:value="382422.63" calcext:value-type="float">
            <text:p>$382,422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8)" office:value-type="date" office:date-value="2021-02-21" calcext:value-type="date">
            <text:p>21/02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10500.26)" office:value-type="float" office:value="310500.26" calcext:value-type="float">
            <text:p>$310,500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5)" office:value-type="date" office:date-value="2021-01-09" calcext:value-type="date">
            <text:p>09/01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70417.56)" office:value-type="float" office:value="270417.56" calcext:value-type="float">
            <text:p>$270,417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1)" office:value-type="date" office:date-value="2021-07-14" calcext:value-type="date">
            <text:p>14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51951.11)" office:value-type="float" office:value="151951.11" calcext:value-type="float">
            <text:p>$151,951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6)" office:value-type="date" office:date-value="2021-08-28" calcext:value-type="date">
            <text:p>28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13534.66)" office:value-type="float" office:value="313534.66" calcext:value-type="float">
            <text:p>$313,534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9)" office:value-type="date" office:date-value="2021-07-22" calcext:value-type="date">
            <text:p>22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8747.26)" office:value-type="float" office:value="38747.26" calcext:value-type="float">
            <text:p>$38,747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1)" office:value-type="date" office:date-value="2021-09-22" calcext:value-type="date">
            <text:p>22/09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39185.8)" office:value-type="float" office:value="339185.8" calcext:value-type="float">
            <text:p>$339,185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6)" office:value-type="date" office:date-value="2020-12-11" calcext:value-type="date">
            <text:p>11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6)" office:value-type="date" office:date-value="2021-03-31" calcext:value-type="date">
            <text:p>31/03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71294.58)" office:value-type="float" office:value="371294.58" calcext:value-type="float">
            <text:p>$371,294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6)" office:value-type="date" office:date-value="2020-10-12" calcext:value-type="date">
            <text:p>12/10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14068.9)" office:value-type="float" office:value="214068.9" calcext:value-type="float">
            <text:p>$214,068.9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6)" office:value-type="date" office:date-value="2021-07-19" calcext:value-type="date">
            <text:p>19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2)" office:value-type="date" office:date-value="2021-05-16" calcext:value-type="date">
            <text:p>16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7297.66)" office:value-type="float" office:value="37297.66" calcext:value-type="float">
            <text:p>$37,297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5)" office:value-type="date" office:date-value="2021-02-08" calcext:value-type="date">
            <text:p>08/02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71182.56)" office:value-type="float" office:value="71182.56" calcext:value-type="float">
            <text:p>$71,182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3)" office:value-type="date" office:date-value="2021-03-28" calcext:value-type="date">
            <text:p>28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71877.04)" office:value-type="float" office:value="71877.04" calcext:value-type="float">
            <text:p>$71,877.0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2)" office:value-type="date" office:date-value="2021-03-07" calcext:value-type="date">
            <text:p>07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23119.52)" office:value-type="float" office:value="223119.52" calcext:value-type="float">
            <text:p>$223,119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1)" office:value-type="date" office:date-value="2021-06-24" calcext:value-type="date">
            <text:p>24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69160.07)" office:value-type="float" office:value="69160.07" calcext:value-type="float">
            <text:p>$69,160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12273.73)" office:value-type="float" office:value="112273.73" calcext:value-type="float">
            <text:p>$112,273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9)" office:value-type="date" office:date-value="2021-05-23" calcext:value-type="date">
            <text:p>23/05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32175.3)" office:value-type="float" office:value="332175.3" calcext:value-type="float">
            <text:p>$332,175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1)" office:value-type="date" office:date-value="2021-03-26" calcext:value-type="date">
            <text:p>26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03164.69)" office:value-type="float" office:value="303164.69" calcext:value-type="float">
            <text:p>$303,164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1)" office:value-type="date" office:date-value="2021-03-26" calcext:value-type="date">
            <text:p>26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97231.01)" office:value-type="float" office:value="397231.01" calcext:value-type="float">
            <text:p>$397,231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7)" office:value-type="date" office:date-value="2020-11-22" calcext:value-type="date">
            <text:p>22/11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8322.37)" office:value-type="float" office:value="8322.37" calcext:value-type="float">
            <text:p>$8,322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4)" office:value-type="date" office:date-value="2021-07-07" calcext:value-type="date">
            <text:p>07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87574.2)" office:value-type="float" office:value="87574.2" calcext:value-type="float">
            <text:p>$87,574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0)" office:value-type="date" office:date-value="2020-12-15" calcext:value-type="date">
            <text:p>15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35516.42)" office:value-type="float" office:value="235516.42" calcext:value-type="float">
            <text:p>$235,516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8)" office:value-type="date" office:date-value="2021-09-09" calcext:value-type="date">
            <text:p>09/09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17155.04)" office:value-type="float" office:value="317155.04" calcext:value-type="float">
            <text:p>$317,155.0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9)" office:value-type="date" office:date-value="2021-05-13" calcext:value-type="date">
            <text:p>13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92370.62)" office:value-type="float" office:value="292370.62" calcext:value-type="float">
            <text:p>$292,370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5)" office:value-type="date" office:date-value="2020-10-21" calcext:value-type="date">
            <text:p>21/10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23413.83)" office:value-type="float" office:value="123413.83" calcext:value-type="float">
            <text:p>$123,413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7)" office:value-type="date" office:date-value="2021-02-10" calcext:value-type="date">
            <text:p>10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4)" office:value-type="date" office:date-value="2021-09-15" calcext:value-type="date">
            <text:p>15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87650.38)" office:value-type="float" office:value="187650.38" calcext:value-type="float">
            <text:p>$187,650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3)" office:value-type="date" office:date-value="2021-05-17" calcext:value-type="date">
            <text:p>17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56205.63)" office:value-type="float" office:value="256205.63" calcext:value-type="float">
            <text:p>$256,205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1)" office:value-type="date" office:date-value="2021-06-24" calcext:value-type="date">
            <text:p>24/06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0034.61)" office:value-type="float" office:value="10034.61" calcext:value-type="float">
            <text:p>$10,034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0)" office:value-type="date" office:date-value="2020-12-15" calcext:value-type="date">
            <text:p>15/12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72628.82)" office:value-type="float" office:value="272628.82" calcext:value-type="float">
            <text:p>$272,628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9)" office:value-type="date" office:date-value="2021-07-02" calcext:value-type="date">
            <text:p>02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74256.44)" office:value-type="float" office:value="274256.44" calcext:value-type="float">
            <text:p>$274,256.4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9)" office:value-type="date" office:date-value="2021-08-01" calcext:value-type="date">
            <text:p>01/08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45683.52)" office:value-type="float" office:value="345683.52" calcext:value-type="float">
            <text:p>$345,683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7)" office:value-type="date" office:date-value="2021-02-20" calcext:value-type="date">
            <text:p>20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6)" office:value-type="date" office:date-value="2021-09-07" calcext:value-type="date">
            <text:p>07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76540.98)" office:value-type="float" office:value="376540.98" calcext:value-type="float">
            <text:p>$376,540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4)" office:value-type="date" office:date-value="2021-07-07" calcext:value-type="date">
            <text:p>07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59045.99)" office:value-type="float" office:value="159045.99" calcext:value-type="float">
            <text:p>$159,045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3)" office:value-type="date" office:date-value="2020-10-29" calcext:value-type="date">
            <text:p>29/10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4552.65)" office:value-type="float" office:value="24552.65" calcext:value-type="float">
            <text:p>$24,552.6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4)" office:value-type="date" office:date-value="2020-12-29" calcext:value-type="date">
            <text:p>29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46424.52)" office:value-type="float" office:value="46424.52" calcext:value-type="float">
            <text:p>$46,424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5)" office:value-type="date" office:date-value="2020-10-21" calcext:value-type="date">
            <text:p>21/10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8941.03)" office:value-type="float" office:value="38941.03" calcext:value-type="float">
            <text:p>$38,941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1)" office:value-type="date" office:date-value="2021-06-24" calcext:value-type="date">
            <text:p>24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03757.91)" office:value-type="float" office:value="103757.91" calcext:value-type="float">
            <text:p>$103,757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3)" office:value-type="date" office:date-value="2021-07-26" calcext:value-type="date">
            <text:p>26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46250.62)" office:value-type="float" office:value="146250.62" calcext:value-type="float">
            <text:p>$146,250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5)" office:value-type="date" office:date-value="2021-04-29" calcext:value-type="date">
            <text:p>29/04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86150.11)" office:value-type="float" office:value="186150.11" calcext:value-type="float">
            <text:p>$186,150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4)" office:value-type="date" office:date-value="2021-08-06" calcext:value-type="date">
            <text:p>06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55807.04)" office:value-type="float" office:value="255807.04" calcext:value-type="float">
            <text:p>$255,807.0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1)" office:value-type="date" office:date-value="2020-11-26" calcext:value-type="date">
            <text:p>26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66478.82)" office:value-type="float" office:value="366478.82" calcext:value-type="float">
            <text:p>$366,478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9)" office:value-type="date" office:date-value="2021-09-30" calcext:value-type="date">
            <text:p>30/09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14498.06)" office:value-type="float" office:value="314498.06" calcext:value-type="float">
            <text:p>$314,498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5)" office:value-type="date" office:date-value="2020-10-31" calcext:value-type="date">
            <text:p>31/10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53225.05)" office:value-type="float" office:value="353225.05" calcext:value-type="float">
            <text:p>$353,225.0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4)" office:value-type="date" office:date-value="2021-05-08" calcext:value-type="date">
            <text:p>08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1176.69)" office:value-type="float" office:value="21176.69" calcext:value-type="float">
            <text:p>$21,176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8)" office:value-type="date" office:date-value="2020-12-03" calcext:value-type="date">
            <text:p>03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51464.52)" office:value-type="float" office:value="151464.52" calcext:value-type="float">
            <text:p>$151,464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2)" office:value-type="date" office:date-value="2021-05-26" calcext:value-type="date">
            <text:p>26/05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09220.63)" office:value-type="float" office:value="309220.63" calcext:value-type="float">
            <text:p>$309,220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1)" office:value-type="date" office:date-value="2020-12-26" calcext:value-type="date">
            <text:p>26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6791.24)" office:value-type="float" office:value="16791.24" calcext:value-type="float">
            <text:p>$16,791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2)" office:value-type="date" office:date-value="2021-07-05" calcext:value-type="date">
            <text:p>05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68162.6)" office:value-type="float" office:value="268162.6" calcext:value-type="float">
            <text:p>$268,162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5)" office:value-type="date" office:date-value="2020-10-11" calcext:value-type="date">
            <text:p>11/10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64469.67)" office:value-type="float" office:value="64469.67" calcext:value-type="float">
            <text:p>$64,469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1)" office:value-type="date" office:date-value="2020-12-26" calcext:value-type="date">
            <text:p>26/12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40224.01)" office:value-type="float" office:value="40224.01" calcext:value-type="float">
            <text:p>$40,224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5)" office:value-type="date" office:date-value="2021-03-30" calcext:value-type="date">
            <text:p>30/03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72023.58)" office:value-type="float" office:value="172023.58" calcext:value-type="float">
            <text:p>$172,023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0)" office:value-type="date" office:date-value="2021-09-21" calcext:value-type="date">
            <text:p>21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47689.58)" office:value-type="float" office:value="247689.58" calcext:value-type="float">
            <text:p>$247,689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7)" office:value-type="date" office:date-value="2021-04-01" calcext:value-type="date">
            <text:p>01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12294.37)" office:value-type="float" office:value="312294.37" calcext:value-type="float">
            <text:p>$312,294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8)" office:value-type="date" office:date-value="2020-12-23" calcext:value-type="date">
            <text:p>23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96257.82)" office:value-type="float" office:value="96257.82" calcext:value-type="float">
            <text:p>$96,257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9)" office:value-type="date" office:date-value="2020-11-14" calcext:value-type="date">
            <text:p>14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73571.57)" office:value-type="float" office:value="273571.57" calcext:value-type="float">
            <text:p>$273,571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3)" office:value-type="date" office:date-value="2021-06-16" calcext:value-type="date">
            <text:p>16/06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47481.78)" office:value-type="float" office:value="47481.78" calcext:value-type="float">
            <text:p>$47,481.7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4)" office:value-type="date" office:date-value="2021-03-09" calcext:value-type="date">
            <text:p>09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82768.83)" office:value-type="float" office:value="182768.83" calcext:value-type="float">
            <text:p>$182,768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7)" office:value-type="date" office:date-value="2021-04-01" calcext:value-type="date">
            <text:p>01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94364.6)" office:value-type="float" office:value="294364.6" calcext:value-type="float">
            <text:p>$294,364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0)" office:value-type="date" office:date-value="2021-01-24" calcext:value-type="date">
            <text:p>24/01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70440)" office:value-type="float" office:value="370440" calcext:value-type="float">
            <text:p>$370,440.0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6)" office:value-type="date" office:date-value="2021-02-09" calcext:value-type="date">
            <text:p>09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98778.39)" office:value-type="float" office:value="398778.39" calcext:value-type="float">
            <text:p>$398,778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4)" office:value-type="date" office:date-value="2021-09-15" calcext:value-type="date">
            <text:p>15/09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52824.29)" office:value-type="float" office:value="352824.29" calcext:value-type="float">
            <text:p>$352,824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9)" office:value-type="date" office:date-value="2021-07-02" calcext:value-type="date">
            <text:p>02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80416.71)" office:value-type="float" office:value="380416.71" calcext:value-type="float">
            <text:p>$380,416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2)" office:value-type="date" office:date-value="2021-02-15" calcext:value-type="date">
            <text:p>15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90230.51)" office:value-type="float" office:value="290230.51" calcext:value-type="float">
            <text:p>$290,230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3)" office:value-type="date" office:date-value="2021-08-05" calcext:value-type="date">
            <text:p>05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72434.73)" office:value-type="float" office:value="72434.73" calcext:value-type="float">
            <text:p>$72,434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8271.03)" office:value-type="float" office:value="18271.03" calcext:value-type="float">
            <text:p>$18,271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7)" office:value-type="date" office:date-value="2021-07-10" calcext:value-type="date">
            <text:p>10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91654.25)" office:value-type="float" office:value="91654.25" calcext:value-type="float">
            <text:p>$91,654.2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8)" office:value-type="date" office:date-value="2021-07-21" calcext:value-type="date">
            <text:p>21/07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0615.54)" office:value-type="float" office:value="10615.54" calcext:value-type="float">
            <text:p>$10,615.5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9)" office:value-type="date" office:date-value="2021-06-22" calcext:value-type="date">
            <text:p>22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50709.85)" office:value-type="float" office:value="350709.85" calcext:value-type="float">
            <text:p>$350,709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5)" office:value-type="date" office:date-value="2021-01-29" calcext:value-type="date">
            <text:p>29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37918.17)" office:value-type="float" office:value="137918.17" calcext:value-type="float">
            <text:p>$137,918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4)" office:value-type="date" office:date-value="2021-07-07" calcext:value-type="date">
            <text:p>07/07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79403.62)" office:value-type="float" office:value="179403.62" calcext:value-type="float">
            <text:p>$179,403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0)" office:value-type="date" office:date-value="2020-10-26" calcext:value-type="date">
            <text:p>26/10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68642.03)" office:value-type="float" office:value="168642.03" calcext:value-type="float">
            <text:p>$168,642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2)" office:value-type="date" office:date-value="2021-07-15" calcext:value-type="date">
            <text:p>15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50895.88)" office:value-type="float" office:value="250895.88" calcext:value-type="float">
            <text:p>$250,895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7)" office:value-type="date" office:date-value="2021-10-08" calcext:value-type="date">
            <text:p>08/10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8)" office:value-type="date" office:date-value="2021-10-09" calcext:value-type="date">
            <text:p>09/10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94165.31)" office:value-type="float" office:value="394165.31" calcext:value-type="float">
            <text:p>$394,165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9)" office:value-type="date" office:date-value="2020-11-14" calcext:value-type="date">
            <text:p>14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60310.57)" office:value-type="float" office:value="160310.57" calcext:value-type="float">
            <text:p>$160,310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3)" office:value-type="date" office:date-value="2021-01-17" calcext:value-type="date">
            <text:p>17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96327.4)" office:value-type="float" office:value="196327.4" calcext:value-type="float">
            <text:p>$196,327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4)" office:value-type="date" office:date-value="2021-01-28" calcext:value-type="date">
            <text:p>28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33081.91)" office:value-type="float" office:value="333081.91" calcext:value-type="float">
            <text:p>$333,081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8)" office:value-type="date" office:date-value="2021-08-20" calcext:value-type="date">
            <text:p>20/08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61185.8)" office:value-type="float" office:value="361185.8" calcext:value-type="float">
            <text:p>$361,185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2)" office:value-type="date" office:date-value="2021-02-15" calcext:value-type="date">
            <text:p>15/02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58441.34)" office:value-type="float" office:value="158441.34" calcext:value-type="float">
            <text:p>$158,441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3)" office:value-type="date" office:date-value="2021-02-16" calcext:value-type="date">
            <text:p>16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03460.21)" office:value-type="float" office:value="303460.21" calcext:value-type="float">
            <text:p>$303,460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1)" office:value-type="date" office:date-value="2021-08-03" calcext:value-type="date">
            <text:p>03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95462.29)" office:value-type="float" office:value="295462.29" calcext:value-type="float">
            <text:p>$295,462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9)" office:value-type="date" office:date-value="2021-08-11" calcext:value-type="date">
            <text:p>11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61067.48)" office:value-type="float" office:value="261067.48" calcext:value-type="float">
            <text:p>$261,067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8)" office:value-type="date" office:date-value="2021-08-30" calcext:value-type="date">
            <text:p>30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82470.84)" office:value-type="float" office:value="282470.84" calcext:value-type="float">
            <text:p>$282,470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0)" office:value-type="date" office:date-value="2021-02-13" calcext:value-type="date">
            <text:p>13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75751.93)" office:value-type="float" office:value="275751.93" calcext:value-type="float">
            <text:p>$275,751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8)" office:value-type="date" office:date-value="2021-08-10" calcext:value-type="date">
            <text:p>10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93184.17)" office:value-type="float" office:value="293184.17" calcext:value-type="float">
            <text:p>$293,184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3)" office:value-type="date" office:date-value="2021-07-26" calcext:value-type="date">
            <text:p>26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58145.43)" office:value-type="float" office:value="58145.43" calcext:value-type="float">
            <text:p>$58,145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3)" office:value-type="date" office:date-value="2020-12-28" calcext:value-type="date">
            <text:p>28/12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8315.13)" office:value-type="float" office:value="38315.13" calcext:value-type="float">
            <text:p>$38,315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3)" office:value-type="date" office:date-value="2021-10-04" calcext:value-type="date">
            <text:p>04/10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11529.89)" office:value-type="float" office:value="111529.89" calcext:value-type="float">
            <text:p>$111,529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7)" office:value-type="date" office:date-value="2021-03-12" calcext:value-type="date">
            <text:p>12/03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51709.02)" office:value-type="float" office:value="51709.02" calcext:value-type="float">
            <text:p>$51,709.0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1)" office:value-type="date" office:date-value="2021-04-25" calcext:value-type="date">
            <text:p>25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27817.13)" office:value-type="float" office:value="227817.13" calcext:value-type="float">
            <text:p>$227,817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2)" office:value-type="date" office:date-value="2020-11-27" calcext:value-type="date">
            <text:p>27/11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53400.61)" office:value-type="float" office:value="153400.61" calcext:value-type="float">
            <text:p>$153,400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5)" office:value-type="date" office:date-value="2021-07-08" calcext:value-type="date">
            <text:p>08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22799.38)" office:value-type="float" office:value="122799.38" calcext:value-type="float">
            <text:p>$122,799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0)" office:value-type="date" office:date-value="2021-09-21" calcext:value-type="date">
            <text:p>21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19867.48)" office:value-type="float" office:value="219867.48" calcext:value-type="float">
            <text:p>$219,867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8)" office:value-type="date" office:date-value="2021-02-11" calcext:value-type="date">
            <text:p>11/02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42880.37)" office:value-type="float" office:value="242880.37" calcext:value-type="float">
            <text:p>$242,880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2)" office:value-type="date" office:date-value="2021-08-14" calcext:value-type="date">
            <text:p>14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73318.27)" office:value-type="float" office:value="73318.27" calcext:value-type="float">
            <text:p>$73,318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2)" office:value-type="date" office:date-value="2021-05-26" calcext:value-type="date">
            <text:p>26/05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65412.63)" office:value-type="float" office:value="365412.63" calcext:value-type="float">
            <text:p>$365,412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5)" office:value-type="date" office:date-value="2021-04-29" calcext:value-type="date">
            <text:p>29/04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3761.87)" office:value-type="float" office:value="13761.87" calcext:value-type="float">
            <text:p>$13,761.8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6)" office:value-type="date" office:date-value="2021-05-10" calcext:value-type="date">
            <text:p>10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44983.17)" office:value-type="float" office:value="344983.17" calcext:value-type="float">
            <text:p>$344,983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8)" office:value-type="date" office:date-value="2020-12-23" calcext:value-type="date">
            <text:p>23/12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30762.96)" office:value-type="float" office:value="130762.96" calcext:value-type="float">
            <text:p>$130,762.9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9)" office:value-type="date" office:date-value="2021-03-14" calcext:value-type="date">
            <text:p>14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6)" office:value-type="date" office:date-value="2021-09-27" calcext:value-type="date">
            <text:p>27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67912.34)" office:value-type="float" office:value="267912.34" calcext:value-type="float">
            <text:p>$267,912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0)" office:value-type="date" office:date-value="2021-08-02" calcext:value-type="date">
            <text:p>02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46468.02)" office:value-type="float" office:value="46468.02" calcext:value-type="float">
            <text:p>$46,468.0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2)" office:value-type="date" office:date-value="2021-06-05" calcext:value-type="date">
            <text:p>05/06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95110.18)" office:value-type="float" office:value="395110.18" calcext:value-type="float">
            <text:p>$395,110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4)" office:value-type="date" office:date-value="2020-10-30" calcext:value-type="date">
            <text:p>30/10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20670.87)" office:value-type="float" office:value="220670.87" calcext:value-type="float">
            <text:p>$220,670.8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7)" office:value-type="date" office:date-value="2021-07-30" calcext:value-type="date">
            <text:p>30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6023.3)" office:value-type="float" office:value="36023.3" calcext:value-type="float">
            <text:p>$36,023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2)" office:value-type="date" office:date-value="2021-07-05" calcext:value-type="date">
            <text:p>05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99266.42)" office:value-type="float" office:value="399266.42" calcext:value-type="float">
            <text:p>$399,266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7)" office:value-type="date" office:date-value="2021-01-01" calcext:value-type="date">
            <text:p>01/01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58178.8)" office:value-type="float" office:value="158178.8" calcext:value-type="float">
            <text:p>$158,178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3)" office:value-type="date" office:date-value="2021-01-17" calcext:value-type="date">
            <text:p>17/01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61766.08)" office:value-type="float" office:value="261766.08" calcext:value-type="float">
            <text:p>$261,766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6)" office:value-type="date" office:date-value="2020-12-01" calcext:value-type="date">
            <text:p>01/12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34378.88)" office:value-type="float" office:value="234378.88" calcext:value-type="float">
            <text:p>$234,378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5)" office:value-type="date" office:date-value="2020-12-20" calcext:value-type="date">
            <text:p>20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36048.11)" office:value-type="float" office:value="236048.11" calcext:value-type="float">
            <text:p>$236,048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1)" office:value-type="date" office:date-value="2020-11-16" calcext:value-type="date">
            <text:p>16/11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41997.28)" office:value-type="float" office:value="41997.28" calcext:value-type="float">
            <text:p>$41,997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4)" office:value-type="date" office:date-value="2021-05-08" calcext:value-type="date">
            <text:p>08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87549.17)" office:value-type="float" office:value="87549.17" calcext:value-type="float">
            <text:p>$87,549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9)" office:value-type="date" office:date-value="2021-08-21" calcext:value-type="date">
            <text:p>21/08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44958.11)" office:value-type="float" office:value="144958.11" calcext:value-type="float">
            <text:p>$144,958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4)" office:value-type="date" office:date-value="2021-07-27" calcext:value-type="date">
            <text:p>27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80717.48)" office:value-type="float" office:value="180717.48" calcext:value-type="float">
            <text:p>$180,717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0)" office:value-type="date" office:date-value="2020-11-05" calcext:value-type="date">
            <text:p>05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43905.49)" office:value-type="float" office:value="343905.49" calcext:value-type="float">
            <text:p>$343,905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2)" office:value-type="date" office:date-value="2020-11-27" calcext:value-type="date">
            <text:p>27/11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83496.52)" office:value-type="float" office:value="183496.52" calcext:value-type="float">
            <text:p>$183,496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2)" office:value-type="date" office:date-value="2021-03-17" calcext:value-type="date">
            <text:p>17/03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69527.97)" office:value-type="float" office:value="269527.97" calcext:value-type="float">
            <text:p>$269,527.9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1)" office:value-type="date" office:date-value="2021-08-13" calcext:value-type="date">
            <text:p>13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96420.49)" office:value-type="float" office:value="196420.49" calcext:value-type="float">
            <text:p>$196,420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5)" office:value-type="date" office:date-value="2021-07-28" calcext:value-type="date">
            <text:p>28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83582.07)" office:value-type="float" office:value="83582.07" calcext:value-type="float">
            <text:p>$83,582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8)" office:value-type="date" office:date-value="2020-10-14" calcext:value-type="date">
            <text:p>14/10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67496.34)" office:value-type="float" office:value="67496.34" calcext:value-type="float">
            <text:p>$67,496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0)" office:value-type="date" office:date-value="2021-03-15" calcext:value-type="date">
            <text:p>15/03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89908.53)" office:value-type="float" office:value="89908.53" calcext:value-type="float">
            <text:p>$89,908.5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9)" office:value-type="date" office:date-value="2021-05-13" calcext:value-type="date">
            <text:p>13/05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40960.87)" office:value-type="float" office:value="140960.87" calcext:value-type="float">
            <text:p>$140,960.8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7)" office:value-type="date" office:date-value="2020-10-23" calcext:value-type="date">
            <text:p>23/10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86146.67)" office:value-type="float" office:value="286146.67" calcext:value-type="float">
            <text:p>$286,146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0)" office:value-type="date" office:date-value="2021-03-15" calcext:value-type="date">
            <text:p>15/03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42467.92)" office:value-type="float" office:value="242467.92" calcext:value-type="float">
            <text:p>$242,467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7)" office:value-type="date" office:date-value="2021-02-10" calcext:value-type="date">
            <text:p>10/02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07065.18)" office:value-type="float" office:value="107065.18" calcext:value-type="float">
            <text:p>$107,065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6)" office:value-type="date" office:date-value="2020-12-21" calcext:value-type="date">
            <text:p>21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97569.07)" office:value-type="float" office:value="397569.07" calcext:value-type="float">
            <text:p>$397,569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4)" office:value-type="date" office:date-value="2021-07-07" calcext:value-type="date">
            <text:p>07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84417.84)" office:value-type="float" office:value="184417.84" calcext:value-type="float">
            <text:p>$184,417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3)" office:value-type="date" office:date-value="2021-04-07" calcext:value-type="date">
            <text:p>07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31962.55)" office:value-type="float" office:value="331962.55" calcext:value-type="float">
            <text:p>$331,962.5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3)" office:value-type="date" office:date-value="2021-09-04" calcext:value-type="date">
            <text:p>04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45217.78)" office:value-type="float" office:value="145217.78" calcext:value-type="float">
            <text:p>$145,217.7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0)" office:value-type="date" office:date-value="2021-02-13" calcext:value-type="date">
            <text:p>13/02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4)" office:value-type="date" office:date-value="2021-08-16" calcext:value-type="date">
            <text:p>16/08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40400.82)" office:value-type="float" office:value="40400.82" calcext:value-type="float">
            <text:p>$40,400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6)" office:value-type="date" office:date-value="2021-05-30" calcext:value-type="date">
            <text:p>30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74082.33)" office:value-type="float" office:value="374082.33" calcext:value-type="float">
            <text:p>$374,082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7)" office:value-type="date" office:date-value="2021-05-21" calcext:value-type="date">
            <text:p>21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9589.22)" office:value-type="float" office:value="19589.22" calcext:value-type="float">
            <text:p>$19,589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2)" office:value-type="date" office:date-value="2021-06-15" calcext:value-type="date">
            <text:p>15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4590.55)" office:value-type="float" office:value="34590.55" calcext:value-type="float">
            <text:p>$34,590.5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6)" office:value-type="date" office:date-value="2021-03-01" calcext:value-type="date">
            <text:p>01/03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33782.66)" office:value-type="float" office:value="333782.66" calcext:value-type="float">
            <text:p>$333,782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3)" office:value-type="date" office:date-value="2020-12-08" calcext:value-type="date">
            <text:p>08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75059.42)" office:value-type="float" office:value="175059.42" calcext:value-type="float">
            <text:p>$175,059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1)" office:value-type="date" office:date-value="2020-10-27" calcext:value-type="date">
            <text:p>27/10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56617.22)" office:value-type="float" office:value="256617.22" calcext:value-type="float">
            <text:p>$256,617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8)" office:value-type="date" office:date-value="2021-07-21" calcext:value-type="date">
            <text:p>21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32186.88)" office:value-type="float" office:value="332186.88" calcext:value-type="float">
            <text:p>$332,186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4)" office:value-type="date" office:date-value="2021-06-27" calcext:value-type="date">
            <text:p>27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23636.81)" office:value-type="float" office:value="123636.81" calcext:value-type="float">
            <text:p>$123,636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1)" office:value-type="date" office:date-value="2020-12-26" calcext:value-type="date">
            <text:p>26/12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7000.44)" office:value-type="float" office:value="27000.44" calcext:value-type="float">
            <text:p>$27,000.4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3)" office:value-type="date" office:date-value="2021-09-04" calcext:value-type="date">
            <text:p>04/09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1916.01)" office:value-type="float" office:value="31916.01" calcext:value-type="float">
            <text:p>$31,916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0)" office:value-type="date" office:date-value="2021-06-23" calcext:value-type="date">
            <text:p>23/06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73747.49)" office:value-type="float" office:value="73747.49" calcext:value-type="float">
            <text:p>$73,747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2)" office:value-type="date" office:date-value="2021-02-05" calcext:value-type="date">
            <text:p>05/02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58270.08)" office:value-type="float" office:value="158270.08" calcext:value-type="float">
            <text:p>$158,270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7)" office:value-type="date" office:date-value="2021-05-31" calcext:value-type="date">
            <text:p>31/05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48427.91)" office:value-type="float" office:value="348427.91" calcext:value-type="float">
            <text:p>$348,427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2)" office:value-type="date" office:date-value="2021-07-15" calcext:value-type="date">
            <text:p>15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40257.16)" office:value-type="float" office:value="340257.16" calcext:value-type="float">
            <text:p>$340,257.1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0)" office:value-type="date" office:date-value="2020-12-25" calcext:value-type="date">
            <text:p>25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1979.67)" office:value-type="float" office:value="11979.67" calcext:value-type="float">
            <text:p>$11,979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1)" office:value-type="date" office:date-value="2021-02-04" calcext:value-type="date">
            <text:p>04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57637.23)" office:value-type="float" office:value="57637.23" calcext:value-type="float">
            <text:p>$57,637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9)" office:value-type="date" office:date-value="2021-01-23" calcext:value-type="date">
            <text:p>23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57399.72)" office:value-type="float" office:value="157399.72" calcext:value-type="float">
            <text:p>$157,399.7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6)" office:value-type="date" office:date-value="2021-08-08" calcext:value-type="date">
            <text:p>08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08700.4)" office:value-type="float" office:value="208700.4" calcext:value-type="float">
            <text:p>$208,700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2)" office:value-type="date" office:date-value="2021-03-27" calcext:value-type="date">
            <text:p>27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24168.34)" office:value-type="float" office:value="124168.34" calcext:value-type="float">
            <text:p>$124,168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2)" office:value-type="date" office:date-value="2021-03-27" calcext:value-type="date">
            <text:p>27/03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28315.24)" office:value-type="float" office:value="228315.24" calcext:value-type="float">
            <text:p>$228,315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9)" office:value-type="date" office:date-value="2020-12-24" calcext:value-type="date">
            <text:p>24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64501.44)" office:value-type="float" office:value="64501.44" calcext:value-type="float">
            <text:p>$64,501.4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6)" office:value-type="date" office:date-value="2020-12-31" calcext:value-type="date">
            <text:p>31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28462.27)" office:value-type="float" office:value="228462.27" calcext:value-type="float">
            <text:p>$228,462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3)" office:value-type="date" office:date-value="2020-12-28" calcext:value-type="date">
            <text:p>28/12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8061.07)" office:value-type="float" office:value="28061.07" calcext:value-type="float">
            <text:p>$28,061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4)" office:value-type="date" office:date-value="2021-03-29" calcext:value-type="date">
            <text:p>29/03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6431.61)" office:value-type="float" office:value="16431.61" calcext:value-type="float">
            <text:p>$16,431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3)" office:value-type="date" office:date-value="2021-04-27" calcext:value-type="date">
            <text:p>27/04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5289.7)" office:value-type="float" office:value="5289.7" calcext:value-type="float">
            <text:p>$5,289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7)" office:value-type="date" office:date-value="2021-05-11" calcext:value-type="date">
            <text:p>11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80683.88)" office:value-type="float" office:value="280683.88" calcext:value-type="float">
            <text:p>$280,683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7)" office:value-type="date" office:date-value="2021-01-01" calcext:value-type="date">
            <text:p>01/01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45820.89)" office:value-type="float" office:value="345820.89" calcext:value-type="float">
            <text:p>$345,820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7)" office:value-type="date" office:date-value="2021-03-22" calcext:value-type="date">
            <text:p>22/03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85466.99)" office:value-type="float" office:value="285466.99" calcext:value-type="float">
            <text:p>$285,466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36)" office:value-type="date" office:date-value="2020-11-01" calcext:value-type="date">
            <text:p>01/11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4)" office:value-type="date" office:date-value="2020-11-09" calcext:value-type="date">
            <text:p>09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89589.92)" office:value-type="float" office:value="389589.92" calcext:value-type="float">
            <text:p>$389,589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4)" office:value-type="date" office:date-value="2021-04-28" calcext:value-type="date">
            <text:p>28/04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45739.19)" office:value-type="float" office:value="345739.19" calcext:value-type="float">
            <text:p>$345,739.1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3)" office:value-type="date" office:date-value="2021-08-05" calcext:value-type="date">
            <text:p>05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23212.84)" office:value-type="float" office:value="323212.84" calcext:value-type="float">
            <text:p>$323,212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9)" office:value-type="date" office:date-value="2021-05-03" calcext:value-type="date">
            <text:p>03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8)" office:value-type="date" office:date-value="2021-03-03" calcext:value-type="date">
            <text:p>03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77428.88)" office:value-type="float" office:value="77428.88" calcext:value-type="float">
            <text:p>$77,428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2)" office:value-type="date" office:date-value="2021-04-06" calcext:value-type="date">
            <text:p>06/04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91922.79)" office:value-type="float" office:value="191922.79" calcext:value-type="float">
            <text:p>$191,922.7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9)" office:value-type="date" office:date-value="2020-11-24" calcext:value-type="date">
            <text:p>24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14857.3)" office:value-type="float" office:value="114857.3" calcext:value-type="float">
            <text:p>$114,857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8)" office:value-type="date" office:date-value="2021-04-22" calcext:value-type="date">
            <text:p>22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45813.05)" office:value-type="float" office:value="145813.05" calcext:value-type="float">
            <text:p>$145,813.0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7)" office:value-type="date" office:date-value="2021-01-01" calcext:value-type="date">
            <text:p>01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98588.3)" office:value-type="float" office:value="298588.3" calcext:value-type="float">
            <text:p>$298,588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3)" office:value-type="date" office:date-value="2021-06-06" calcext:value-type="date">
            <text:p>06/06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67152.84)" office:value-type="float" office:value="67152.84" calcext:value-type="float">
            <text:p>$67,152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1)" office:value-type="date" office:date-value="2021-07-24" calcext:value-type="date">
            <text:p>24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76836.39)" office:value-type="float" office:value="276836.39" calcext:value-type="float">
            <text:p>$276,836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8)" office:value-type="date" office:date-value="2021-07-01" calcext:value-type="date">
            <text:p>01/07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61204.79)" office:value-type="float" office:value="61204.79" calcext:value-type="float">
            <text:p>$61,204.7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8)" office:value-type="date" office:date-value="2021-05-02" calcext:value-type="date">
            <text:p>02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73412.65)" office:value-type="float" office:value="273412.65" calcext:value-type="float">
            <text:p>$273,412.6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7)" office:value-type="date" office:date-value="2021-09-28" calcext:value-type="date">
            <text:p>28/09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37848.97)" office:value-type="float" office:value="337848.97" calcext:value-type="float">
            <text:p>$337,848.9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2)" office:value-type="date" office:date-value="2021-01-16" calcext:value-type="date">
            <text:p>16/01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61063.95)" office:value-type="float" office:value="61063.95" calcext:value-type="float">
            <text:p>$61,063.9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3)" office:value-type="date" office:date-value="2021-01-07" calcext:value-type="date">
            <text:p>07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85001.37)" office:value-type="float" office:value="185001.37" calcext:value-type="float">
            <text:p>$185,001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5)" office:value-type="date" office:date-value="2021-03-30" calcext:value-type="date">
            <text:p>30/03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18211.96)" office:value-type="float" office:value="318211.96" calcext:value-type="float">
            <text:p>$318,211.9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7)" office:value-type="date" office:date-value="2021-01-01" calcext:value-type="date">
            <text:p>01/01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23571.09)" office:value-type="float" office:value="123571.09" calcext:value-type="float">
            <text:p>$123,571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4)" office:value-type="date" office:date-value="2021-04-18" calcext:value-type="date">
            <text:p>18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6137.88)" office:value-type="float" office:value="36137.88" calcext:value-type="float">
            <text:p>$36,137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4)" office:value-type="date" office:date-value="2021-01-08" calcext:value-type="date">
            <text:p>08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90676.06)" office:value-type="float" office:value="290676.06" calcext:value-type="float">
            <text:p>$290,676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2)" office:value-type="date" office:date-value="2021-07-25" calcext:value-type="date">
            <text:p>25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69401.36)" office:value-type="float" office:value="69401.36" calcext:value-type="float">
            <text:p>$69,401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5)" office:value-type="date" office:date-value="2021-01-29" calcext:value-type="date">
            <text:p>29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88542.84)" office:value-type="float" office:value="288542.84" calcext:value-type="float">
            <text:p>$288,542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9)" office:value-type="date" office:date-value="2021-08-11" calcext:value-type="date">
            <text:p>11/08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32324.43)" office:value-type="float" office:value="232324.43" calcext:value-type="float">
            <text:p>$232,324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3)" office:value-type="date" office:date-value="2021-02-26" calcext:value-type="date">
            <text:p>26/02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97307.29)" office:value-type="float" office:value="297307.29" calcext:value-type="float">
            <text:p>$297,307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8)" office:value-type="date" office:date-value="2021-03-03" calcext:value-type="date">
            <text:p>03/03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27234.28)" office:value-type="float" office:value="227234.28" calcext:value-type="float">
            <text:p>$227,234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2)" office:value-type="date" office:date-value="2021-06-25" calcext:value-type="date">
            <text:p>25/06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24586.98)" office:value-type="float" office:value="124586.98" calcext:value-type="float">
            <text:p>$124,586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8)" office:value-type="date" office:date-value="2021-03-23" calcext:value-type="date">
            <text:p>23/03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38060.36)" office:value-type="float" office:value="238060.36" calcext:value-type="float">
            <text:p>$238,060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3)" office:value-type="date" office:date-value="2020-12-18" calcext:value-type="date">
            <text:p>18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14437.42)" office:value-type="float" office:value="114437.42" calcext:value-type="float">
            <text:p>$114,437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4)" office:value-type="date" office:date-value="2021-05-08" calcext:value-type="date">
            <text:p>08/05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40107.32)" office:value-type="float" office:value="240107.32" calcext:value-type="float">
            <text:p>$240,107.3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8)" office:value-type="date" office:date-value="2021-09-29" calcext:value-type="date">
            <text:p>29/09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61099.31)" office:value-type="float" office:value="361099.31" calcext:value-type="float">
            <text:p>$361,099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1)" office:value-type="date" office:date-value="2020-11-16" calcext:value-type="date">
            <text:p>16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93381.27)" office:value-type="float" office:value="93381.27" calcext:value-type="float">
            <text:p>$93,381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4)" office:value-type="date" office:date-value="2021-05-28" calcext:value-type="date">
            <text:p>28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20896.18)" office:value-type="float" office:value="220896.18" calcext:value-type="float">
            <text:p>$220,896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3)" office:value-type="date" office:date-value="2021-08-25" calcext:value-type="date">
            <text:p>25/08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46408.13)" office:value-type="float" office:value="46408.13" calcext:value-type="float">
            <text:p>$46,408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0)" office:value-type="date" office:date-value="2021-07-13" calcext:value-type="date">
            <text:p>13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64045.52)" office:value-type="float" office:value="64045.52" calcext:value-type="float">
            <text:p>$64,045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8)" office:value-type="date" office:date-value="2021-09-29" calcext:value-type="date">
            <text:p>29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74400.79)" office:value-type="float" office:value="174400.79" calcext:value-type="float">
            <text:p>$174,400.7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3)" office:value-type="date" office:date-value="2020-11-28" calcext:value-type="date">
            <text:p>28/11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99113.34)" office:value-type="float" office:value="399113.34" calcext:value-type="float">
            <text:p>$399,113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74098.67)" office:value-type="float" office:value="374098.67" calcext:value-type="float">
            <text:p>$374,098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8)" office:value-type="date" office:date-value="2021-06-21" calcext:value-type="date">
            <text:p>21/06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90581.13)" office:value-type="float" office:value="190581.13" calcext:value-type="float">
            <text:p>$190,581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1)" office:value-type="date" office:date-value="2021-03-06" calcext:value-type="date">
            <text:p>06/03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0)" office:value-type="date" office:date-value="2020-12-15" calcext:value-type="date">
            <text:p>15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49230.56)" office:value-type="float" office:value="349230.56" calcext:value-type="float">
            <text:p>$349,230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3)" office:value-type="date" office:date-value="2021-07-26" calcext:value-type="date">
            <text:p>26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14558.21)" office:value-type="float" office:value="314558.21" calcext:value-type="float">
            <text:p>$314,558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9)" office:value-type="date" office:date-value="2021-01-23" calcext:value-type="date">
            <text:p>23/01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23411.49)" office:value-type="float" office:value="123411.49" calcext:value-type="float">
            <text:p>$123,411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9)" office:value-type="date" office:date-value="2021-01-03" calcext:value-type="date">
            <text:p>03/01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10196.83)" office:value-type="float" office:value="110196.83" calcext:value-type="float">
            <text:p>$110,196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8)" office:value-type="date" office:date-value="2021-07-21" calcext:value-type="date">
            <text:p>21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79117.98)" office:value-type="float" office:value="179117.98" calcext:value-type="float">
            <text:p>$179,117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4)" office:value-type="date" office:date-value="2020-10-20" calcext:value-type="date">
            <text:p>20/10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05091.22)" office:value-type="float" office:value="205091.22" calcext:value-type="float">
            <text:p>$205,091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7)" office:value-type="date" office:date-value="2020-10-23" calcext:value-type="date">
            <text:p>23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49870.48)" office:value-type="float" office:value="249870.48" calcext:value-type="float">
            <text:p>$249,870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4)" office:value-type="date" office:date-value="2021-05-08" calcext:value-type="date">
            <text:p>08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60986.46)" office:value-type="float" office:value="260986.46" calcext:value-type="float">
            <text:p>$260,986.4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4)" office:value-type="date" office:date-value="2021-06-17" calcext:value-type="date">
            <text:p>17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38154.58)" office:value-type="float" office:value="138154.58" calcext:value-type="float">
            <text:p>$138,154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1)" office:value-type="date" office:date-value="2021-08-03" calcext:value-type="date">
            <text:p>03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61842.49)" office:value-type="float" office:value="361842.49" calcext:value-type="float">
            <text:p>$361,842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0)" office:value-type="date" office:date-value="2021-04-04" calcext:value-type="date">
            <text:p>04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47344.44)" office:value-type="float" office:value="47344.44" calcext:value-type="float">
            <text:p>$47,344.4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6)" office:value-type="date" office:date-value="2021-05-30" calcext:value-type="date">
            <text:p>30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39744.3)" office:value-type="float" office:value="339744.3" calcext:value-type="float">
            <text:p>$339,744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7)" office:value-type="date" office:date-value="2020-11-12" calcext:value-type="date">
            <text:p>12/11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23146.96)" office:value-type="float" office:value="223146.96" calcext:value-type="float">
            <text:p>$223,146.9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9)" office:value-type="date" office:date-value="2021-02-02" calcext:value-type="date">
            <text:p>02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4509.33)" office:value-type="float" office:value="34509.33" calcext:value-type="float">
            <text:p>$34,509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1)" office:value-type="date" office:date-value="2021-08-13" calcext:value-type="date">
            <text:p>13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42290.38)" office:value-type="float" office:value="342290.38" calcext:value-type="float">
            <text:p>$342,290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7)" office:value-type="date" office:date-value="2021-03-02" calcext:value-type="date">
            <text:p>02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63187.1)" office:value-type="float" office:value="263187.1" calcext:value-type="float">
            <text:p>$263,187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4)" office:value-type="date" office:date-value="2020-12-09" calcext:value-type="date">
            <text:p>09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59571.36)" office:value-type="float" office:value="159571.36" calcext:value-type="float">
            <text:p>$159,571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1)" office:value-type="date" office:date-value="2021-05-15" calcext:value-type="date">
            <text:p>15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07004.92)" office:value-type="float" office:value="207004.92" calcext:value-type="float">
            <text:p>$207,004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0)" office:value-type="date" office:date-value="2021-02-03" calcext:value-type="date">
            <text:p>03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04134.5)" office:value-type="float" office:value="204134.5" calcext:value-type="float">
            <text:p>$204,134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0)" office:value-type="date" office:date-value="2021-07-13" calcext:value-type="date">
            <text:p>13/07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19857.08)" office:value-type="float" office:value="119857.08" calcext:value-type="float">
            <text:p>$119,857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1)" office:value-type="date" office:date-value="2020-11-16" calcext:value-type="date">
            <text:p>16/11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95710.06)" office:value-type="float" office:value="95710.06" calcext:value-type="float">
            <text:p>$95,710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9)" office:value-type="date" office:date-value="2021-09-20" calcext:value-type="date">
            <text:p>20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42464.48)" office:value-type="float" office:value="342464.48" calcext:value-type="float">
            <text:p>$342,464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2)" office:value-type="date" office:date-value="2021-05-26" calcext:value-type="date">
            <text:p>26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8484.39)" office:value-type="float" office:value="18484.39" calcext:value-type="float">
            <text:p>$18,484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4)" office:value-type="date" office:date-value="2021-04-08" calcext:value-type="date">
            <text:p>08/04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32801.28)" office:value-type="float" office:value="232801.28" calcext:value-type="float">
            <text:p>$232,801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2)" office:value-type="date" office:date-value="2021-05-06" calcext:value-type="date">
            <text:p>06/05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87087.62)" office:value-type="float" office:value="87087.62" calcext:value-type="float">
            <text:p>$87,087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8)" office:value-type="date" office:date-value="2021-02-11" calcext:value-type="date">
            <text:p>11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39557.51)" office:value-type="float" office:value="139557.51" calcext:value-type="float">
            <text:p>$139,557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8)" office:value-type="date" office:date-value="2021-04-22" calcext:value-type="date">
            <text:p>22/04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60677.65)" office:value-type="float" office:value="260677.65" calcext:value-type="float">
            <text:p>$260,677.6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2)" office:value-type="date" office:date-value="2021-07-15" calcext:value-type="date">
            <text:p>15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38234.02)" office:value-type="float" office:value="138234.02" calcext:value-type="float">
            <text:p>$138,234.0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8)" office:value-type="date" office:date-value="2021-09-19" calcext:value-type="date">
            <text:p>19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64456.55)" office:value-type="float" office:value="364456.55" calcext:value-type="float">
            <text:p>$364,456.5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1)" office:value-type="date" office:date-value="2021-04-15" calcext:value-type="date">
            <text:p>15/04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25602.06)" office:value-type="float" office:value="125602.06" calcext:value-type="float">
            <text:p>$125,602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3)" office:value-type="date" office:date-value="2021-01-07" calcext:value-type="date">
            <text:p>07/01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10632.28)" office:value-type="float" office:value="110632.28" calcext:value-type="float">
            <text:p>$110,632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38)" office:value-type="date" office:date-value="2020-11-03" calcext:value-type="date">
            <text:p>03/11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4)" office:value-type="date" office:date-value="2020-10-20" calcext:value-type="date">
            <text:p>20/10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15233.74)" office:value-type="float" office:value="215233.74" calcext:value-type="float">
            <text:p>$215,233.7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9)" office:value-type="date" office:date-value="2021-04-23" calcext:value-type="date">
            <text:p>23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62381.52)" office:value-type="float" office:value="162381.52" calcext:value-type="float">
            <text:p>$162,381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7)" office:value-type="date" office:date-value="2021-05-31" calcext:value-type="date">
            <text:p>31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7954.6)" office:value-type="float" office:value="7954.6" calcext:value-type="float">
            <text:p>$7,954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0)" office:value-type="date" office:date-value="2021-01-04" calcext:value-type="date">
            <text:p>04/01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69268.67)" office:value-type="float" office:value="269268.67" calcext:value-type="float">
            <text:p>$269,268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2)" office:value-type="date" office:date-value="2021-06-15" calcext:value-type="date">
            <text:p>15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75128.66)" office:value-type="float" office:value="375128.66" calcext:value-type="float">
            <text:p>$375,128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6)" office:value-type="date" office:date-value="2020-11-21" calcext:value-type="date">
            <text:p>21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62300.69)" office:value-type="float" office:value="162300.69" calcext:value-type="float">
            <text:p>$162,300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0)" office:value-type="date" office:date-value="2021-05-04" calcext:value-type="date">
            <text:p>04/05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02479.26)" office:value-type="float" office:value="302479.26" calcext:value-type="float">
            <text:p>$302,479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2)" office:value-type="date" office:date-value="2021-02-15" calcext:value-type="date">
            <text:p>15/02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82705.33)" office:value-type="float" office:value="282705.33" calcext:value-type="float">
            <text:p>$282,705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1)" office:value-type="date" office:date-value="2020-10-17" calcext:value-type="date">
            <text:p>17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73512.68)" office:value-type="float" office:value="273512.68" calcext:value-type="float">
            <text:p>$273,512.6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9)" office:value-type="date" office:date-value="2020-12-24" calcext:value-type="date">
            <text:p>24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89782.33)" office:value-type="float" office:value="189782.33" calcext:value-type="float">
            <text:p>$189,782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2)" office:value-type="date" office:date-value="2020-11-17" calcext:value-type="date">
            <text:p>17/11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72025.31)" office:value-type="float" office:value="72025.31" calcext:value-type="float">
            <text:p>$72,025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2)" office:value-type="date" office:date-value="2021-01-16" calcext:value-type="date">
            <text:p>16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49877.6)" office:value-type="float" office:value="49877.6" calcext:value-type="float">
            <text:p>$49,877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0)" office:value-type="date" office:date-value="2021-07-13" calcext:value-type="date">
            <text:p>13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43044.06)" office:value-type="float" office:value="43044.06" calcext:value-type="float">
            <text:p>$43,044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2)" office:value-type="date" office:date-value="2020-11-17" calcext:value-type="date">
            <text:p>17/11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5443.33)" office:value-type="float" office:value="35443.33" calcext:value-type="float">
            <text:p>$35,443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1)" office:value-type="date" office:date-value="2021-03-26" calcext:value-type="date">
            <text:p>26/03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92422.29)" office:value-type="float" office:value="392422.29" calcext:value-type="float">
            <text:p>$392,422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4)" office:value-type="date" office:date-value="2021-06-07" calcext:value-type="date">
            <text:p>07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71463.77)" office:value-type="float" office:value="271463.77" calcext:value-type="float">
            <text:p>$271,463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3)" office:value-type="date" office:date-value="2021-01-07" calcext:value-type="date">
            <text:p>07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45793.5)" office:value-type="float" office:value="45793.5" calcext:value-type="float">
            <text:p>$45,793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2)" office:value-type="date" office:date-value="2021-07-15" calcext:value-type="date">
            <text:p>15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51101.17)" office:value-type="float" office:value="51101.17" calcext:value-type="float">
            <text:p>$51,101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1)" office:value-type="date" office:date-value="2021-09-22" calcext:value-type="date">
            <text:p>22/09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63987.21)" office:value-type="float" office:value="63987.21" calcext:value-type="float">
            <text:p>$63,987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0)" office:value-type="date" office:date-value="2020-12-05" calcext:value-type="date">
            <text:p>05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45174.09)" office:value-type="float" office:value="45174.09" calcext:value-type="float">
            <text:p>$45,174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1)" office:value-type="date" office:date-value="2021-09-12" calcext:value-type="date">
            <text:p>12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86586.42)" office:value-type="float" office:value="286586.42" calcext:value-type="float">
            <text:p>$286,586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8)" office:value-type="date" office:date-value="2020-11-23" calcext:value-type="date">
            <text:p>23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44087.14)" office:value-type="float" office:value="144087.14" calcext:value-type="float">
            <text:p>$144,087.1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5)" office:value-type="date" office:date-value="2021-03-30" calcext:value-type="date">
            <text:p>30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52159.87)" office:value-type="float" office:value="52159.87" calcext:value-type="float">
            <text:p>$52,159.8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2)" office:value-type="date" office:date-value="2020-12-17" calcext:value-type="date">
            <text:p>17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04737.66)" office:value-type="float" office:value="304737.66" calcext:value-type="float">
            <text:p>$304,737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0)" office:value-type="date" office:date-value="2020-12-25" calcext:value-type="date">
            <text:p>25/12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73025.42)" office:value-type="float" office:value="373025.42" calcext:value-type="float">
            <text:p>$373,025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5)" office:value-type="date" office:date-value="2021-06-18" calcext:value-type="date">
            <text:p>18/06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00139.68)" office:value-type="float" office:value="300139.68" calcext:value-type="float">
            <text:p>$300,139.6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6)" office:value-type="date" office:date-value="2021-06-09" calcext:value-type="date">
            <text:p>09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03428.64)" office:value-type="float" office:value="203428.64" calcext:value-type="float">
            <text:p>$203,428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8)" office:value-type="date" office:date-value="2021-05-12" calcext:value-type="date">
            <text:p>12/05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33042.2)" office:value-type="float" office:value="133042.2" calcext:value-type="float">
            <text:p>$133,042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8)" office:value-type="date" office:date-value="2020-11-23" calcext:value-type="date">
            <text:p>23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2)" office:value-type="date" office:date-value="2021-05-26" calcext:value-type="date">
            <text:p>26/05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93885.76)" office:value-type="float" office:value="93885.76" calcext:value-type="float">
            <text:p>$93,885.7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1)" office:value-type="date" office:date-value="2021-09-02" calcext:value-type="date">
            <text:p>02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9931.34)" office:value-type="float" office:value="9931.34" calcext:value-type="float">
            <text:p>$9,931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8)" office:value-type="date" office:date-value="2021-10-09" calcext:value-type="date">
            <text:p>09/10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78936.51)" office:value-type="float" office:value="378936.51" calcext:value-type="float">
            <text:p>$378,936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0)" office:value-type="date" office:date-value="2021-06-23" calcext:value-type="date">
            <text:p>23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85304.61)" office:value-type="float" office:value="85304.61" calcext:value-type="float">
            <text:p>$85,304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8)" office:value-type="date" office:date-value="2020-10-24" calcext:value-type="date">
            <text:p>24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02565.29)" office:value-type="float" office:value="202565.29" calcext:value-type="float">
            <text:p>$202,565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1)" office:value-type="date" office:date-value="2021-09-22" calcext:value-type="date">
            <text:p>22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71657.41)" office:value-type="float" office:value="271657.41" calcext:value-type="float">
            <text:p>$271,657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5)" office:value-type="date" office:date-value="2020-10-31" calcext:value-type="date">
            <text:p>31/10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68353.08)" office:value-type="float" office:value="168353.08" calcext:value-type="float">
            <text:p>$168,353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9)" office:value-type="date" office:date-value="2021-08-01" calcext:value-type="date">
            <text:p>01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52394.49)" office:value-type="float" office:value="152394.49" calcext:value-type="float">
            <text:p>$152,394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8)" office:value-type="date" office:date-value="2021-09-09" calcext:value-type="date">
            <text:p>09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76254.9)" office:value-type="float" office:value="376254.9" calcext:value-type="float">
            <text:p>$376,254.9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5)" office:value-type="date" office:date-value="2021-05-09" calcext:value-type="date">
            <text:p>09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83896.8)" office:value-type="float" office:value="183896.8" calcext:value-type="float">
            <text:p>$183,896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9)" office:value-type="date" office:date-value="2021-02-02" calcext:value-type="date">
            <text:p>02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83727.34)" office:value-type="float" office:value="183727.34" calcext:value-type="float">
            <text:p>$183,727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9)" office:value-type="date" office:date-value="2020-12-24" calcext:value-type="date">
            <text:p>24/12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4265.62)" office:value-type="float" office:value="34265.62" calcext:value-type="float">
            <text:p>$34,265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4)" office:value-type="date" office:date-value="2021-04-18" calcext:value-type="date">
            <text:p>18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23471.43)" office:value-type="float" office:value="323471.43" calcext:value-type="float">
            <text:p>$323,471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5)" office:value-type="date" office:date-value="2021-06-08" calcext:value-type="date">
            <text:p>08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87640.54)" office:value-type="float" office:value="187640.54" calcext:value-type="float">
            <text:p>$187,640.5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1)" office:value-type="date" office:date-value="2020-11-26" calcext:value-type="date">
            <text:p>26/11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09672.98)" office:value-type="float" office:value="309672.98" calcext:value-type="float">
            <text:p>$309,672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4)" office:value-type="date" office:date-value="2021-06-27" calcext:value-type="date">
            <text:p>27/06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72063.92)" office:value-type="float" office:value="72063.92" calcext:value-type="float">
            <text:p>$72,063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7)" office:value-type="date" office:date-value="2021-08-29" calcext:value-type="date">
            <text:p>29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82483.92)" office:value-type="float" office:value="182483.92" calcext:value-type="float">
            <text:p>$182,483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8)" office:value-type="date" office:date-value="2021-08-10" calcext:value-type="date">
            <text:p>10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67769.33)" office:value-type="float" office:value="67769.33" calcext:value-type="float">
            <text:p>$67,769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5)" office:value-type="date" office:date-value="2021-07-18" calcext:value-type="date">
            <text:p>18/07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64668.29)" office:value-type="float" office:value="164668.29" calcext:value-type="float">
            <text:p>$164,668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9)" office:value-type="date" office:date-value="2021-07-22" calcext:value-type="date">
            <text:p>22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24303.09)" office:value-type="float" office:value="224303.09" calcext:value-type="float">
            <text:p>$224,303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2)" office:value-type="date" office:date-value="2021-08-04" calcext:value-type="date">
            <text:p>04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82684.59)" office:value-type="float" office:value="82684.59" calcext:value-type="float">
            <text:p>$82,684.5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3)" office:value-type="date" office:date-value="2021-08-15" calcext:value-type="date">
            <text:p>15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63209.45)" office:value-type="float" office:value="363209.45" calcext:value-type="float">
            <text:p>$363,209.4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9)" office:value-type="date" office:date-value="2021-08-11" calcext:value-type="date">
            <text:p>11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6656.77)" office:value-type="float" office:value="6656.77" calcext:value-type="float">
            <text:p>$6,656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8)" office:value-type="date" office:date-value="2021-02-01" calcext:value-type="date">
            <text:p>01/02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67373.84)" office:value-type="float" office:value="167373.84" calcext:value-type="float">
            <text:p>$167,373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0)" office:value-type="date" office:date-value="2021-07-13" calcext:value-type="date">
            <text:p>13/07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41696.24)" office:value-type="float" office:value="141696.24" calcext:value-type="float">
            <text:p>$141,696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8)" office:value-type="date" office:date-value="2021-05-12" calcext:value-type="date">
            <text:p>12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67477.3)" office:value-type="float" office:value="367477.3" calcext:value-type="float">
            <text:p>$367,477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0)" office:value-type="date" office:date-value="2020-10-16" calcext:value-type="date">
            <text:p>16/10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4994.3)" office:value-type="float" office:value="24994.3" calcext:value-type="float">
            <text:p>$24,994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4)" office:value-type="date" office:date-value="2020-11-19" calcext:value-type="date">
            <text:p>19/11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4916.73)" office:value-type="float" office:value="34916.73" calcext:value-type="float">
            <text:p>$34,916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2)" office:value-type="date" office:date-value="2021-03-27" calcext:value-type="date">
            <text:p>27/03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8188.27)" office:value-type="float" office:value="28188.27" calcext:value-type="float">
            <text:p>$28,188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0)" office:value-type="date" office:date-value="2021-06-13" calcext:value-type="date">
            <text:p>13/06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83935)" office:value-type="float" office:value="83935" calcext:value-type="float">
            <text:p>$83,935.0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8)" office:value-type="date" office:date-value="2021-07-01" calcext:value-type="date">
            <text:p>01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1609.49)" office:value-type="float" office:value="11609.49" calcext:value-type="float">
            <text:p>$11,609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1)" office:value-type="date" office:date-value="2021-04-05" calcext:value-type="date">
            <text:p>05/04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95232.75)" office:value-type="float" office:value="395232.75" calcext:value-type="float">
            <text:p>$395,232.7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8)" office:value-type="date" office:date-value="2021-02-21" calcext:value-type="date">
            <text:p>21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18459.29)" office:value-type="float" office:value="118459.29" calcext:value-type="float">
            <text:p>$118,459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8)" office:value-type="date" office:date-value="2020-11-13" calcext:value-type="date">
            <text:p>13/11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4)" office:value-type="date" office:date-value="2020-10-30" calcext:value-type="date">
            <text:p>30/10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24647.64)" office:value-type="float" office:value="324647.64" calcext:value-type="float">
            <text:p>$324,647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4)" office:value-type="date" office:date-value="2021-05-28" calcext:value-type="date">
            <text:p>28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40142.57)" office:value-type="float" office:value="140142.57" calcext:value-type="float">
            <text:p>$140,142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1)" office:value-type="date" office:date-value="2021-08-13" calcext:value-type="date">
            <text:p>13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01561.98)" office:value-type="float" office:value="101561.98" calcext:value-type="float">
            <text:p>$101,561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3)" office:value-type="date" office:date-value="2021-05-07" calcext:value-type="date">
            <text:p>07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00461.83)" office:value-type="float" office:value="300461.83" calcext:value-type="float">
            <text:p>$300,461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6)" office:value-type="date" office:date-value="2021-08-18" calcext:value-type="date">
            <text:p>18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93691.5)" office:value-type="float" office:value="193691.5" calcext:value-type="float">
            <text:p>$193,691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3)" office:value-type="date" office:date-value="2021-10-04" calcext:value-type="date">
            <text:p>04/10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74696.85)" office:value-type="float" office:value="374696.85" calcext:value-type="float">
            <text:p>$374,696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3)" office:value-type="date" office:date-value="2021-03-18" calcext:value-type="date">
            <text:p>18/03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52652.26)" office:value-type="float" office:value="52652.26" calcext:value-type="float">
            <text:p>$52,652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3)" office:value-type="date" office:date-value="2021-08-05" calcext:value-type="date">
            <text:p>05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1859.01)" office:value-type="float" office:value="21859.01" calcext:value-type="float">
            <text:p>$21,859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2)" office:value-type="date" office:date-value="2020-12-07" calcext:value-type="date">
            <text:p>07/12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79248.5)" office:value-type="float" office:value="379248.5" calcext:value-type="float">
            <text:p>$379,248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8)" office:value-type="date" office:date-value="2020-12-03" calcext:value-type="date">
            <text:p>03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7259.99)" office:value-type="float" office:value="17259.99" calcext:value-type="float">
            <text:p>$17,259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6)" office:value-type="date" office:date-value="2021-05-10" calcext:value-type="date">
            <text:p>10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2777.09)" office:value-type="float" office:value="12777.09" calcext:value-type="float">
            <text:p>$12,777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1)" office:value-type="date" office:date-value="2020-11-26" calcext:value-type="date">
            <text:p>26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67482.8)" office:value-type="float" office:value="367482.8" calcext:value-type="float">
            <text:p>$367,482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2)" office:value-type="date" office:date-value="2021-07-15" calcext:value-type="date">
            <text:p>15/07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39539.52)" office:value-type="float" office:value="239539.52" calcext:value-type="float">
            <text:p>$239,539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1)" office:value-type="date" office:date-value="2020-12-16" calcext:value-type="date">
            <text:p>16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49643.28)" office:value-type="float" office:value="249643.28" calcext:value-type="float">
            <text:p>$249,643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4)" office:value-type="date" office:date-value="2020-12-09" calcext:value-type="date">
            <text:p>09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18090.21)" office:value-type="float" office:value="218090.21" calcext:value-type="float">
            <text:p>$218,090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4)" office:value-type="date" office:date-value="2021-07-27" calcext:value-type="date">
            <text:p>27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29617.82)" office:value-type="float" office:value="129617.82" calcext:value-type="float">
            <text:p>$129,617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7)" office:value-type="date" office:date-value="2021-09-28" calcext:value-type="date">
            <text:p>28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95200.56)" office:value-type="float" office:value="395200.56" calcext:value-type="float">
            <text:p>$395,200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2)" office:value-type="date" office:date-value="2021-02-25" calcext:value-type="date">
            <text:p>25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27587.28)" office:value-type="float" office:value="127587.28" calcext:value-type="float">
            <text:p>$127,587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7)" office:value-type="date" office:date-value="2021-01-31" calcext:value-type="date">
            <text:p>31/01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96575.38)" office:value-type="float" office:value="196575.38" calcext:value-type="float">
            <text:p>$196,575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8)" office:value-type="date" office:date-value="2021-08-20" calcext:value-type="date">
            <text:p>20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20593.83)" office:value-type="float" office:value="120593.83" calcext:value-type="float">
            <text:p>$120,593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2)" office:value-type="date" office:date-value="2021-02-25" calcext:value-type="date">
            <text:p>25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10833.13)" office:value-type="float" office:value="310833.13" calcext:value-type="float">
            <text:p>$310,833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5)" office:value-type="date" office:date-value="2021-06-28" calcext:value-type="date">
            <text:p>28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62210.1)" office:value-type="float" office:value="262210.1" calcext:value-type="float">
            <text:p>$262,210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2)" office:value-type="date" office:date-value="2021-04-26" calcext:value-type="date">
            <text:p>26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50419.2)" office:value-type="float" office:value="250419.2" calcext:value-type="float">
            <text:p>$250,419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7)" office:value-type="date" office:date-value="2021-08-19" calcext:value-type="date">
            <text:p>19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83183.51)" office:value-type="float" office:value="183183.51" calcext:value-type="float">
            <text:p>$183,183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5)" office:value-type="date" office:date-value="2021-05-19" calcext:value-type="date">
            <text:p>19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04571.43)" office:value-type="float" office:value="304571.43" calcext:value-type="float">
            <text:p>$304,571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8)" office:value-type="date" office:date-value="2021-05-02" calcext:value-type="date">
            <text:p>02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23890.08)" office:value-type="float" office:value="223890.08" calcext:value-type="float">
            <text:p>$223,890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3)" office:value-type="date" office:date-value="2021-09-24" calcext:value-type="date">
            <text:p>24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00802.78)" office:value-type="float" office:value="100802.78" calcext:value-type="float">
            <text:p>$100,802.7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6)" office:value-type="date" office:date-value="2020-11-11" calcext:value-type="date">
            <text:p>11/11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94323.57)" office:value-type="float" office:value="94323.57" calcext:value-type="float">
            <text:p>$94,323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0)" office:value-type="date" office:date-value="2021-06-23" calcext:value-type="date">
            <text:p>23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99196.36)" office:value-type="float" office:value="399196.36" calcext:value-type="float">
            <text:p>$399,196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3)" office:value-type="date" office:date-value="2021-03-18" calcext:value-type="date">
            <text:p>18/03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71721.96)" office:value-type="float" office:value="371721.96" calcext:value-type="float">
            <text:p>$371,721.9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8)" office:value-type="date" office:date-value="2021-09-19" calcext:value-type="date">
            <text:p>19/09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7)" office:value-type="date" office:date-value="2021-08-09" calcext:value-type="date">
            <text:p>09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07589.52)" office:value-type="float" office:value="107589.52" calcext:value-type="float">
            <text:p>$107,589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5)" office:value-type="date" office:date-value="2021-09-26" calcext:value-type="date">
            <text:p>26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72453.59)" office:value-type="float" office:value="72453.59" calcext:value-type="float">
            <text:p>$72,453.5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8)" office:value-type="date" office:date-value="2021-08-20" calcext:value-type="date">
            <text:p>20/08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95867.85)" office:value-type="float" office:value="95867.85" calcext:value-type="float">
            <text:p>$95,867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9)" office:value-type="date" office:date-value="2021-07-02" calcext:value-type="date">
            <text:p>02/07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30258.1)" office:value-type="float" office:value="130258.1" calcext:value-type="float">
            <text:p>$130,258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6)" office:value-type="date" office:date-value="2021-08-18" calcext:value-type="date">
            <text:p>18/08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17024.98)" office:value-type="float" office:value="217024.98" calcext:value-type="float">
            <text:p>$217,024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5)" office:value-type="date" office:date-value="2020-12-10" calcext:value-type="date">
            <text:p>10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5)" office:value-type="date" office:date-value="2021-02-18" calcext:value-type="date">
            <text:p>18/02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6651.33)" office:value-type="float" office:value="26651.33" calcext:value-type="float">
            <text:p>$26,651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3)" office:value-type="date" office:date-value="2021-05-27" calcext:value-type="date">
            <text:p>27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12934.24)" office:value-type="float" office:value="212934.24" calcext:value-type="float">
            <text:p>$212,934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6)" office:value-type="date" office:date-value="2021-07-09" calcext:value-type="date">
            <text:p>09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85088.34)" office:value-type="float" office:value="385088.34" calcext:value-type="float">
            <text:p>$385,088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5)" office:value-type="date" office:date-value="2021-09-06" calcext:value-type="date">
            <text:p>06/09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2679.56)" office:value-type="float" office:value="22679.56" calcext:value-type="float">
            <text:p>$22,679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9)" office:value-type="date" office:date-value="2021-08-31" calcext:value-type="date">
            <text:p>31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01281.38)" office:value-type="float" office:value="201281.38" calcext:value-type="float">
            <text:p>$201,281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2)" office:value-type="date" office:date-value="2021-07-15" calcext:value-type="date">
            <text:p>15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17831.33)" office:value-type="float" office:value="317831.33" calcext:value-type="float">
            <text:p>$317,831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6)" office:value-type="date" office:date-value="2021-06-29" calcext:value-type="date">
            <text:p>29/06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72071.01)" office:value-type="float" office:value="272071.01" calcext:value-type="float">
            <text:p>$272,071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52904.43)" office:value-type="float" office:value="252904.43" calcext:value-type="float">
            <text:p>$252,904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7)" office:value-type="date" office:date-value="2020-12-22" calcext:value-type="date">
            <text:p>22/12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18301.99)" office:value-type="float" office:value="218301.99" calcext:value-type="float">
            <text:p>$218,301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2)" office:value-type="date" office:date-value="2021-07-25" calcext:value-type="date">
            <text:p>25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6423.39)" office:value-type="float" office:value="6423.39" calcext:value-type="float">
            <text:p>$6,423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4)" office:value-type="date" office:date-value="2021-09-25" calcext:value-type="date">
            <text:p>25/09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94392.08)" office:value-type="float" office:value="394392.08" calcext:value-type="float">
            <text:p>$394,392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6)" office:value-type="date" office:date-value="2021-08-08" calcext:value-type="date">
            <text:p>08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86819.81)" office:value-type="float" office:value="186819.81" calcext:value-type="float">
            <text:p>$186,819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7)" office:value-type="date" office:date-value="2021-09-18" calcext:value-type="date">
            <text:p>18/09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72766.18)" office:value-type="float" office:value="72766.18" calcext:value-type="float">
            <text:p>$72,766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1)" office:value-type="date" office:date-value="2020-11-06" calcext:value-type="date">
            <text:p>06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59445.39)" office:value-type="float" office:value="59445.39" calcext:value-type="float">
            <text:p>$59,445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6)" office:value-type="date" office:date-value="2021-04-20" calcext:value-type="date">
            <text:p>20/04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58901.3)" office:value-type="float" office:value="358901.3" calcext:value-type="float">
            <text:p>$358,901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8)" office:value-type="date" office:date-value="2021-05-02" calcext:value-type="date">
            <text:p>02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55642.33)" office:value-type="float" office:value="155642.33" calcext:value-type="float">
            <text:p>$155,642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2)" office:value-type="date" office:date-value="2020-12-27" calcext:value-type="date">
            <text:p>27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4)" office:value-type="date" office:date-value="2021-09-25" calcext:value-type="date">
            <text:p>25/09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91037.05)" office:value-type="float" office:value="191037.05" calcext:value-type="float">
            <text:p>$191,037.0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5)" office:value-type="date" office:date-value="2021-06-18" calcext:value-type="date">
            <text:p>18/06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46883.74)" office:value-type="float" office:value="146883.74" calcext:value-type="float">
            <text:p>$146,883.7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8)" office:value-type="date" office:date-value="2021-02-11" calcext:value-type="date">
            <text:p>11/02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6)" office:value-type="date" office:date-value="2021-10-07" calcext:value-type="date">
            <text:p>07/10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54744.52)" office:value-type="float" office:value="54744.52" calcext:value-type="float">
            <text:p>$54,744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5)" office:value-type="date" office:date-value="2021-09-16" calcext:value-type="date">
            <text:p>16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99388.47)" office:value-type="float" office:value="399388.47" calcext:value-type="float">
            <text:p>$399,388.4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2)" office:value-type="date" office:date-value="2021-01-26" calcext:value-type="date">
            <text:p>26/01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96093.23)" office:value-type="float" office:value="96093.23" calcext:value-type="float">
            <text:p>$96,093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5)" office:value-type="date" office:date-value="2021-05-09" calcext:value-type="date">
            <text:p>09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67959.82)" office:value-type="float" office:value="167959.82" calcext:value-type="float">
            <text:p>$167,959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4)" office:value-type="date" office:date-value="2021-06-27" calcext:value-type="date">
            <text:p>27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84211.66)" office:value-type="float" office:value="384211.66" calcext:value-type="float">
            <text:p>$384,211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3)" office:value-type="date" office:date-value="2021-09-24" calcext:value-type="date">
            <text:p>24/09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5)" office:value-type="date" office:date-value="2021-09-16" calcext:value-type="date">
            <text:p>16/09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56778.96)" office:value-type="float" office:value="56778.96" calcext:value-type="float">
            <text:p>$56,778.9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3)" office:value-type="date" office:date-value="2021-03-28" calcext:value-type="date">
            <text:p>28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94371.48)" office:value-type="float" office:value="394371.48" calcext:value-type="float">
            <text:p>$394,371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9)" office:value-type="date" office:date-value="2021-02-12" calcext:value-type="date">
            <text:p>12/02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41813.34)" office:value-type="float" office:value="41813.34" calcext:value-type="float">
            <text:p>$41,813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8)" office:value-type="date" office:date-value="2021-05-02" calcext:value-type="date">
            <text:p>02/05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05912.56)" office:value-type="float" office:value="205912.56" calcext:value-type="float">
            <text:p>$205,912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2)" office:value-type="date" office:date-value="2021-01-16" calcext:value-type="date">
            <text:p>16/01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66204.21)" office:value-type="float" office:value="166204.21" calcext:value-type="float">
            <text:p>$166,204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2)" office:value-type="date" office:date-value="2020-12-07" calcext:value-type="date">
            <text:p>07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34637.81)" office:value-type="float" office:value="334637.81" calcext:value-type="float">
            <text:p>$334,637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36)" office:value-type="date" office:date-value="2020-11-01" calcext:value-type="date">
            <text:p>01/11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1420.22)" office:value-type="float" office:value="11420.22" calcext:value-type="float">
            <text:p>$11,420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9)" office:value-type="date" office:date-value="2021-05-13" calcext:value-type="date">
            <text:p>13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05349.9)" office:value-type="float" office:value="105349.9" calcext:value-type="float">
            <text:p>$105,349.9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9)" office:value-type="date" office:date-value="2021-04-03" calcext:value-type="date">
            <text:p>03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97289.52)" office:value-type="float" office:value="197289.52" calcext:value-type="float">
            <text:p>$197,289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38)" office:value-type="date" office:date-value="2020-11-03" calcext:value-type="date">
            <text:p>03/11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52644.8)" office:value-type="float" office:value="352644.8" calcext:value-type="float">
            <text:p>$352,644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9)" office:value-type="date" office:date-value="2021-02-02" calcext:value-type="date">
            <text:p>02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95915.4)" office:value-type="float" office:value="95915.4" calcext:value-type="float">
            <text:p>$95,915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4)" office:value-type="date" office:date-value="2021-06-07" calcext:value-type="date">
            <text:p>07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5)" office:value-type="date" office:date-value="2021-05-09" calcext:value-type="date">
            <text:p>09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39859.98)" office:value-type="float" office:value="339859.98" calcext:value-type="float">
            <text:p>$339,859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4)" office:value-type="date" office:date-value="2021-05-18" calcext:value-type="date">
            <text:p>18/05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97648.33)" office:value-type="float" office:value="397648.33" calcext:value-type="float">
            <text:p>$397,648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0)" office:value-type="date" office:date-value="2021-07-03" calcext:value-type="date">
            <text:p>03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58675.99)" office:value-type="float" office:value="258675.99" calcext:value-type="float">
            <text:p>$258,675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1)" office:value-type="date" office:date-value="2020-12-06" calcext:value-type="date">
            <text:p>06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75566.23)" office:value-type="float" office:value="75566.23" calcext:value-type="float">
            <text:p>$75,566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0)" office:value-type="date" office:date-value="2021-04-14" calcext:value-type="date">
            <text:p>14/04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06606.99)" office:value-type="float" office:value="306606.99" calcext:value-type="float">
            <text:p>$306,606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3)" office:value-type="date" office:date-value="2021-02-26" calcext:value-type="date">
            <text:p>26/02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81408.35)" office:value-type="float" office:value="181408.35" calcext:value-type="float">
            <text:p>$181,408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30147.31)" office:value-type="float" office:value="230147.31" calcext:value-type="float">
            <text:p>$230,147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7)" office:value-type="date" office:date-value="2021-05-11" calcext:value-type="date">
            <text:p>11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12050.94)" office:value-type="float" office:value="112050.94" calcext:value-type="float">
            <text:p>$112,050.9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2)" office:value-type="date" office:date-value="2021-03-07" calcext:value-type="date">
            <text:p>07/03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85203.7)" office:value-type="float" office:value="385203.7" calcext:value-type="float">
            <text:p>$385,203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9)" office:value-type="date" office:date-value="2020-11-14" calcext:value-type="date">
            <text:p>14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9969.23)" office:value-type="float" office:value="29969.23" calcext:value-type="float">
            <text:p>$29,969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0)" office:value-type="date" office:date-value="2021-07-03" calcext:value-type="date">
            <text:p>03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62397.48)" office:value-type="float" office:value="262397.48" calcext:value-type="float">
            <text:p>$262,397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8)" office:value-type="date" office:date-value="2021-07-21" calcext:value-type="date">
            <text:p>21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82002.72)" office:value-type="float" office:value="282002.72" calcext:value-type="float">
            <text:p>$282,002.7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1)" office:value-type="date" office:date-value="2021-07-24" calcext:value-type="date">
            <text:p>24/07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84304.47)" office:value-type="float" office:value="184304.47" calcext:value-type="float">
            <text:p>$184,304.4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2)" office:value-type="date" office:date-value="2021-04-16" calcext:value-type="date">
            <text:p>16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98349.88)" office:value-type="float" office:value="198349.88" calcext:value-type="float">
            <text:p>$198,349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2)" office:value-type="date" office:date-value="2021-09-13" calcext:value-type="date">
            <text:p>13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85016.28)" office:value-type="float" office:value="385016.28" calcext:value-type="float">
            <text:p>$385,016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0)" office:value-type="date" office:date-value="2021-05-04" calcext:value-type="date">
            <text:p>04/05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07428.76)" office:value-type="float" office:value="207428.76" calcext:value-type="float">
            <text:p>$207,428.7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2)" office:value-type="date" office:date-value="2020-10-28" calcext:value-type="date">
            <text:p>28/10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39079.6)" office:value-type="float" office:value="339079.6" calcext:value-type="float">
            <text:p>$339,079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7)" office:value-type="date" office:date-value="2021-07-20" calcext:value-type="date">
            <text:p>20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20224.5)" office:value-type="float" office:value="220224.5" calcext:value-type="float">
            <text:p>$220,224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5)" office:value-type="date" office:date-value="2020-10-21" calcext:value-type="date">
            <text:p>21/10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22973.31)" office:value-type="float" office:value="122973.31" calcext:value-type="float">
            <text:p>$122,973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2)" office:value-type="date" office:date-value="2021-09-03" calcext:value-type="date">
            <text:p>03/09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76540.29)" office:value-type="float" office:value="76540.29" calcext:value-type="float">
            <text:p>$76,540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6)" office:value-type="date" office:date-value="2020-12-31" calcext:value-type="date">
            <text:p>31/12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56715.71)" office:value-type="float" office:value="156715.71" calcext:value-type="float">
            <text:p>$156,715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4)" office:value-type="date" office:date-value="2021-06-17" calcext:value-type="date">
            <text:p>17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41054.98)" office:value-type="float" office:value="241054.98" calcext:value-type="float">
            <text:p>$241,054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0)" office:value-type="date" office:date-value="2020-11-15" calcext:value-type="date">
            <text:p>15/11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4)" office:value-type="date" office:date-value="2020-10-20" calcext:value-type="date">
            <text:p>20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6881.64)" office:value-type="float" office:value="36881.64" calcext:value-type="float">
            <text:p>$36,881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0)" office:value-type="date" office:date-value="2021-10-01" calcext:value-type="date">
            <text:p>01/10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18292.73)" office:value-type="float" office:value="118292.73" calcext:value-type="float">
            <text:p>$118,292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5)" office:value-type="date" office:date-value="2020-12-20" calcext:value-type="date">
            <text:p>20/12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7)" office:value-type="date" office:date-value="2021-05-01" calcext:value-type="date">
            <text:p>01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62802.89)" office:value-type="float" office:value="262802.89" calcext:value-type="float">
            <text:p>$262,802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6)" office:value-type="date" office:date-value="2021-02-19" calcext:value-type="date">
            <text:p>19/02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92582.38)" office:value-type="float" office:value="192582.38" calcext:value-type="float">
            <text:p>$192,582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4" table:number-columns-repeated="4"/>
          <table:table-cell table:style-name="ce8"/>
          <table:table-cell table:style-name="ce9" table:number-columns-repeated="21"/>
          <table:table-cell table:number-columns-repeated="998"/>
        </table:table-row>
        <table:table-row table:style-name="ro1" table:number-rows-repeated="44">
          <table:table-cell table:style-name="ce4" table:number-columns-repeated="5"/>
          <table:table-cell table:style-name="ce9" table:number-columns-repeated="21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fechas" table:base-cell-address="$'Hoja 1'.$A$1" table:cell-range-address="$'Hoja 1'.$A$2:.$A$955"/>
        <table:named-range table:name="importe" table:base-cell-address="$'Hoja 1'.$A$1" table:cell-range-address="$'Hoja 1'.$E$2:.$E$10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date-style style:name="N127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60" meta:object-count="1"/>
    <meta:generator>LibreOfficeDev/6.0.5.2$Linux_X86_64 LibreOffice_project/</meta:generator>
  </office:meta>
</office:document-meta>
</file>